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Roman" svg:font-family="Times-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5.431cm" fo:margin-left="-0.191cm" table:align="left" style:writing-mode="lr-tb"/>
    </style:style>
    <style:style style:name="Tabelle1.A" style:family="table-column">
      <style:table-column-properties style:column-width="7.811cm"/>
    </style:style>
    <style:style style:name="Tabelle1.B" style:family="table-column">
      <style:table-column-properties style:column-width="7.62cm"/>
    </style:style>
    <style:style style:name="Tabelle1.1" style:family="table-row">
      <style:table-row-properties style:keep-together="true" fo:keep-together="auto"/>
    </style:style>
    <style:style style:name="Tabelle1.A1" style:family="table-cell">
      <style:table-cell-properties style:vertical-align="middle" fo:padding-left="0.191cm" fo:padding-right="0.191cm" fo:padding-top="0cm" fo:padding-bottom="0cm" fo:border="none"/>
    </style:style>
    <style:style style:name="Tabelle2" style:family="table">
      <style:table-properties style:width="15.431cm" fo:margin-left="-0.191cm" table:align="left" style:writing-mode="lr-tb"/>
    </style:style>
    <style:style style:name="Tabelle2.A" style:family="table-column">
      <style:table-column-properties style:column-width="7.811cm"/>
    </style:style>
    <style:style style:name="Tabelle2.B" style:family="table-column">
      <style:table-column-properties style:column-width="7.62cm"/>
    </style:style>
    <style:style style:name="Tabelle2.1" style:family="table-row">
      <style:table-row-properties style:keep-together="true" fo:keep-together="auto"/>
    </style:style>
    <style:style style:name="Tabelle2.A1" style:family="table-cell">
      <style:table-cell-properties style:vertical-align="middle" fo:padding-left="0.191cm" fo:padding-right="0.191cm" fo:padding-top="0cm" fo:padding-bottom="0cm" fo:border="none"/>
    </style:style>
    <style:style style:name="Tabelle3" style:family="table">
      <style:table-properties style:width="15.431cm" fo:margin-left="-0.191cm" table:align="left" style:writing-mode="lr-tb"/>
    </style:style>
    <style:style style:name="Tabelle3.A" style:family="table-column">
      <style:table-column-properties style:column-width="1.884cm"/>
    </style:style>
    <style:style style:name="Tabelle3.B" style:family="table-column">
      <style:table-column-properties style:column-width="1.693cm"/>
    </style:style>
    <style:style style:name="Tabelle3.J" style:family="table-column">
      <style:table-column-properties style:column-width="2.367cm"/>
    </style:style>
    <style:style style:name="Tabelle3.K" style:family="table-column">
      <style:table-column-properties style:column-width="2.177cm"/>
    </style:style>
    <style:style style:name="Tabelle3.M" style:family="table-column">
      <style:table-column-properties style:column-width="2.178cm"/>
    </style:style>
    <style:style style:name="Tabelle3.1" style:family="table-row">
      <style:table-row-properties style:keep-together="true" fo:keep-together="auto"/>
    </style:style>
    <style:style style:name="Tabelle3.A1" style:family="table-cell">
      <style:table-cell-properties style:vertical-align="middle" fo:padding-left="0.191cm" fo:padding-right="0.191cm" fo:padding-top="0cm" fo:padding-bottom="0cm" fo:border="none"/>
    </style:style>
    <style:style style:name="Tabelle3.J1" style:family="table-cell">
      <style:table-cell-properties style:vertical-align="middle" fo:padding-left="0.191cm" fo:padding-right="0.191cm" fo:padding-top="0cm" fo:padding-bottom="0cm" fo:border="0.035cm solid #808080"/>
    </style:style>
    <style:style style:name="Tabelle4" style:family="table">
      <style:table-properties style:width="15.431cm" fo:margin-left="-0.191cm" table:align="left" style:writing-mode="lr-tb"/>
    </style:style>
    <style:style style:name="Tabelle4.A" style:family="table-column">
      <style:table-column-properties style:column-width="1.884cm"/>
    </style:style>
    <style:style style:name="Tabelle4.B" style:family="table-column">
      <style:table-column-properties style:column-width="1.693cm"/>
    </style:style>
    <style:style style:name="Tabelle4.1" style:family="table-row">
      <style:table-row-properties style:keep-together="true" fo:keep-together="auto"/>
    </style:style>
    <style:style style:name="Tabelle4.A1" style:family="table-cell">
      <style:table-cell-properties style:vertical-align="middle" fo:background-color="#fffd24" fo:padding-left="0.191cm" fo:padding-right="0.191cm" fo:padding-top="0cm" fo:padding-bottom="0cm" fo:border="none">
        <style:background-image/>
      </style:table-cell-properties>
    </style:style>
    <style:style style:name="Tabelle4.B1" style:family="table-cell">
      <style:table-cell-properties style:vertical-align="middle" fo:background-color="#67fcfc" fo:padding-left="0.191cm" fo:padding-right="0.191cm" fo:padding-top="0cm" fo:padding-bottom="0cm" fo:border="none">
        <style:background-image/>
      </style:table-cell-properties>
    </style:style>
    <style:style style:name="Tabelle4.C1" style:family="table-cell">
      <style:table-cell-properties style:vertical-align="middle" fo:background-color="#ffffff" fo:padding-left="0.191cm" fo:padding-right="0.191cm" fo:padding-top="0cm" fo:padding-bottom="0cm" fo:border="none">
        <style:background-image/>
      </style:table-cell-properties>
    </style:style>
    <style:style style:name="Tabelle4.D1" style:family="table-cell">
      <style:table-cell-properties style:vertical-align="middle" fo:background-color="#f0a620" fo:padding-left="0.191cm" fo:padding-right="0.191cm" fo:padding-top="0cm" fo:padding-bottom="0cm" fo:border="none">
        <style:background-image/>
      </style:table-cell-properties>
    </style:style>
    <style:style style:name="Tabelle4.I1" style:family="table-cell">
      <style:table-cell-properties style:vertical-align="middle" fo:padding-left="0.191cm" fo:padding-right="0.191cm" fo:padding-top="0cm" fo:padding-bottom="0cm" fo:border="none"/>
    </style:style>
    <style:style style:name="Tabelle5" style:family="table">
      <style:table-properties style:width="15.431cm" fo:margin-left="-0.191cm" table:align="left" style:writing-mode="lr-tb"/>
    </style:style>
    <style:style style:name="Tabelle5.A" style:family="table-column">
      <style:table-column-properties style:column-width="1.884cm"/>
    </style:style>
    <style:style style:name="Tabelle5.B" style:family="table-column">
      <style:table-column-properties style:column-width="1.693cm"/>
    </style:style>
    <style:style style:name="Tabelle5.1" style:family="table-row">
      <style:table-row-properties style:keep-together="true" fo:keep-together="auto"/>
    </style:style>
    <style:style style:name="Tabelle5.A1" style:family="table-cell">
      <style:table-cell-properties style:vertical-align="middle" fo:background-color="#fffd24" fo:padding-left="0.191cm" fo:padding-right="0.191cm" fo:padding-top="0cm" fo:padding-bottom="0cm" fo:border="none">
        <style:background-image/>
      </style:table-cell-properties>
    </style:style>
    <style:style style:name="Tabelle5.B1" style:family="table-cell">
      <style:table-cell-properties style:vertical-align="middle" fo:background-color="#67fcfc" fo:padding-left="0.191cm" fo:padding-right="0.191cm" fo:padding-top="0cm" fo:padding-bottom="0cm" fo:border="none">
        <style:background-image/>
      </style:table-cell-properties>
    </style:style>
    <style:style style:name="Tabelle5.I1" style:family="table-cell">
      <style:table-cell-properties style:vertical-align="middle" fo:padding-left="0.191cm" fo:padding-right="0.191cm" fo:padding-top="0cm" fo:padding-bottom="0cm" fo:border="none"/>
    </style:style>
    <style:style style:name="Tabelle6" style:family="table">
      <style:table-properties style:width="15.431cm" fo:margin-left="-0.191cm" table:align="left" style:writing-mode="lr-tb"/>
    </style:style>
    <style:style style:name="Tabelle6.A" style:family="table-column">
      <style:table-column-properties style:column-width="1.884cm"/>
    </style:style>
    <style:style style:name="Tabelle6.B" style:family="table-column">
      <style:table-column-properties style:column-width="1.693cm"/>
    </style:style>
    <style:style style:name="Tabelle6.1" style:family="table-row">
      <style:table-row-properties style:keep-together="true" fo:keep-together="auto"/>
    </style:style>
    <style:style style:name="Tabelle6.A1" style:family="table-cell">
      <style:table-cell-properties style:vertical-align="middle" fo:background-color="#ffffff" fo:padding-left="0.191cm" fo:padding-right="0.191cm" fo:padding-top="0cm" fo:padding-bottom="0cm" fo:border="none">
        <style:background-image/>
      </style:table-cell-properties>
    </style:style>
    <style:style style:name="Tabelle6.B1" style:family="table-cell">
      <style:table-cell-properties style:vertical-align="middle" fo:padding-left="0.191cm" fo:padding-right="0.191cm" fo:padding-top="0cm" fo:padding-bottom="0cm" fo:border="none"/>
    </style:style>
    <style:style style:name="P1" style:family="paragraph" style:parent-style-name="Standard">
      <style:paragraph-properties fo:text-align="start" style:justify-single-word="false" style:text-autospace="none"/>
      <style:text-properties style:use-window-font-color="true" style:font-name="Times-Roman" fo:font-size="24pt" fo:font-weight="bold" style:font-name-asian="Times-Roman" style:font-size-asian="24pt" style:font-weight-asian="bold" style:font-name-complex="Times-Roman" style:font-size-complex="24pt" style:font-weight-complex="bold"/>
    </style:style>
    <style:style style:name="P2" style:family="paragraph" style:parent-style-name="Standard">
      <style:text-properties style:use-window-font-color="true" style:font-name="Times-Roman" fo:font-size="24pt" style:text-underline-style="none" fo:font-weight="bold" style:font-name-asian="Times-Roman" style:font-size-asian="24pt" style:font-weight-asian="bold" style:font-name-complex="Times-Roman" style:font-size-complex="24pt" style:font-weight-complex="bold"/>
    </style:style>
    <style:style style:name="P3" style:family="paragraph" style:parent-style-name="Standard">
      <style:paragraph-properties fo:text-align="start" style:justify-single-word="false" style:text-autospace="none"/>
      <style:text-properties style:use-window-font-color="true" style:font-name="Times-Roman" fo:font-size="16pt" fo:font-weight="normal" style:font-name-asian="Times-Roman" style:font-size-asian="16pt" style:font-weight-asian="normal" style:font-name-complex="Times-Roman" style:font-size-complex="16pt" style:font-weight-complex="normal"/>
    </style:style>
    <style:style style:name="P4" style:family="paragraph" style:parent-style-name="Standard">
      <style:paragraph-properties fo:text-align="center" style:justify-single-word="false" style:text-autospace="none"/>
      <style:text-properties style:use-window-font-color="true" style:font-name="Times-Roman" fo:font-size="16pt" fo:font-weight="normal" style:font-name-asian="Times-Roman" style:font-size-asian="16pt" style:font-weight-asian="normal" style:font-name-complex="Times-Roman" style:font-size-complex="16pt" style:font-weight-complex="normal"/>
    </style:style>
    <style:style style:name="P5" style:family="paragraph" style:parent-style-name="Standard">
      <style:paragraph-properties fo:text-align="start" style:justify-single-word="false" style:text-autospace="none"/>
      <style:text-properties style:use-window-font-color="true"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P6" style:family="paragraph" style:parent-style-name="Standard">
      <style:paragraph-properties fo:text-align="start" style:justify-single-word="false" style:text-autospace="none"/>
      <style:text-properties style:use-window-font-color="true" style:font-name="Courier" fo:font-size="13pt" fo:font-weight="normal" style:font-name-asian="Courier" style:font-size-asian="13pt" style:font-weight-asian="normal" style:font-name-complex="Courier" style:font-size-complex="13pt" style:font-weight-complex="normal"/>
    </style:style>
    <style:style style:name="P7" style:family="paragraph" style:parent-style-name="Standard">
      <style:paragraph-properties fo:text-align="center" style:justify-single-word="false" style:text-autospace="none"/>
      <style:text-properties style:use-window-font-color="true" style:font-name="Courier" fo:font-size="13pt" fo:font-style="normal" fo:font-weight="normal" style:font-name-asian="Courier" style:font-size-asian="13pt" style:font-style-asian="normal" style:font-weight-asian="normal" style:font-name-complex="Courier" style:font-size-complex="13pt" style:font-style-complex="normal" style:font-weight-complex="normal"/>
    </style:style>
    <style:style style:name="P8" style:family="paragraph" style:parent-style-name="Standard">
      <style:paragraph-properties fo:text-align="start" style:justify-single-word="false" style:text-autospace="none"/>
      <style:text-properties style:use-window-font-color="true" style:font-name="Courier" fo:font-size="13pt" fo:font-style="normal" fo:font-weight="normal" style:font-name-asian="Courier" style:font-size-asian="13pt" style:font-style-asian="normal" style:font-weight-asian="normal" style:font-name-complex="Courier" style:font-size-complex="13pt" style:font-style-complex="normal" style:font-weight-complex="normal"/>
    </style:style>
    <style:style style:name="P9" style:family="paragraph" style:parent-style-name="Standard">
      <style:paragraph-properties fo:text-align="center" style:justify-single-word="false" style:text-autospace="none"/>
      <style:text-properties style:use-window-font-color="true" style:text-position="0% 100%"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P10" style:family="paragraph" style:parent-style-name="Standard">
      <style:paragraph-properties fo:text-align="start" style:justify-single-word="false" style:text-autospace="none"/>
      <style:text-properties style:use-window-font-color="true" style:text-position="0% 100%"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P11" style:family="paragraph" style:parent-style-name="Standard">
      <style:paragraph-properties fo:text-align="start" style:justify-single-word="false" style:text-autospace="none"/>
      <style:text-properties style:use-window-font-color="true" style:text-position="0% 100%" style:font-name="Courier" fo:font-size="13pt" fo:font-style="normal" fo:font-weight="normal" style:font-name-asian="Courier" style:font-size-asian="13pt" style:font-style-asian="normal" style:font-weight-asian="normal" style:font-name-complex="Courier" style:font-size-complex="13pt" style:font-style-complex="normal" style:font-weight-complex="normal"/>
    </style:style>
    <style:style style:name="P12" style:family="paragraph" style:parent-style-name="Standard">
      <style:paragraph-properties fo:text-align="start" style:justify-single-word="false" style:text-autospace="none"/>
    </style:style>
    <style:style style:name="P13" style:family="paragraph" style:parent-style-name="Standard">
      <style:text-properties fo:font-size="22pt" style:font-size-asian="22pt" style:font-size-complex="22pt"/>
    </style:style>
    <style:style style:name="P14" style:family="paragraph" style:parent-style-name="Standard">
      <style:paragraph-properties fo:margin-top="0cm" fo:margin-bottom="0.67cm" fo:text-align="start" style:justify-single-word="false" style:text-autospace="none"/>
      <style:text-properties style:use-window-font-color="true" style:font-name="Times-Roman" fo:font-size="24pt" fo:font-weight="bold" style:font-name-asian="Times-Roman" style:font-size-asian="24pt" style:font-weight-asian="bold" style:font-name-complex="Times-Roman" style:font-size-complex="24pt" style:font-weight-complex="bold"/>
    </style:style>
    <style:style style:name="P15" style:family="paragraph" style:parent-style-name="Standard">
      <style:paragraph-properties fo:margin-top="0cm" fo:margin-bottom="0.67cm" fo:text-align="start" style:justify-single-word="false" style:text-autospace="none"/>
      <style:text-properties style:use-window-font-color="true" style:font-name="Times-Roman" fo:font-size="24pt" fo:font-style="normal" fo:font-weight="bold" style:font-name-asian="Times-Roman" style:font-size-asian="24pt" style:font-style-asian="normal" style:font-weight-asian="bold" style:font-name-complex="Times-Roman" style:font-size-complex="24pt" style:font-style-complex="normal" style:font-weight-complex="bold"/>
    </style:style>
    <style:style style:name="P16" style:family="paragraph" style:parent-style-name="Standard">
      <style:paragraph-properties fo:margin-top="0cm" fo:margin-bottom="0.67cm" fo:text-align="start" style:justify-single-word="false" style:text-autospace="none"/>
      <style:text-properties style:use-window-font-color="true" style:text-position="0% 100%" style:font-name="Times-Roman" fo:font-size="24pt" fo:font-style="normal" fo:font-weight="bold" style:font-name-asian="Times-Roman" style:font-size-asian="24pt" style:font-style-asian="normal" style:font-weight-asian="bold" style:font-name-complex="Times-Roman" style:font-size-complex="24pt" style:font-style-complex="normal" style:font-weight-complex="bold"/>
    </style:style>
    <style:style style:name="P17" style:family="paragraph" style:parent-style-name="Standard">
      <style:paragraph-properties fo:margin-top="0cm" fo:margin-bottom="0.67cm" fo:text-align="start" style:justify-single-word="false" style:text-autospace="none"/>
      <style:text-properties style:use-window-font-color="true" style:text-position="0% 100%" style:font-name="Times-Roman" fo:font-size="24pt" fo:font-weight="bold" style:font-name-asian="Times-Roman" style:font-size-asian="24pt" style:font-weight-asian="bold" style:font-name-complex="Times-Roman" style:font-size-complex="24pt" style:font-weight-complex="bold"/>
    </style:style>
    <style:style style:name="P18" style:family="paragraph" style:parent-style-name="Standard">
      <style:paragraph-properties fo:margin-top="0cm" fo:margin-bottom="0.67cm" fo:text-align="start" style:justify-single-word="false" style:text-autospace="none"/>
    </style:style>
    <style:style style:name="P19" style:family="paragraph" style:parent-style-name="Standard">
      <style:paragraph-properties fo:margin-top="0cm" fo:margin-bottom="0.564cm" fo:text-align="start" style:justify-single-word="false" style:text-autospace="none"/>
      <style:text-properties style:use-window-font-color="true" style:font-name="Times-Roman" fo:font-size="16pt" fo:font-weight="normal" style:font-name-asian="Times-Roman" style:font-size-asian="16pt" style:font-weight-asian="normal" style:font-name-complex="Times-Roman" style:font-size-complex="16pt" style:font-weight-complex="normal"/>
    </style:style>
    <style:style style:name="P20" style:family="paragraph" style:parent-style-name="Standard">
      <style:paragraph-properties fo:margin-top="0cm" fo:margin-bottom="0.564cm" fo:text-align="start" style:justify-single-word="false" style:text-autospace="none"/>
      <style:text-properties style:use-window-font-color="true"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P21" style:family="paragraph" style:parent-style-name="Standard">
      <style:paragraph-properties fo:margin-top="0cm" fo:margin-bottom="0.564cm" fo:text-align="start" style:justify-single-word="false" style:text-autospace="none"/>
      <style:text-properties style:use-window-font-color="true" style:font-name="Times-Roman" fo:font-size="24pt" fo:font-weight="bold" style:font-name-asian="Times-Roman" style:font-size-asian="24pt" style:font-weight-asian="bold" style:font-name-complex="Times-Roman" style:font-size-complex="24pt" style:font-weight-complex="bold"/>
    </style:style>
    <style:style style:name="P22" style:family="paragraph" style:parent-style-name="Standard">
      <style:paragraph-properties fo:margin-top="0cm" fo:margin-bottom="0.564cm" fo:text-align="start" style:justify-single-word="false" style:text-autospace="none"/>
      <style:text-properties style:use-window-font-color="true" style:text-position="0% 100%"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P23" style:family="paragraph" style:parent-style-name="Standard">
      <style:paragraph-properties fo:margin-top="0cm" fo:margin-bottom="0.564cm" fo:text-align="start" style:justify-single-word="false" style:text-autospace="none"/>
      <style:text-properties style:use-window-font-color="true" style:text-position="0% 100%" style:font-name="Times-Roman" fo:font-size="16pt" fo:font-style="italic" fo:font-weight="normal" style:font-name-asian="Times-Roman" style:font-size-asian="16pt" style:font-style-asian="italic" style:font-weight-asian="normal" style:font-name-complex="Times-Roman" style:font-size-complex="16pt" style:font-style-complex="italic" style:font-weight-complex="normal"/>
    </style:style>
    <style:style style:name="P24" style:family="paragraph" style:parent-style-name="Standard">
      <style:paragraph-properties fo:margin-top="0cm" fo:margin-bottom="0.564cm" fo:text-align="start" style:justify-single-word="false" style:text-autospace="none"/>
      <style:text-properties style:use-window-font-color="true" style:text-position="0% 100%" style:font-name="Times-Roman" fo:font-size="16pt" fo:font-weight="normal" style:font-name-asian="Times-Roman" style:font-size-asian="16pt" style:font-weight-asian="normal" style:font-name-complex="Times-Roman" style:font-size-complex="16pt" style:font-weight-complex="normal"/>
    </style:style>
    <style:style style:name="P25" style:family="paragraph" style:parent-style-name="Standard">
      <style:paragraph-properties fo:margin-top="0cm" fo:margin-bottom="0.564cm" fo:text-align="start" style:justify-single-word="false" style:text-autospace="none"/>
      <style:text-properties style:use-window-font-color="true" style:text-underline-style="none"/>
    </style:style>
    <style:style style:name="P26" style:family="paragraph" style:parent-style-name="Standard">
      <style:paragraph-properties fo:margin-top="0cm" fo:margin-bottom="0.564cm" fo:text-align="start" style:justify-single-word="false" style:text-autospace="none"/>
    </style:style>
    <style:style style:name="P27" style:family="paragraph" style:parent-style-name="Standard" style:master-page-name="">
      <style:paragraph-properties fo:margin-top="0cm" fo:margin-bottom="0.564cm" fo:text-align="start" style:justify-single-word="false" style:page-number="auto" style:text-autospace="none"/>
      <style:text-properties style:use-window-font-color="true" style:text-underline-style="none"/>
    </style:style>
    <style:style style:name="P28" style:family="paragraph" style:parent-style-name="Standard">
      <style:paragraph-properties fo:margin-top="0cm" fo:margin-bottom="0.564cm" fo:text-align="start" style:justify-single-word="false" fo:break-before="page" style:text-autospace="none"/>
    </style:style>
    <style:style style:name="P29" style:family="paragraph" style:parent-style-name="Standard">
      <style:paragraph-properties fo:margin-top="0cm" fo:margin-bottom="0.564cm" fo:text-align="start" style:justify-single-word="false" fo:break-before="page" style:text-autospace="none"/>
      <style:text-properties style:use-window-font-color="true" fo:font-size="24pt" style:text-underline-style="none" style:font-size-asian="24pt" style:font-size-complex="24pt"/>
    </style:style>
    <style:style style:name="P30" style:family="paragraph" style:parent-style-name="Standard">
      <style:paragraph-properties fo:margin-top="0cm" fo:margin-bottom="0.564cm" fo:text-align="start" style:justify-single-word="false" fo:break-before="page" style:text-autospace="none"/>
      <style:text-properties fo:font-size="24pt" style:font-size-asian="24pt" style:font-size-complex="24pt"/>
    </style:style>
    <style:style style:name="P31" style:family="paragraph" style:parent-style-name="Standard">
      <style:paragraph-properties fo:margin-top="0cm" fo:margin-bottom="0.564cm" fo:text-align="start" style:justify-single-word="false" fo:break-before="page" style:text-autospace="none"/>
      <style:text-properties fo:color="#000000" fo:font-size="24pt" style:font-size-asian="24pt" style:font-size-complex="24pt"/>
    </style:style>
    <style:style style:name="P32" style:family="paragraph" style:parent-style-name="Standard">
      <style:paragraph-properties fo:margin-left="1.27cm" fo:margin-right="0cm" fo:text-align="start" style:justify-single-word="false" fo:text-indent="-1.27cm" style:auto-text-indent="false" style:text-autospace="none">
        <style:tab-stops>
          <style:tab-stop style:position="-0.882cm"/>
          <style:tab-stop style:position="0cm"/>
        </style:tab-stops>
      </style:paragraph-properties>
    </style:style>
    <style:style style:name="P33" style:family="paragraph" style:parent-style-name="Standard">
      <style:paragraph-properties fo:margin-left="1.27cm" fo:margin-right="0cm" fo:text-align="start" style:justify-single-word="false" fo:text-indent="-1.27cm" style:auto-text-indent="false" style:text-autospace="none">
        <style:tab-stops>
          <style:tab-stop style:position="-0.882cm"/>
          <style:tab-stop style:position="0cm"/>
        </style:tab-stops>
      </style:paragraph-properties>
    </style:style>
    <style:style style:name="P34" style:family="paragraph" style:parent-style-name="Standard">
      <style:paragraph-properties fo:margin-left="1.27cm" fo:margin-right="0cm" fo:text-align="start" style:justify-single-word="false" fo:text-indent="-1.27cm" style:auto-text-indent="false" style:text-autospace="none">
        <style:tab-stops>
          <style:tab-stop style:position="-0.882cm"/>
          <style:tab-stop style:position="0cm"/>
        </style:tab-stops>
      </style:paragraph-properties>
      <style:text-properties style:use-window-font-color="true" style:text-position="0% 100%"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P35" style:family="paragraph" style:parent-style-name="Standard">
      <style:paragraph-properties fo:margin-left="1.27cm" fo:margin-right="0cm" fo:text-align="start" style:justify-single-word="false" fo:text-indent="-1.27cm" style:auto-text-indent="false" style:text-autospace="none">
        <style:tab-stops>
          <style:tab-stop style:position="-0.882cm"/>
          <style:tab-stop style:position="0cm"/>
        </style:tab-stops>
      </style:paragraph-properties>
      <style:text-properties style:use-window-font-color="true" style:text-position="0% 100%" style:font-name="Times-Roman" fo:font-size="24pt" fo:font-style="normal" fo:font-weight="bold" style:font-name-asian="Times-Roman" style:font-size-asian="24pt" style:font-style-asian="normal" style:font-weight-asian="bold" style:font-name-complex="Times-Roman" style:font-size-complex="24pt" style:font-style-complex="normal" style:font-weight-complex="bold"/>
    </style:style>
    <style:style style:name="P36" style:family="paragraph" style:parent-style-name="Standard">
      <style:paragraph-properties fo:margin-left="1.27cm" fo:margin-right="0cm" fo:text-align="start" style:justify-single-word="false" fo:text-indent="-1.27cm" style:auto-text-indent="false" style:text-autospace="none">
        <style:tab-stops>
          <style:tab-stop style:position="-0.882cm"/>
          <style:tab-stop style:position="0cm"/>
        </style:tab-stops>
      </style:paragraph-properties>
      <style:text-properties style:use-window-font-color="true" style:font-name="Times-Roman" fo:font-size="16pt" fo:font-weight="normal" style:font-name-asian="Times-Roman" style:font-size-asian="16pt" style:font-weight-asian="normal" style:font-name-complex="Times-Roman" style:font-size-complex="16pt" style:font-weight-complex="normal"/>
    </style:style>
    <style:style style:name="P37" style:family="paragraph" style:parent-style-name="Standard">
      <style:paragraph-properties fo:margin-left="1.27cm" fo:margin-right="0cm" fo:text-align="start" style:justify-single-word="false" fo:text-indent="-1.27cm" style:auto-text-indent="false" style:text-autospace="none">
        <style:tab-stops>
          <style:tab-stop style:position="-0.882cm"/>
          <style:tab-stop style:position="0cm"/>
        </style:tab-stops>
      </style:paragraph-properties>
      <style:text-properties style:use-window-font-color="true"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T1" style:family="text">
      <style:text-properties style:use-window-font-color="true"/>
    </style:style>
    <style:style style:name="T2" style:family="text">
      <style:text-properties style:use-window-font-color="true" style:font-name="Courier" fo:font-size="13pt" fo:font-weight="normal" style:font-name-asian="Courier" style:font-size-asian="13pt" style:font-weight-asian="normal" style:font-name-complex="Courier" style:font-size-complex="13pt" style:font-weight-complex="normal"/>
    </style:style>
    <style:style style:name="T3" style:family="text">
      <style:text-properties style:use-window-font-color="true" style:font-name="Courier" fo:font-size="13pt" fo:font-style="normal" fo:font-weight="normal" style:font-name-asian="Courier" style:font-size-asian="13pt" style:font-style-asian="normal" style:font-weight-asian="normal" style:font-name-complex="Courier" style:font-size-complex="13pt" style:font-style-complex="normal" style:font-weight-complex="normal"/>
    </style:style>
    <style:style style:name="T4" style:family="text">
      <style:text-properties style:use-window-font-color="true" style:font-name="Times-Roman" fo:font-size="16pt" fo:font-weight="normal" style:font-name-asian="Times-Roman" style:font-size-asian="16pt" style:font-weight-asian="normal" style:font-name-complex="Times-Roman" style:font-size-complex="16pt" style:font-weight-complex="normal"/>
    </style:style>
    <style:style style:name="T5" style:family="text">
      <style:text-properties style:use-window-font-color="true" style:font-name="Times-Roman" fo:font-size="16pt" fo:font-style="italic" fo:font-weight="normal" style:font-name-asian="Times-Roman" style:font-size-asian="16pt" style:font-style-asian="italic" style:font-weight-asian="normal" style:font-name-complex="Times-Roman" style:font-size-complex="16pt" style:font-style-complex="italic" style:font-weight-complex="normal"/>
    </style:style>
    <style:style style:name="T6" style:family="text">
      <style:text-properties style:use-window-font-color="true"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T7" style:family="text">
      <style:text-properties style:use-window-font-color="true" style:font-name="Times-Roman" fo:font-size="24pt" fo:font-style="normal" fo:font-weight="bold" style:font-name-asian="Times-Roman" style:font-size-asian="24pt" style:font-style-asian="normal" style:font-weight-asian="bold" style:font-name-complex="Times-Roman" style:font-size-complex="24pt" style:font-style-complex="normal" style:font-weight-complex="bold"/>
    </style:style>
    <style:style style:name="T8" style:family="text">
      <style:text-properties style:use-window-font-color="true" style:text-position="23% 58%" style:font-name="Times-Roman" fo:font-size="13pt" fo:font-style="normal" fo:font-weight="normal" style:font-name-asian="Times-Roman" style:font-size-asian="13pt" style:font-style-asian="normal" style:font-weight-asian="normal" style:font-name-complex="Times-Roman" style:font-size-complex="13pt" style:font-style-complex="normal" style:font-weight-complex="normal"/>
    </style:style>
    <style:style style:name="T9" style:family="text">
      <style:text-properties style:use-window-font-color="true" style:text-position="23% 58%" style:font-name="Times-Roman" fo:font-size="13pt" fo:font-weight="normal" style:font-name-asian="Times-Roman" style:font-size-asian="13pt" style:font-weight-asian="normal" style:font-name-complex="Times-Roman" style:font-size-complex="13pt" style:font-weight-complex="normal"/>
    </style:style>
    <style:style style:name="T10" style:family="text">
      <style:text-properties style:use-window-font-color="true" style:text-position="0% 100%"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T11" style:family="text">
      <style:text-properties style:use-window-font-color="true" style:text-position="0% 100%" style:font-name="Times-Roman" fo:font-size="16pt" fo:font-style="normal" style:text-underline-style="none" fo:font-weight="normal" style:font-name-asian="Times-Roman" style:font-size-asian="16pt" style:font-style-asian="normal" style:font-weight-asian="normal" style:font-name-complex="Times-Roman" style:font-size-complex="16pt" style:font-style-complex="normal" style:font-weight-complex="normal"/>
    </style:style>
    <style:style style:name="T12" style:family="text">
      <style:text-properties style:use-window-font-color="true" style:text-position="0% 100%" style:font-name="Times-Roman" fo:font-size="16pt" fo:font-style="italic" fo:font-weight="normal" style:font-name-asian="Times-Roman" style:font-size-asian="16pt" style:font-style-asian="italic" style:font-weight-asian="normal" style:font-name-complex="Times-Roman" style:font-size-complex="16pt" style:font-style-complex="italic" style:font-weight-complex="normal"/>
    </style:style>
    <style:style style:name="T13" style:family="text">
      <style:text-properties style:use-window-font-color="true" style:text-position="0% 100%" style:font-name="Times-Roman" fo:font-size="16pt" fo:font-weight="normal" style:font-name-asian="Times-Roman" style:font-size-asian="16pt" style:font-weight-asian="normal" style:font-name-complex="Times-Roman" style:font-size-complex="16pt" style:font-weight-complex="normal"/>
    </style:style>
    <style:style style:name="T14" style:family="text">
      <style:text-properties style:use-window-font-color="true" style:text-position="0% 100%" style:font-name="Times-Roman" fo:font-style="normal" style:text-underline-style="none" fo:font-weight="normal" style:font-name-asian="Times-Roman" style:font-style-asian="normal" style:font-weight-asian="normal" style:font-name-complex="Times-Roman" style:font-style-complex="normal" style:font-weight-complex="normal"/>
    </style:style>
    <style:style style:name="T15" style:family="text">
      <style:text-properties style:use-window-font-color="true" style:text-position="0% 100%" style:font-name="Times-Roman" fo:font-size="24pt" fo:font-style="normal" style:text-underline-style="none" fo:font-weight="normal" style:font-name-asian="Times-Roman" style:font-size-asian="24pt" style:font-style-asian="normal" style:font-weight-asian="normal" style:font-name-complex="Times-Roman" style:font-size-complex="24pt" style:font-style-complex="normal" style:font-weight-complex="normal"/>
    </style:style>
    <style:style style:name="T16" style:family="text">
      <style:text-properties style:use-window-font-color="true" style:text-position="0% 100%" style:font-name="Times-Roman" fo:font-size="24pt" fo:font-style="normal" style:text-underline-style="none" fo:font-weight="bold" style:font-name-asian="Times-Roman" style:font-size-asian="24pt" style:font-style-asian="normal" style:font-weight-asian="bold" style:font-name-complex="Times-Roman" style:font-size-complex="24pt" style:font-style-complex="normal" style:font-weight-complex="bold"/>
    </style:style>
    <style:style style:name="T17" style:family="text">
      <style:text-properties style:use-window-font-color="true" style:text-position="0% 100%" style:font-name="Times-Roman" fo:font-size="24pt" fo:font-style="normal" fo:font-weight="bold" style:font-name-asian="Times-Roman" style:font-size-asian="24pt" style:font-style-asian="normal" style:font-weight-asian="bold" style:font-name-complex="Times-Roman" style:font-size-complex="24pt" style:font-style-complex="normal" style:font-weight-complex="bold"/>
    </style:style>
    <style:style style:name="T18" style:family="text">
      <style:text-properties style:use-window-font-color="true" style:text-position="0% 100%" style:font-name="Times-Roman" fo:font-size="24pt" fo:font-weight="bold" style:font-name-asian="Times-Roman" style:font-size-asian="24pt" style:font-weight-asian="bold" style:font-name-complex="Times-Roman" style:font-size-complex="24pt" style:font-weight-complex="bold"/>
    </style:style>
    <style:style style:name="T19" style:family="text">
      <style:text-properties style:use-window-font-color="true" style:text-position="0% 100%" style:font-name="Courier" fo:font-size="13pt" fo:font-style="normal" fo:font-weight="normal" style:font-name-asian="Courier" style:font-size-asian="13pt" style:font-style-asian="normal" style:font-weight-asian="normal" style:font-name-complex="Courier" style:font-size-complex="13pt" style:font-style-complex="normal" style:font-weight-complex="normal"/>
    </style:style>
    <style:style style:name="T20" style:family="text">
      <style:text-properties style:use-window-font-color="true" style:text-position="0% 100%" style:font-name="Courier" fo:font-size="13pt" fo:font-weight="normal" style:font-name-asian="Courier" style:font-size-asian="13pt" style:font-weight-asian="normal" style:font-name-complex="Courier" style:font-size-complex="13pt" style:font-weight-complex="normal"/>
    </style:style>
    <style:style style:name="T21" style:family="text">
      <style:text-properties style:use-window-font-color="true" style:text-position="27% 58%" style:font-name="Courier" fo:font-size="11pt" fo:font-weight="normal" style:font-name-asian="Courier" style:font-size-asian="11pt" style:font-weight-asian="normal" style:font-name-complex="Courier" style:font-size-complex="11pt" style:font-weight-complex="normal"/>
    </style:style>
    <style:style style:name="T22" style:family="text">
      <style:text-properties style:use-window-font-color="true" style:text-position="27% 58%" style:font-name="Courier" fo:font-size="11pt" fo:font-style="normal" fo:font-weight="normal" style:font-name-asian="Courier" style:font-size-asian="11pt" style:font-style-asian="normal" style:font-weight-asian="normal" style:font-name-complex="Courier" style:font-size-complex="11pt" style:font-style-complex="normal" style:font-weight-complex="normal"/>
    </style:style>
    <style:style style:name="T23" style:family="text">
      <style:text-properties style:use-window-font-color="true" style:text-position="-23% 58%" style:font-name="Times-Roman" fo:font-size="13pt" fo:font-style="normal" fo:font-weight="normal" style:font-name-asian="Times-Roman" style:font-size-asian="13pt" style:font-style-asian="normal" style:font-weight-asian="normal" style:font-name-complex="Times-Roman" style:font-size-complex="13pt" style:font-style-complex="normal" style:font-weight-complex="normal"/>
    </style:style>
    <style:style style:name="T24" style:family="text">
      <style:text-properties style:use-window-font-color="true" style:text-position="-23% 58%" style:font-name="Times-Roman" fo:font-size="13pt" fo:font-weight="normal" style:font-name-asian="Times-Roman" style:font-size-asian="13pt" style:font-weight-asian="normal" style:font-name-complex="Times-Roman" style:font-size-complex="13pt" style:font-weight-complex="normal"/>
    </style:style>
    <style:style style:name="T25" style:family="text">
      <style:text-properties style:use-window-font-color="true" style:text-position="-15% 58%" style:font-name="Times-Roman" fo:font-size="20pt" fo:font-style="normal" fo:font-weight="bold" style:font-name-asian="Times-Roman" style:font-size-asian="20pt" style:font-style-asian="normal" style:font-weight-asian="bold" style:font-name-complex="Times-Roman" style:font-size-complex="20pt" style:font-style-complex="normal" style:font-weight-complex="bold"/>
    </style:style>
    <style:style style:name="T26" style:family="text">
      <style:text-properties style:use-window-font-color="true" style:text-position="15% 58%" style:font-name="Times-Roman" fo:font-size="20pt" fo:font-weight="bold" style:font-name-asian="Times-Roman" style:font-size-asian="20pt" style:font-weight-asian="bold" style:font-name-complex="Times-Roman" style:font-size-complex="20pt" style:font-weight-complex="bold"/>
    </style:style>
    <style:style style:name="T27" style:family="text">
      <style:text-properties style:use-window-font-color="true" style:text-position="-27% 58%" style:font-name="Courier" fo:font-size="11pt" fo:font-style="normal" fo:font-weight="normal" style:font-name-asian="Courier" style:font-size-asian="11pt" style:font-style-asian="normal" style:font-weight-asian="normal" style:font-name-complex="Courier" style:font-size-complex="11pt" style:font-style-complex="normal" style:font-weight-complex="normal"/>
    </style:style>
    <style:style style:name="T28" style:family="text">
      <style:text-properties fo:color="#4b2089" style:font-name="Times-Roman" fo:font-size="16pt" fo:font-style="normal" style:text-underline-style="solid" style:text-underline-width="auto" style:text-underline-color="#4b2089" fo:font-weight="normal" style:font-name-asian="Times-Roman" style:font-size-asian="16pt" style:font-style-asian="normal" style:font-weight-asian="normal" style:font-name-complex="Times-Roman" style:font-size-complex="16pt" style:font-style-complex="normal" style:font-weight-complex="normal"/>
    </style:style>
    <style:style style:name="T29" style:family="text">
      <style:text-properties fo:color="#4b2089" style:font-name="Times-Roman" fo:font-size="16pt" style:text-underline-style="solid" style:text-underline-width="auto" style:text-underline-color="#4b2089" fo:font-weight="normal" style:font-name-asian="Times-Roman" style:font-size-asian="16pt" style:font-weight-asian="normal" style:font-name-complex="Times-Roman" style:font-size-complex="16pt" style:font-weight-complex="normal"/>
    </style:style>
    <style:style style:name="T30" style:family="text">
      <style:text-properties fo:color="#4b2089" style:text-position="0% 100%" style:font-name="Times-Roman" fo:font-size="16pt" fo:font-style="normal" style:text-underline-style="solid" style:text-underline-width="auto" style:text-underline-color="#4b2089" fo:font-weight="normal" style:font-name-asian="Times-Roman" style:font-size-asian="16pt" style:font-style-asian="normal" style:font-weight-asian="normal" style:font-name-complex="Times-Roman" style:font-size-complex="16pt" style:font-style-complex="normal" style:font-weight-complex="normal"/>
    </style:style>
    <style:style style:name="T31" style:family="text">
      <style:text-properties fo:color="#0018ea" style:font-name="Times-Roman" fo:font-size="16pt" fo:font-style="normal" style:text-underline-style="solid" style:text-underline-width="auto" style:text-underline-color="#0018ea" fo:font-weight="normal" style:font-name-asian="Times-Roman" style:font-size-asian="16pt" style:font-style-asian="normal" style:font-weight-asian="normal" style:font-name-complex="Times-Roman" style:font-size-complex="16pt" style:font-style-complex="normal" style:font-weight-complex="normal"/>
    </style:style>
    <style:style style:name="T32" style:family="text">
      <style:text-properties fo:color="#0018ea" style:font-name="Times-Roman" fo:font-size="16pt" style:text-underline-style="solid" style:text-underline-width="auto" style:text-underline-color="#0018ea" fo:font-weight="normal" style:font-name-asian="Times-Roman" style:font-size-asian="16pt" style:font-weight-asian="normal" style:font-name-complex="Times-Roman" style:font-size-complex="16pt" style:font-weight-complex="normal"/>
    </style:style>
    <style:style style:name="T33" style:family="text">
      <style:text-properties fo:color="#0018ea" style:text-position="0% 100%" style:font-name="Times-Roman" fo:font-size="16pt" fo:font-style="normal" style:text-underline-style="solid" style:text-underline-width="auto" style:text-underline-color="#0018ea" fo:font-weight="normal" style:font-name-asian="Times-Roman" style:font-size-asian="16pt" style:font-style-asian="normal" style:font-weight-asian="normal" style:font-name-complex="Times-Roman" style:font-size-complex="16pt" style:font-style-complex="normal" style:font-weight-complex="normal"/>
    </style:style>
    <style:style style:name="T34" style:family="text">
      <style:text-properties fo:color="#0018ea" style:text-position="0% 100%"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T35" style:family="text">
      <style:text-properties fo:color="#0018ea" style:text-position="0% 100%" style:font-name="Times-Roman" fo:font-size="16pt" fo:font-style="normal" style:text-underline-style="none" fo:font-weight="normal" style:font-name-asian="Times-Roman" style:font-size-asian="16pt" style:font-style-asian="normal" style:font-weight-asian="normal" style:font-name-complex="Times-Roman" style:font-size-complex="16pt" style:font-style-complex="normal" style:font-weight-complex="normal"/>
    </style:style>
    <style:style style:name="T36" style:family="text">
      <style:text-properties fo:color="#0018ea" style:text-position="0% 100%" style:font-name="Times-Roman" fo:font-size="16pt" fo:font-style="normal" style:text-underline-style="solid" style:text-underline-width="auto" style:text-underline-color="font-color" fo:font-weight="normal" style:font-name-asian="Times-Roman" style:font-size-asian="16pt" style:font-style-asian="normal" style:font-weight-asian="normal" style:font-name-complex="Times-Roman" style:font-size-complex="16pt" style:font-style-complex="normal" style:font-weight-complex="normal"/>
    </style:style>
    <style:style style:name="T37" style:family="text">
      <style:text-properties fo:color="#0018ea" style:text-position="0% 100%" style:font-name="Times-Roman" fo:font-size="16pt" style:text-underline-style="solid" style:text-underline-width="auto" style:text-underline-color="#0018ea" fo:font-weight="normal" style:font-name-asian="Times-Roman" style:font-size-asian="16pt" style:font-weight-asian="normal" style:font-name-complex="Times-Roman" style:font-size-complex="16pt" style:font-weight-complex="normal"/>
    </style:style>
    <style:style style:name="T38" style:family="text">
      <style:text-properties style:text-position="0% 100%"/>
    </style:style>
    <style:style style:name="T39" style:family="text">
      <style:text-properties style:text-position="0% 100%"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T40" style:family="text">
      <style:text-properties style:text-position="0% 100%" style:font-name="Times-Roman" fo:font-size="16pt" fo:font-style="normal" style:text-underline-style="none" fo:font-weight="normal" style:font-name-asian="Times-Roman" style:font-size-asian="16pt" style:font-style-asian="normal" style:font-weight-asian="normal" style:font-name-complex="Times-Roman" style:font-size-complex="16pt" style:font-style-complex="normal" style:font-weight-complex="normal"/>
    </style:style>
    <style:style style:name="T41" style:family="text">
      <style:text-properties style:text-position="0% 100%" style:font-name="Times-Roman" fo:font-style="normal" fo:font-weight="normal" style:font-name-asian="Times-Roman" style:font-style-asian="normal" style:font-weight-asian="normal" style:font-name-complex="Times-Roman" style:font-style-complex="normal" style:font-weight-complex="normal"/>
    </style:style>
    <style:style style:name="T42" style:family="text">
      <style:text-properties style:text-position="0% 100%" style:font-name="Times-Roman" fo:font-style="normal" style:text-underline-style="none" fo:font-weight="normal" style:font-name-asian="Times-Roman" style:font-style-asian="normal" style:font-weight-asian="normal" style:font-name-complex="Times-Roman" style:font-style-complex="normal" style:font-weight-complex="normal"/>
    </style:style>
    <style:style style:name="T43" style:family="text">
      <style:text-properties style:text-position="0% 100%" fo:font-style="normal" style:font-style-asian="normal" style:font-style-complex="normal"/>
    </style:style>
    <style:style style:name="T44" style:family="text">
      <style:text-properties style:text-position="0% 100%" fo:font-style="normal" style:text-underline-style="none" style:font-style-asian="normal" style:font-style-complex="normal"/>
    </style:style>
    <style:style style:name="T45" style:family="text">
      <style:text-properties style:text-position="0% 100%" fo:font-size="16pt" fo:font-style="normal" fo:font-weight="normal" style:font-size-asian="16pt" style:font-style-asian="normal" style:font-weight-asian="normal" style:font-size-complex="16pt" style:font-style-complex="normal" style:font-weight-complex="normal"/>
    </style:style>
    <style:style style:name="T46" style:family="text">
      <style:text-properties style:font-name="Times-Roman"/>
    </style:style>
    <style:style style:name="T47" style:family="text">
      <style:text-properties fo:font-size="16pt"/>
    </style:style>
    <style:style style:name="T48" style:family="text">
      <style:text-properties fo:font-style="normal"/>
    </style:style>
    <style:style style:name="T49" style:family="text">
      <style:text-properties fo:font-weight="normal"/>
    </style:style>
    <style:style style:name="T50" style:family="text">
      <style:text-properties style:font-name-asian="Times-Roman"/>
    </style:style>
    <style:style style:name="T51" style:family="text">
      <style:text-properties style:font-size-asian="16pt"/>
    </style:style>
    <style:style style:name="T52" style:family="text">
      <style:text-properties style:font-style-asian="normal"/>
    </style:style>
    <style:style style:name="T53" style:family="text">
      <style:text-properties style:font-weight-asian="normal"/>
    </style:style>
    <style:style style:name="T54" style:family="text">
      <style:text-properties style:font-name-complex="Times-Roman"/>
    </style:style>
    <style:style style:name="T55" style:family="text">
      <style:text-properties style:font-size-complex="16pt"/>
    </style:style>
    <style:style style:name="T56" style:family="text">
      <style:text-properties style:font-style-complex="normal"/>
    </style:style>
    <style:style style:name="T57" style:family="text">
      <style:text-properties style:font-weight-complex="normal"/>
    </style:style>
    <style:style style:name="T58" style:family="text">
      <style:text-properties fo:color="#000000" style:text-position="0% 100%" style:font-name="Times-Roman" fo:font-size="16pt" fo:font-style="normal" style:text-underline-style="none" fo:font-weight="normal" style:font-name-asian="Times-Roman" style:font-size-asian="16pt" style:font-style-asian="normal" style:font-weight-asian="normal" style:font-name-complex="Times-Roman" style:font-size-complex="16pt" style:font-style-complex="normal" style:font-weight-complex="normal"/>
    </style:style>
    <style:style style:name="T59" style:family="text">
      <style:text-properties fo:color="#000000" style:text-position="0% 100%" style:font-name="Times-Roman" fo:font-style="normal" style:text-underline-style="none" fo:font-weight="normal" style:font-name-asian="Times-Roman" style:font-style-asian="normal" style:font-weight-asian="normal" style:font-name-complex="Times-Roman" style:font-style-complex="normal" style:font-weight-complex="normal"/>
    </style:style>
    <style:style style:name="T60" style:family="text">
      <style:text-properties fo:color="#000000" style:text-position="0% 100%" style:font-name="Times-Roman" fo:font-size="24pt" fo:font-style="normal" style:text-underline-style="none" fo:font-weight="normal" style:font-name-asian="Times-Roman" style:font-size-asian="24pt" style:font-style-asian="normal" style:font-weight-asian="normal" style:font-name-complex="Times-Roman" style:font-size-complex="24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ufgaben zu Datentypen und Ausdrücken:</text:p>
      <text:p text:style-name="Standard"/>
      <text:p text:style-name="P14">Boolescher Ausdruck zur Definition einer Metropole</text:p>
      <text:p text:style-name="P19">Schwierigkeit 3</text:p>
      <text:p text:style-name="P19">Gegeben seien drei Variablen, die Auskunft über Eigenschaften einer bestimmten Stadt geben:</text:p>
      <text:p text:style-name="P6">boolean istHaupstadt;</text:p>
      <text:p text:style-name="P6">int anzahlEinwohner;</text:p>
      <text:p text:style-name="P6">double steuernProEinwohner;</text:p>
      <text:p text:style-name="P3">Dabei gilt folgendes:</text:p>
      <text:p text:style-name="P32"><text:span text:style-name="T2">istHauptstadt</text:span><text:span text:style-name="T4"> ist genau dann </text:span><text:span text:style-name="T2">true</text:span><text:span text:style-name="T4">, wenn die Stadt eine Hauptstadt ist.</text:span></text:p>
      <text:p text:style-name="P32"><text:span text:style-name="T2">anzahlEinwohner</text:span><text:span text:style-name="T4"> gibt die Anzahl der Einwohner der Stadt an.</text:span></text:p>
      <text:p text:style-name="P32"><text:span text:style-name="T2">steuernProEinwohner</text:span><text:span text:style-name="T4"> ist die durchschnittliche monatliche Steuerabgabe pro Einwohner und Monat.</text:span></text:p>
      <text:p text:style-name="P12"><text:span text:style-name="T4">Wir definieren eine </text:span><text:span text:style-name="T5">Metropole</text:span><text:span text:style-name="T6"> als eine Stadt, die Hauptstadt ist mit mehr als 100 000 Einwohner oder die mehr als 200 000 Einwohner hat und im Durchschnitt mindestens 720 000 000 Steuereinnahmen hat.</text:span></text:p>
      <text:p text:style-name="P5"/>
      <text:p text:style-name="P12"><text:span text:style-name="T6">Geben Sie einen Booleschen-Ausdruck mit den drei Variablen in Java an, der genau dann </text:span><text:span text:style-name="T3">true</text:span><text:span text:style-name="T6"> ist, wenn die Stadt eine Metropole ist.</text:span></text:p>
      <text:p text:style-name="P26"><text:a xlink:type="simple" xlink:href="http://www.home.hs-karlsruhe.de/~pach0003/informatik_1/aufgaben/doc/de/hska/java/aufgaben/ausdruecke/Metropole.html"><text:span text:style-name="T28">Lösung</text:span></text:a></text:p>
      <text:p text:style-name="P15">Ausdruck, der 16-Bit-Unicode nach UTF-8 konvertiert</text:p>
      <text:p text:style-name="P20">Schwierigkeit 1</text:p>
      <text:p text:style-name="P20">Geben Sie einen (!) arithmetischen Ausdruck an, der den Wert einer char-Variablen (16-Bit-Unicode) in seine entsprechende UTF-8-Codierung konvertiert. Das Ergebnis soll ein int-Wert sein.</text:p>
      <text:p text:style-name="P20"/>
      <text:p text:style-name="P26"><text:span text:style-name="T6">Sie benötigen dazu den tenären Operator </text:span><text:span text:style-name="T3">BoolescherAusdruck ? Ausdruck1 : Ausdruck2</text:span><text:span text:style-name="T6"> und die bitweisen Operatoren &amp;, | sowie </text:span><text:soft-page-break/><text:span text:style-name="T6">Verschiebeoperatoren &gt;&gt; und &lt;&lt;</text:span></text:p>
      <text:p text:style-name="P20">Gehen Sie schrittweise vor: erst einen Ausdruck angeben, der für einen char-Wert bei denen höchsten die ersten 7 Bits gesetzt sind den zugehörigen UTF-8 Wert ausgibt, dann für 11 und zu Schluss 16 Bits.</text:p>
      <text:p text:style-name="P20">Da der Ausdruck recht unleserlich wird, sollten Sie ihn ausreichend kommentieren. In der Praxis sollten sie diese Aufgabe auf keinen Fall mit einem einzigen Ausdruck lösen: verwenden sie für die 3 Fälle if-else und berechnen und speichern sie die 1 bis 3 Bytes in jedem Fall zwischen, bevor die drei Bytes zum UTF-8 Wert zusammengesetzt werden.</text:p>
      <text:p text:style-name="P26"><text:span text:style-name="T6">Verwenden Sie die Methode </text:span><text:span text:style-name="T3">Integer.toBinaryString()</text:span><text:span text:style-name="T6">, um die binäre Representation als String einer Zahl zu bekommen.</text:span></text:p>
      <text:p text:style-name="P26"><text:span text:style-name="T6">Der UTF-8-Standard ist als </text:span><text:a xlink:type="simple" xlink:href="http://tools.ietf.org/html/rfc3629"><text:span text:style-name="T31">RFC 3629 (request for comments)</text:span></text:a><text:span text:style-name="T6"> veröffentlich und frei verfügbar.</text:span></text:p>
      <text:p text:style-name="P26"><text:a xlink:type="simple" xlink:href="http://www.home.hs-karlsruhe.de/~pach0003/informatik_1/aufgaben/doc/de/hska/java/aufgaben/ausdruecke/UnicodeNachUTF8.html"><text:span text:style-name="T31">Lösung</text:span></text:a></text:p>
      <text:p text:style-name="P15">Berechnen Sie den elektrischen Widerstand eines Drahtes</text:p>
      <text:p text:style-name="P20">(für Java-Programmierer, die ständig unter Strom stehen)</text:p>
      <text:p text:style-name="P20">Schwierigkeit 3</text:p>
      <text:p text:style-name="P5"/>
      <text:p text:style-name="P26"><text:span text:style-name="T6">Der elektrische Widerstand </text:span><text:span text:style-name="T3">R</text:span><text:span text:style-name="T6"> eines (zylinderförmigen) Drahtes mit einer Länge </text:span><text:span text:style-name="T3">l</text:span><text:span text:style-name="T6"> (in Meter) und Durchmesser </text:span><text:span text:style-name="T3">d</text:span><text:span text:style-name="T6"> (in Meter) berechnet sich aus dessen Fläche </text:span><text:span text:style-name="T3">A</text:span><text:span text:style-name="T6"> des Querschnitts (in Meter zum Quadrat) und des spezifischen Widerstandes des Materials </text:span><text:span text:style-name="T3">Ρ</text:span><text:span text:style-name="T6"> (rho, in Meter mal Ohm). Als Formel:</text:span></text:p>
      <text:p text:style-name="P7">R = Ρ( l / A )</text:p>
      <text:p text:style-name="P20"/>
      <text:p text:style-name="P26"><text:span text:style-name="T6">Berechnen Sie den Wiederstand eines Drahtes mit 1m Länge und 1mm Durchmesser für Kupfer (Ρ = 1,78*10</text:span><text:span text:style-name="T8">-8</text:span><text:span text:style-name="T10">) und für Silizium (Ρ = 2 300)</text:span></text:p>
      <text:p text:style-name="P22"><text:soft-page-break/>Nach dem Ohmschen Gesetz ist Strom (I) proportional zur Spannung (U). Oder als Formel: U = R * I.</text:p>
      <text:p text:style-name="P22">Wieviel Spannung muss an dem Draht angelegt werden, damit 25 Ampere Strom durchfliessen?</text:p>
      <text:p text:style-name="P26"><text:a xlink:type="simple" xlink:href="http://www.home.hs-karlsruhe.de/~pach0003/informatik_1/aufgaben/doc/de/hska/java/aufgaben/ausdruecke/ElektrischerWiderstand.html"><text:span text:style-name="T33">Lösung</text:span></text:a></text:p>
      <text:p text:style-name="P16">Formatieren Sie überlange Ausdrücke</text:p>
      <text:p text:style-name="P22">Schwierigkeit 3</text:p>
      <text:p text:style-name="P22">Gegeben Sei folgende unendliche Reihe:</text:p>
      <text:p text:style-name="P9"/>
      <text:p text:style-name="P22"/>
      <text:p text:style-name="P26"><text:span text:style-name="T10">Geben Sie einen Ausdruck für jeweils die ersten drei, fünf und neun Glieder dieser Reihe an </text:span><text:span text:style-name="T12">ohne</text:span><text:span text:style-name="T10"> Iterationen, </text:span><text:span text:style-name="T12">ohne</text:span><text:span text:style-name="T10"> Verwendung von Zwischenergebnissen und geben Sie Ergebnisse auf dem Bildschirm aus. Die Berechnungen sollen möglichst genau werden; welcher Datentyp ist dafür am besten geeignet? Verwenden Sie nicht mehr als 80 Zeichen pro Zeile. Formatieren Sie den arithmetischen Ausdruck entsprechend den </text:span><text:a xlink:type="simple" xlink:href="http://www.home.hs-karlsruhe.de/~pach0003/informatik_1/java_richtlinien/ausdruecke.html"><text:span text:style-name="T33">hier gegebenen Formatierungsregeln</text:span></text:a><text:span text:style-name="T10">. Welche Zahl wird durch die Reihe berechnet?</text:span></text:p>
      <text:p text:style-name="P26"><text:a xlink:type="simple" xlink:href="http://www.home.hs-karlsruhe.de/~pach0003/informatik_1/aufgaben/doc/de/hska/java/aufgaben/ausdruecke/AusdruckFormatieren.html"><text:span text:style-name="T33">Lösung</text:span></text:a></text:p>
      <text:p text:style-name="P16">Umrechnung von Grad Celsius nach Grad Fahrenheit</text:p>
      <text:p text:style-name="P10"/>
      <text:p text:style-name="P22">Schwierigkeit 3</text:p>
      <text:p text:style-name="P22">Erstellen Sie eine Klasse Temperatur mit einer main-Methode, um eine Temperatur gegeben in Grad Celsius in Grad Fahrenheit umzurechnen. Die Umrechungsformel ist:</text:p>
      <text:p text:style-name="P9">Fahrenheit = 9/5 * Celsius + 32</text:p>
      <text:p text:style-name="P22"><text:soft-page-break/>Die beiden Temperaturen sollen jeweils in lokale Variablen celsius und fahrenheit vom Typ double gespeichert werden. Das Ergebnis der Berechnung – für irgendeinen Temperaturwert celsius – soll in der Form „10.0 Grad Celsius sind 50.0 Grad Fahrenheit.“ auf dem Bildschirm ausgegeben werden</text:p>
      <text:p text:style-name="P26"><text:a xlink:type="simple" xlink:href="http://www.home.hs-karlsruhe.de/~pach0003/informatik_1/aufgaben/doc/de/hska/java/aufgaben/ausdruecke/Temperatur.html"><text:span text:style-name="T30">Lösung</text:span></text:a></text:p>
      <text:p text:style-name="P16">Wie schnell fällt eine Silvesterrakte zu Boden?</text:p>
      <text:p text:style-name="P22">Schwierigkeit 3</text:p>
      <text:p text:style-name="P26"><text:span text:style-name="T10">Der leere Treibsatz einer Silvesterrakete (ohne Holzstab) wiegt leer etwa 30g und kann auf ca. 80m steigen. Wenn die Rakete nach oben geschossen wurde, fällt dieser Treibsatz im freien Fall zurück zur Erde. Der Treibsatz wird deswegen konstant mit der Erdgravitation g = 9.81 m/s</text:span><text:span text:style-name="T8">2</text:span><text:span text:style-name="T10"> beschleunigt. Die Luftreibung vernachlässigen wir.</text:span></text:p>
      <text:p text:style-name="P22">Jede Sekunde wird ein frei fallender Körper um 9.81 m/s schneller. Wenn wir die Zeit t kennen, die vom Herunterfallen des Treibsatzen am Scheitelpunkt bis zum Aufprall auf dem Boden vergeht, dann können wir mit t * g die Endgeschwindigkeit berechnen.</text:p>
      <text:p text:style-name="P26"><text:span text:style-name="T10">Die Strecke s(t), die ein frei fallender Körper nach t Sekunden zurückgelegt hat, berechnet sich nach: s(t) = 0.5 g t </text:span><text:span text:style-name="T8">2</text:span><text:span text:style-name="T10">. Also: t</text:span><text:span text:style-name="T8">2</text:span><text:span text:style-name="T10"> = 2 s(t) / g.</text:span></text:p>
      <text:p text:style-name="P22">Implementieren Sie eine main-Methode, das die Endgeschwindigkeit in Abhängigkeit der Fallhöhe h berechnet und sowohl in m/s als auch km/h am Bildschirm ausgibt.</text:p>
      <text:p text:style-name="P22">Die Quadratwurzel eines Wertes kann mit Math.sqrt() berechnet werden.</text:p>
      <text:p text:style-name="P22">Man beachte, dass aufgrund des Aufbau dieser Rakten die Luftreibung nicht vernachlässigt werden darf, da der Treibsatz hohl ist und eine zur geringen Masse sehr grosse Fläche hat. Die Geschwindigkeit ist in der Realität deswegen viel geringer.</text:p>
      <text:p text:style-name="P22">Bei Berücksichtigung der Luftreibung, kann ein Mensch in normaler Fallschirmspringerpose knapp 200 km/h schnell werden. Die Luftreibung kann über die Stokessche Gleichung und zusätzliche <text:soft-page-break/>Materialeigenschaften des fallenden Objektes mit einbezogen werden. Die Berechnung wird dadurch aber wesentlich komplizierter.</text:p>
      <text:p text:style-name="P26"><text:a xlink:type="simple" xlink:href="http://www.home.hs-karlsruhe.de/~pach0003/informatik_1/aufgaben/doc/de/hska/java/aufgaben/ausdruecke/SilvesterRaktete.html"><text:span text:style-name="T33">Lösung</text:span></text:a></text:p>
      <text:p text:style-name="P16">Addieren Sie 10 mal 0,1 auf eine double-Variable</text:p>
      <text:p text:style-name="P22">Schwierigkeit 3</text:p>
      <text:p text:style-name="P22">Implementieren Sie eine Java-main-Methode mit zwei lokalen Variablen vom Typ double. Die eine Variable soll den initialen Wert 0,0 und die andere den Wert 0,1 eins haben. Addieren Sie (ohne Schleife) 10 mal den Wert der zweiten Variable auf die erste.</text:p>
      <text:p text:style-name="P22">Vergleichen Sie anschliessend den Wert mit dem Identitätsoperator == auf 1,0 und geben Sie das Ergebnis dieses Booleschen Ausdrucks und der zwei Variablen auf dem Bildschirm aus.</text:p>
      <text:p text:style-name="P34">Wie erklären Sie sich das Resultat?</text:p>
      <text:p text:style-name="P34">Wie müssen Sie den Vergleich von Gleitkommawerten programmieren, damit er das gewünschte Ergebnis liefert?</text:p>
      <text:p text:style-name="P35">Boolescher Ausdruck zur Definition einer Metropole</text:p>
      <text:p text:style-name="P19">Schwierigkeit 3</text:p>
      <text:p text:style-name="P19">Gegeben seien drei Variablen, die Auskunft über Eigenschaften einer bestimmten Stadt geben:</text:p>
      <text:p text:style-name="P6">boolean istHaupstadt;</text:p>
      <text:p text:style-name="P6">int anzahlEinwohner;</text:p>
      <text:p text:style-name="P6">double steuernProEinwohner;</text:p>
      <text:p text:style-name="P3">Dabei gilt folgendes:</text:p>
      <text:p text:style-name="P32"><text:span text:style-name="T2">istHauptstadt</text:span><text:span text:style-name="T4"> ist genau dann </text:span><text:span text:style-name="T2">true</text:span><text:span text:style-name="T4">, wenn die Stadt eine Hauptstadt ist.</text:span></text:p>
      <text:p text:style-name="P32"><text:span text:style-name="T2">anzahlEinwohner</text:span><text:span text:style-name="T4"> gibt die Anzahl der Einwohner der Stadt an.</text:span></text:p>
      <text:p text:style-name="P32"><text:span text:style-name="T2">steuernProEinwohner</text:span><text:span text:style-name="T4"> ist die durchschnittliche monatliche Steuerabgabe pro Einwohner und Monat.</text:span></text:p>
      <text:p text:style-name="P12"><text:span text:style-name="T4">Wir definieren eine </text:span><text:span text:style-name="T5">Metropole</text:span><text:span text:style-name="T6"> als eine Stadt, die Hauptstadt ist mit mehr als 100 000 Einwohner oder die mehr als 200 000 Einwohner hat und im </text:span><text:soft-page-break/><text:span text:style-name="T6">Durchschnitt mindestens 720 000 000 Steuereinnahmen hat.</text:span></text:p>
      <text:p text:style-name="P5"/>
      <text:p text:style-name="P12"><text:span text:style-name="T6">Geben Sie einen Booleschen-Ausdruck mit den drei Variablen in Java an, der genau dann </text:span><text:span text:style-name="T3">true</text:span><text:span text:style-name="T6"> ist, wenn die Stadt eine Metropole ist.</text:span></text:p>
      <text:p text:style-name="P26"><text:a xlink:type="simple" xlink:href="http://www.home.hs-karlsruhe.de/~pach0003/informatik_1/aufgaben/doc/de/hska/java/aufgaben/ausdruecke/Metropole.html"><text:span text:style-name="T28">Lösung</text:span></text:a></text:p>
      <text:p text:style-name="P15">Ausdruck, der 16-Bit-Unicode nach UTF-8 konvertiert</text:p>
      <text:p text:style-name="P20">Schwierigkeit 1</text:p>
      <text:p text:style-name="P20">Geben Sie einen (!) arithmetischen Ausdruck an, der den Wert einer char-Variablen (16-Bit-Unicode) in seine entsprechende UTF-8-Codierung konvertiert. Das Ergebnis soll ein int-Wert sein.</text:p>
      <text:p text:style-name="P20"/>
      <text:p text:style-name="P26"><text:span text:style-name="T6">Sie benötigen dazu den tenären Operator </text:span><text:span text:style-name="T3">BoolescherAusdruck ? Ausdruck1 : Ausdruck2</text:span><text:span text:style-name="T6"> und die bitweisen Operatoren &amp;, | sowie Verschiebeoperatoren &gt;&gt; und &lt;&lt;</text:span></text:p>
      <text:p text:style-name="P20">Gehen Sie schrittweise vor: erst einen Ausdruck angeben, der für einen char-Wert bei denen höchsten die ersten 7 Bits gesetzt sind den zugehörigen UTF-8 Wert ausgibt, dann für 11 und zu Schluss 16 Bits.</text:p>
      <text:p text:style-name="P20">Da der Ausdruck recht unleserlich wird, sollten Sie ihn ausreichend kommentieren. In der Praxis sollten sie diese Aufgabe auf keinen Fall mit einem einzigen Ausdruck lösen: verwenden sie für die 3 Fälle if-else und berechnen und speichern sie die 1 bis 3 Bytes in jedem Fall zwischen, bevor die drei Bytes zum UTF-8 Wert zusammengesetzt werden.</text:p>
      <text:p text:style-name="P26"><text:span text:style-name="T6">Verwenden Sie die Methode </text:span><text:span text:style-name="T3">Integer.toBinaryString()</text:span><text:span text:style-name="T6">, um die binäre Representation als String einer Zahl zu bekommen.</text:span></text:p>
      <text:p text:style-name="P26"><text:span text:style-name="T6">Der UTF-8-Standard ist als </text:span><text:a xlink:type="simple" xlink:href="http://tools.ietf.org/html/rfc3629"><text:span text:style-name="T31">RFC 3629 (request for comments)</text:span></text:a><text:span text:style-name="T6"> veröffentlich und frei verfügbar.</text:span></text:p>
      <text:p text:style-name="P26"><text:a xlink:type="simple" xlink:href="http://www.home.hs-karlsruhe.de/~pach0003/informatik_1/aufgaben/doc/de/hska/java/aufgaben/ausdruecke/UnicodeNachUTF8.html"><text:span text:style-name="T31">Lösung</text:span></text:a></text:p>
      <text:p text:style-name="P15"><text:soft-page-break/>Berechnen Sie den elektrischen Widerstand eines Drahtes</text:p>
      <text:p text:style-name="P20">(für Java-Programmierer, die ständig unter Strom stehen)</text:p>
      <text:p text:style-name="P20">Schwierigkeit 3</text:p>
      <text:p text:style-name="P5"/>
      <text:p text:style-name="P26"><text:span text:style-name="T6">Der elektrische Widerstand </text:span><text:span text:style-name="T3">R</text:span><text:span text:style-name="T6"> eines (zylinderförmigen) Drahtes mit einer Länge </text:span><text:span text:style-name="T3">l</text:span><text:span text:style-name="T6"> (in Meter) und Durchmesser </text:span><text:span text:style-name="T3">d</text:span><text:span text:style-name="T6"> (in Meter) berechnet sich aus dessen Fläche </text:span><text:span text:style-name="T3">A</text:span><text:span text:style-name="T6"> des Querschnitts (in Meter zum Quadrat) und des spezifischen Widerstandes des Materials </text:span><text:span text:style-name="T3">Ρ</text:span><text:span text:style-name="T6"> (rho, in Meter mal Ohm). Als Formel:</text:span></text:p>
      <text:p text:style-name="P7">R = Ρ( l / A )</text:p>
      <text:p text:style-name="P20"/>
      <text:p text:style-name="P26"><text:span text:style-name="T6">Berechnen Sie den Wiederstand eines Drahtes mit 1m Länge und 1mm Durchmesser für Kupfer (Ρ = 1,78*10</text:span><text:span text:style-name="T8">-8</text:span><text:span text:style-name="T10">) und für Silizium (Ρ = 2 300)</text:span></text:p>
      <text:p text:style-name="P22">Nach dem Ohmschen Gesetz ist Strom (I) proportional zur Spannung (U). Oder als Formel: U = R * I.</text:p>
      <text:p text:style-name="P22">Wieviel Spannung muss an dem Draht angelegt werden, damit 25 Ampere Strom durchfliessen?</text:p>
      <text:p text:style-name="P26"><text:a xlink:type="simple" xlink:href="http://www.home.hs-karlsruhe.de/~pach0003/informatik_1/aufgaben/doc/de/hska/java/aufgaben/ausdruecke/ElektrischerWiderstand.html"><text:span text:style-name="T33">Lösung</text:span></text:a></text:p>
      <text:p text:style-name="P16">Formatieren Sie überlange Ausdrücke</text:p>
      <text:p text:style-name="P22">Schwierigkeit 3</text:p>
      <text:p text:style-name="P22">Gegeben Sei folgende unendliche Reihe:</text:p>
      <text:p text:style-name="P9"/>
      <text:p text:style-name="P22"/>
      <text:p text:style-name="P26"><text:span text:style-name="T10">Geben Sie einen Ausdruck für jeweils die ersten drei, fünf und neun Glieder dieser Reihe an </text:span><text:span text:style-name="T12">ohne</text:span><text:span text:style-name="T10"> Iterationen, </text:span><text:span text:style-name="T12">ohne</text:span><text:span text:style-name="T10"> Verwendung von </text:span><text:soft-page-break/><text:span text:style-name="T10">Zwischenergebnissen und geben Sie Ergebnisse auf dem Bildschirm aus. Die Berechnungen sollen möglichst genau werden; welcher Datentyp ist dafür am besten geeignet? Verwenden Sie nicht mehr als 80 Zeichen pro Zeile. Formatieren Sie den arithmetischen Ausdruck entsprechend den </text:span><text:a xlink:type="simple" xlink:href="http://www.home.hs-karlsruhe.de/~pach0003/informatik_1/java_richtlinien/ausdruecke.html"><text:span text:style-name="T33">hier gegebenen Formatierungsregeln</text:span></text:a><text:span text:style-name="T10">. Welche Zahl wird durch die Reihe berechnet?</text:span></text:p>
      <text:p text:style-name="P26"><text:a xlink:type="simple" xlink:href="http://www.home.hs-karlsruhe.de/~pach0003/informatik_1/aufgaben/doc/de/hska/java/aufgaben/ausdruecke/AusdruckFormatieren.html"><text:span text:style-name="T33">Lösung</text:span></text:a></text:p>
      <text:p text:style-name="P16">Umrechnung von Grad Celsius nach Grad Fahrenheit</text:p>
      <text:p text:style-name="P10"/>
      <text:p text:style-name="P22">Schwierigkeit 3</text:p>
      <text:p text:style-name="P22">Erstellen Sie eine Klasse Temperatur mit einer main-Methode, um eine Temperatur gegeben in Grad Celsius in Grad Fahrenheit umzurechnen. Die Umrechungsformel ist:</text:p>
      <text:p text:style-name="P9">Fahrenheit = 9/5 * Celsius + 32</text:p>
      <text:p text:style-name="P22">Die beiden Temperaturen sollen jeweils in lokale Variablen celsius und fahrenheit vom Typ double gespeichert werden. Das Ergebnis der Berechnung – für irgendeinen Temperaturwert celsius – soll in der Form „10.0 Grad Celsius sind 50.0 Grad Fahrenheit.“ auf dem Bildschirm ausgegeben werden</text:p>
      <text:p text:style-name="P26"><text:a xlink:type="simple" xlink:href="http://www.home.hs-karlsruhe.de/~pach0003/informatik_1/aufgaben/doc/de/hska/java/aufgaben/ausdruecke/Temperatur.html"><text:span text:style-name="T30">Lösung</text:span></text:a></text:p>
      <text:p text:style-name="P16">Wie schnell fällt eine Silvesterrakte zu Boden?</text:p>
      <text:p text:style-name="P22">Schwierigkeit 3</text:p>
      <text:p text:style-name="P26"><text:span text:style-name="T10">Der leere Treibsatz einer Silvesterrakete (ohne Holzstab) wiegt leer etwa 30g und kann auf ca. 80m steigen. Wenn die Rakete nach oben geschossen wurde, fällt dieser Treibsatz im freien Fall zurück zur Erde. Der Treibsatz wird deswegen konstant mit der Erdgravitation g = 9.81 m/s</text:span><text:span text:style-name="T8">2</text:span><text:span text:style-name="T10"> beschleunigt. Die Luftreibung vernachlässigen wir.</text:span></text:p>
      <text:p text:style-name="P22">Jede Sekunde wird ein frei fallender Körper um 9.81 m/s schneller. Wenn <text:soft-page-break/>wir die Zeit t kennen, die vom Herunterfallen des Treibsatzen am Scheitelpunkt bis zum Aufprall auf dem Boden vergeht, dann können wir mit t * g die Endgeschwindigkeit berechnen.</text:p>
      <text:p text:style-name="P26"><text:span text:style-name="T10">Die Strecke s(t), die ein frei fallender Körper nach t Sekunden zurückgelegt hat, berechnet sich nach: s(t) = 0.5 g t </text:span><text:span text:style-name="T8">2</text:span><text:span text:style-name="T10">. Also: t</text:span><text:span text:style-name="T8">2</text:span><text:span text:style-name="T10"> = 2 s(t) / g.</text:span></text:p>
      <text:p text:style-name="P22">Implementieren Sie eine main-Methode, das die Endgeschwindigkeit in Abhängigkeit der Fallhöhe h berechnet und sowohl in m/s als auch km/h am Bildschirm ausgibt.</text:p>
      <text:p text:style-name="P22">Die Quadratwurzel eines Wertes kann mit Math.sqrt() berechnet werden.</text:p>
      <text:p text:style-name="P22">Man beachte, dass aufgrund des Aufbau dieser Rakten die Luftreibung nicht vernachlässigt werden darf, da der Treibsatz hohl ist und eine zur geringen Masse sehr grosse Fläche hat. Die Geschwindigkeit ist in der Realität deswegen viel geringer.</text:p>
      <text:p text:style-name="P22">Bei Berücksichtigung der Luftreibung, kann ein Mensch in normaler Fallschirmspringerpose knapp 200 km/h schnell werden. Die Luftreibung kann über die Stokessche Gleichung und zusätzliche Materialeigenschaften des fallenden Objektes mit einbezogen werden. Die Berechnung wird dadurch aber wesentlich komplizierter.</text:p>
      <text:p text:style-name="P26"><text:a xlink:type="simple" xlink:href="http://www.home.hs-karlsruhe.de/~pach0003/informatik_1/aufgaben/doc/de/hska/java/aufgaben/ausdruecke/SilvesterRaktete.html"><text:span text:style-name="T33">Lösung</text:span></text:a></text:p>
      <text:p text:style-name="P16">Addieren Sie 10 mal 0,1 auf eine double-Variable</text:p>
      <text:p text:style-name="P22">Schwierigkeit 3</text:p>
      <text:p text:style-name="P22">Implementieren Sie eine Java-main-Methode mit zwei lokalen Variablen vom Typ double. Die eine Variable soll den initialen Wert 0,0 und die andere den Wert 0,1 eins haben. Addieren Sie (ohne Schleife) 10 mal den Wert der zweiten Variable auf die erste.</text:p>
      <text:p text:style-name="P22">Vergleichen Sie anschliessend den Wert mit dem Identitätsoperator == auf 1,0 und geben Sie das Ergebnis dieses Booleschen Ausdrucks und der zwei Variablen auf dem Bildschirm aus.</text:p>
      <text:p text:style-name="P34"><text:soft-page-break/>Wie erklären Sie sich das Resultat?</text:p>
      <text:p text:style-name="P34">Wie müssen Sie den Vergleich von Gleitkommawerten programmieren, damit er das gewünschte Ergebnis liefert?</text:p>
      <text:p text:style-name="P26"><text:a xlink:type="simple" xlink:href="http://www.home.hs-karlsruhe.de/~pach0003/informatik_1/aufgaben/doc/de/hska/java/aufgaben/ausdruecke/Berechnungen.html"><text:span text:style-name="T33">Lösung</text:span></text:a></text:p>
      <text:p text:style-name="P34"/>
      <text:p text:style-name="P27"><text:span text:style-name="T39"/></text:p>
      <text:p text:style-name="P25"><text:span text:style-name="T39"/></text:p>
      <text:p text:style-name="P29"><text:span text:style-name="T41">Kontrollanweisungen:</text:span></text:p>
      <text:p text:style-name="P2"><text:span text:style-name="T43">Drei Zahlen sortieren</text:span></text:p>
      <text:p text:style-name="P19">Schwierigkeit 3</text:p>
      <text:p text:style-name="P19">Schreiben Sie eine Java-main-Methode, in der die Werte von drei lokalen int-Variablen a, b und c aufsteigend sortiert werden. Verwenden Sie als Kontrollstruktur nur die if-Anweisung. Vertauschen Sie die Werte dieser Variablen so, dass zum Schluss a &lt; b &lt; c gilt. Prüfen Sie Ihre Methode mit allen Permutationen der Zahlen 1, 2 und 3 (es gibt insgesamt 6 Kombinationen). Nach der Ausführung Ihrer Anweisungen muss in all diesen Fällen also immer a=1, b=2 und b=3 gelten. Man kann die Aufgabe mit drei if-Anweisungen (ohne else) lösen, da im schlimmsten Fall drei Vertauschungen nötig sind.</text:p>
      <text:p text:style-name="P26"><text:a xlink:type="simple" xlink:href="http://www.home.hs-karlsruhe.de/~pach0003/informatik_1/aufgaben/doc/de/hska/java/aufgaben/kontrollstrukturen/DreiZahlenSortieren.html"><text:span text:style-name="T32">Lösung</text:span></text:a></text:p>
      <text:p text:style-name="P14">Ein-mal-Eins auf dem Bildschirm ausgeben</text:p>
      <text:p text:style-name="P19">Schwierigkeit 3</text:p>
      <text:p text:style-name="P19">Schreiben Sie eine Java-main-Methode, in der das grosse Ein-Mal-Eins berechnet und tabellarisch auf dem Bildschirm ausgegeben wird. Um die auszugebenen Zahlwerte geeignet einzurücken, sollten Sie bei der Ausgabe den Tabulator "\n" verwenden. Verwenden Sie die for-Schleife.</text:p>
      <text:p text:style-name="P19">Beim grossem Ein-Mal-Eins werden alle Produkte i * j mit 0 &lt; i &lt;= 10 und 0 &lt; j &lt;= 10 gebildet. Die Ausgabe sollte also etwa wie folgt aussehen:</text:p>
      <text:p text:style-name="P6">1<text:tab/>2<text:tab/>3<text:tab/>4<text:tab/>5<text:tab/>6<text:tab/>7<text:tab/>8<text:tab/>9<text:tab/>10<text:tab/></text:p>
      <text:p text:style-name="P6">2<text:tab/>4<text:tab/>6<text:tab/>8<text:tab/>10<text:tab/>12<text:tab/>14<text:tab/>16<text:tab/>18<text:tab/>20<text:tab/></text:p>
      <text:p text:style-name="P6">3<text:tab/>6<text:tab/>9<text:tab/>12<text:tab/>15<text:tab/>18<text:tab/>21<text:tab/>24<text:tab/>27<text:tab/>30<text:tab/></text:p>
      <text:p text:style-name="P6">4<text:tab/>8<text:tab/>12<text:tab/>16<text:tab/>20<text:tab/>24<text:tab/>28<text:tab/>32<text:tab/>36<text:tab/>40<text:tab/></text:p>
      <text:p text:style-name="P6">5<text:tab/>10<text:tab/>15<text:tab/>20<text:tab/>25<text:tab/>30<text:tab/>35<text:tab/>40<text:tab/>45<text:tab/>50<text:tab/></text:p>
      <text:p text:style-name="P6">6<text:tab/>12<text:tab/>18<text:tab/>24<text:tab/>30<text:tab/>36<text:tab/>42<text:tab/>48<text:tab/>54<text:tab/>60<text:tab/></text:p>
      <text:p text:style-name="P6">7<text:tab/>14<text:tab/>21<text:tab/>28<text:tab/>35<text:tab/>42<text:tab/>49<text:tab/>56<text:tab/>63<text:tab/>70<text:tab/></text:p>
      <text:p text:style-name="P6">8<text:tab/>16<text:tab/>24<text:tab/>32<text:tab/>40<text:tab/>48<text:tab/>56<text:tab/>64<text:tab/>72<text:tab/>80<text:tab/></text:p>
      <text:p text:style-name="P6">9<text:tab/>18<text:tab/>27<text:tab/>36<text:tab/>45<text:tab/>54<text:tab/>63<text:tab/>72<text:tab/>81<text:tab/>90<text:tab/></text:p>
      <text:p text:style-name="P6">10<text:tab/>20<text:tab/>30<text:tab/>40<text:tab/>50<text:tab/>60<text:tab/>70<text:tab/>80<text:tab/>90<text:tab/>100<text:tab/></text:p>
      <text:p text:style-name="P26"><text:a xlink:type="simple" xlink:href="http://www.home.hs-karlsruhe.de/~pach0003/informatik_1/aufgaben/doc/de/hska/java/aufgaben/kontrollstrukturen/EinMalEins.html"><text:span text:style-name="T32">Lösung</text:span></text:a></text:p>
      <text:p text:style-name="P14"><text:soft-page-break/>Berechnen von Noten aus Punktzahlen</text:p>
      <text:p text:style-name="P19">Schwierigkeit 3</text:p>
      <text:p text:style-name="P19">In der Klausur Informatik 1 können Sie maximal 120 Punkte erreichen. Bei 60 Punkte gilt die Klausur als bestanden (4,0). Für jede weiteren 5 Punkte verbessert sich die Note um eine Notenstufe. Für jeweils 5 Punkte weniger verschlechtert sich die Note um eine Notenstufe (bis 5,0). Aus rechtlichen Gründen gibt es keine 4,3 - sondern in diesem Fall auch eine 4,7. Es können auch halbe Punkte vergeben werden.</text:p>
      <table:table table:name="Tabelle1" table:style-name="Tabelle1">
        <table:table-column table:style-name="Tabelle1.A"/>
        <table:table-column table:style-name="Tabelle1.B"/>
        <table:table-row table:style-name="Tabelle1.1">
          <table:table-cell table:style-name="Tabelle1.A1" office:value-type="string">
            <text:p text:style-name="P3">Note</text:p>
          </table:table-cell>
          <table:table-cell table:style-name="Tabelle1.A1" office:value-type="string">
            <text:p text:style-name="P3">Punkte</text:p>
          </table:table-cell>
        </table:table-row>
        <table:table-row table:style-name="Tabelle1.1">
          <table:table-cell table:style-name="Tabelle1.A1" office:value-type="string">
            <text:p text:style-name="P3">5,0</text:p>
          </table:table-cell>
          <table:table-cell table:style-name="Tabelle1.A1" office:value-type="string">
            <text:p text:style-name="P3">0 - 49,5</text:p>
          </table:table-cell>
        </table:table-row>
        <table:table-row table:style-name="Tabelle1.1">
          <table:table-cell table:style-name="Tabelle1.A1" office:value-type="string">
            <text:p text:style-name="P3">4,7</text:p>
          </table:table-cell>
          <table:table-cell table:style-name="Tabelle1.A1" office:value-type="string">
            <text:p text:style-name="P3">50 - 59,5</text:p>
          </table:table-cell>
        </table:table-row>
        <table:table-row table:style-name="Tabelle1.1">
          <table:table-cell table:style-name="Tabelle1.A1" office:value-type="string">
            <text:p text:style-name="P3">4,0</text:p>
          </table:table-cell>
          <table:table-cell table:style-name="Tabelle1.A1" office:value-type="string">
            <text:p text:style-name="P3">60 - 64,5</text:p>
          </table:table-cell>
        </table:table-row>
        <table:table-row table:style-name="Tabelle1.1">
          <table:table-cell table:style-name="Tabelle1.A1" office:value-type="string">
            <text:p text:style-name="P3">3,7</text:p>
          </table:table-cell>
          <table:table-cell table:style-name="Tabelle1.A1" office:value-type="string">
            <text:p text:style-name="P3">65 - 69,5</text:p>
          </table:table-cell>
        </table:table-row>
        <table:table-row table:style-name="Tabelle1.1">
          <table:table-cell table:style-name="Tabelle1.A1" office:value-type="string">
            <text:p text:style-name="P3">3,3</text:p>
          </table:table-cell>
          <table:table-cell table:style-name="Tabelle1.A1" office:value-type="string">
            <text:p text:style-name="P3">70 - 74,5</text:p>
          </table:table-cell>
        </table:table-row>
        <table:table-row table:style-name="Tabelle1.1">
          <table:table-cell table:style-name="Tabelle1.A1" office:value-type="string">
            <text:p text:style-name="P3">3,0</text:p>
          </table:table-cell>
          <table:table-cell table:style-name="Tabelle1.A1" office:value-type="string">
            <text:p text:style-name="P3">75 - 79,5</text:p>
          </table:table-cell>
        </table:table-row>
        <table:table-row table:style-name="Tabelle1.1">
          <table:table-cell table:style-name="Tabelle1.A1" office:value-type="string">
            <text:p text:style-name="P3">2,7</text:p>
          </table:table-cell>
          <table:table-cell table:style-name="Tabelle1.A1" office:value-type="string">
            <text:p text:style-name="P3">80 - 84,5</text:p>
          </table:table-cell>
        </table:table-row>
        <table:table-row table:style-name="Tabelle1.1">
          <table:table-cell table:style-name="Tabelle1.A1" office:value-type="string">
            <text:p text:style-name="P3">2,3</text:p>
          </table:table-cell>
          <table:table-cell table:style-name="Tabelle1.A1" office:value-type="string">
            <text:p text:style-name="P3">85 - 89,5</text:p>
          </table:table-cell>
        </table:table-row>
        <table:table-row table:style-name="Tabelle1.1">
          <table:table-cell table:style-name="Tabelle1.A1" office:value-type="string">
            <text:p text:style-name="P3">2,0</text:p>
          </table:table-cell>
          <table:table-cell table:style-name="Tabelle1.A1" office:value-type="string">
            <text:p text:style-name="P3">90 - 94,5</text:p>
          </table:table-cell>
        </table:table-row>
        <table:table-row table:style-name="Tabelle1.1">
          <table:table-cell table:style-name="Tabelle1.A1" office:value-type="string">
            <text:p text:style-name="P3">1,7</text:p>
          </table:table-cell>
          <table:table-cell table:style-name="Tabelle1.A1" office:value-type="string">
            <text:p text:style-name="P3">95 - 99,5</text:p>
          </table:table-cell>
        </table:table-row>
        <table:table-row table:style-name="Tabelle1.1">
          <table:table-cell table:style-name="Tabelle1.A1" office:value-type="string">
            <text:p text:style-name="P3">1,3</text:p>
          </table:table-cell>
          <table:table-cell table:style-name="Tabelle1.A1" office:value-type="string">
            <text:p text:style-name="P3">100 - 104,5</text:p>
          </table:table-cell>
        </table:table-row>
        <table:table-row table:style-name="Tabelle1.1">
          <table:table-cell table:style-name="Tabelle1.A1" office:value-type="string">
            <text:p text:style-name="P3">1,0</text:p>
          </table:table-cell>
          <table:table-cell table:style-name="Tabelle1.A1" office:value-type="string">
            <text:p text:style-name="P3">105 - 120</text:p>
          </table:table-cell>
        </table:table-row>
      </table:table>
      <text:p text:style-name="P19">Implementieren Sie eine Java-Funktion, die für eine Punktzahl von 0 bis 120 die entsprechende Note berechnet und zurückgibt. Schreiben Sie eine Java-main-Methode, die für alle Punkte von 0 bis 120 in Schritten von 0,5 die zugehörige Note auf dem Bildschirm ausgibt.</text:p>
      <text:p text:style-name="P26"><text:a xlink:type="simple" xlink:href="http://www.home.hs-karlsruhe.de/~pach0003/informatik_1/aufgaben/doc/de/hska/java/aufgaben/kontrollstrukturen/Notenvergabe.html"><text:span text:style-name="T32">Lösung</text:span></text:a></text:p>
      <text:p text:style-name="P14">Berechnen des Wochentags eines Datums</text:p>
      <text:p text:style-name="P19">Schwierigkeit 2</text:p>
      <text:p text:style-name="P19">Implementieren Sie ein Java-Programm, das für einen Tag (1..31), den Monat (1..12) und das Jahr den zugehörigen Wochentag bestimmt und auf dem Bildschirm ausgibt.</text:p>
      <text:p text:style-name="P19"><text:soft-page-break/>Folgendes Verfahren berechnet diesen Wochentag für ein Datum, dass zwischen März 1900 und Februar 2100 liegt.</text:p>
      <text:p text:style-name="P19">Zuerst muss die Gesamtanzahl der Wochentage von 1900 bis zum gegeben Datum errechnet werden (s.u.). Dies ist letztlich die Hauptschwierigkeit. Wenn diese Zahl berechnet ist, muss sie nur noch mit Rest durch 7 geteilt werden. Das ergibt den Wochentag, wobei 0 der Sonntag ist</text:p>
      <text:p text:style-name="P19">Die Gesamtanzahl Wochentage berechnet sich schrittweise wie folgt:</text:p>
      <text:p text:style-name="P36">Vom gegebenen Jahr 1900 abziehen und dies mit 365 multiplizieren.</text:p>
      <text:p text:style-name="P36">Die fehlenden Schalttage hinzuaddieren (jahr - 1900) / 4. Wenn das jahr selbst ein Schaltjahr ist, dann ist für Januar und Februar ein Tag zuviel berechnet. In diesem Fall Eins abziehen.</text:p>
      <text:p text:style-name="P36">Pro Monat die entsprechende Anzahl Tage pro Monat hinzuaddieren (beim Februar immer 28 Tage, da das Schaltjahr schon berücksichtigt ist).</text:p>
      <text:p text:style-name="P36">Noch den Tag dazu.</text:p>
      <text:p text:style-name="P19"/>
      <text:p text:style-name="P19">Hier einige Daten mit Wochentagen zum Testen des Java-Programms:</text:p>
      <text:p text:style-name="P36">Ostersonntage: 23. April 1916, 8. April 2007, 4. April 2010</text:p>
      <text:p text:style-name="P36">Aschermittwoch: 1. März 2006, 21. Februar 2007, 17. Februar 2010</text:p>
      <text:p text:style-name="P36">Gründungstag der BRD (Montag): 23. Mai 1949</text:p>
      <text:p text:style-name="P19"/>
      <text:p text:style-name="P26"><text:a xlink:type="simple" xlink:href="http://www.home.hs-karlsruhe.de/~pach0003/informatik_1/aufgaben/doc/de/hska/java/aufgaben/kontrollstrukturen/Wochentag.html"><text:span text:style-name="T32">Lösung</text:span></text:a></text:p>
      <text:p text:style-name="P14">Gewinnstrategie beim Roulette</text:p>
      <text:p text:style-name="P19">(für Glückspilze)</text:p>
      <text:p text:style-name="P19">Schwierigkeit 2</text:p>
      <text:p text:style-name="P19">Eine "todsichere" Gewinnstrategie beim Roulettespiel ist es, immer auf die selbe Farbe zu setzen. Wenn man verloren hat, dann verdoppelt man einfach den Einsatz, um den vorherigen Verlust wieder wett zu machen. Die Wahrscheinlichkeit das immer rot (oder schwarz) kommt ist 50% (wir ignorieren das Auftreten der 0).</text:p>
      <text:p text:style-name="P19"><text:soft-page-break/>Implementieren sie eine Java-main-Methode, die berechnet, wieviel Geld man ungefähr als Kapital benötigt, wenn man 1 000 000 mal spielt und der Anfangseinsatz ein Euro ist.</text:p>
      <text:p text:style-name="P19">Die Eintreffenswahrscheinlichkeit 50% kann man mit Math.random() &lt; 0.5 überprüfen.</text:p>
      <text:p text:style-name="P19">Wie viel Geld werden Sie mitbringen, damit Sie ihren Einsatz nicht verlieren?</text:p>
      <text:p text:style-name="P19">Erweitern Sie ihr Java-Programm, so dass ausgehend von einem Startkapital berechnet wird, nach wie vielen Spielen sie mit dieser Strategie ihr Geld verloren haben.</text:p>
      <text:p text:style-name="P26"><text:a xlink:type="simple" xlink:href="http://www.home.hs-karlsruhe.de/~pach0003/informatik_1/aufgaben/doc/de/hska/java/aufgaben/kontrollstrukturen/Roulette.html"><text:span text:style-name="T32">Lösung</text:span></text:a></text:p>
      <text:p text:style-name="P14">Anzahl Bytes in passende metrische Einheit umwandeln</text:p>
      <text:p text:style-name="P19">Schwierigkeit 3</text:p>
      <text:p text:style-name="P19">Eine Anzahl Bytes gegeben als int-Wert soll so mit Hilfe der metrischen Einheiten (K, M, G) auf dem Bildschirm ausgegeben werden, dass höchstens 3 Vorkommastellen angezeigt werden. Die Ausgabe soll in etwa wie folgt aussehen:</text:p>
      <text:p text:style-name="P6">123 Byte sind 123.0 Byte</text:p>
      <text:p text:style-name="P6">15323 Byte sind 15.323 KByte</text:p>
      <text:p text:style-name="P6">15323000 Byte sind 15.323 MByte</text:p>
      <text:p text:style-name="P6">1532300001 Byte sind 1.532300001 GByte</text:p>
      <text:p text:style-name="P19">Verwenden Sie keine Schleifen (nur if-else). Die Ausgabeanweisungen dürfen ausschliesslich am Ende der main-Methode sein.</text:p>
      <text:p text:style-name="P26"><text:a xlink:type="simple" xlink:href="http://www.home.hs-karlsruhe.de/~pach0003/informatik_1/aufgaben/doc/de/hska/java/aufgaben/kontrollstrukturen/EinheitBytesUmwandeln.html"><text:span text:style-name="T32">Lösung</text:span></text:a></text:p>
      <text:p text:style-name="P14">Berechnen Sie die Kreiszahl Pi mit dem Wallisschen Produkt</text:p>
      <text:p text:style-name="P19">Schwierigkeit 2</text:p>
      <text:p text:style-name="P19"><text:soft-page-break/>Der englische Mathematiker John Wallis nutzte folgende Methode zur Berechnung der Zahl Pi:</text:p>
      <text:p text:style-name="P4">Pi / 2 = (2/1) * (2/3) * (4/3) * (4/5) * (6/5) * (6/7) * ..</text:p>
      <text:p text:style-name="P26"><text:span text:style-name="T4">Es heißt nach ihm benannt </text:span><text:span text:style-name="T5">Wallissches Produkt</text:span><text:span text:style-name="T6">. Programmieren Sie eine Java-Klasse WallisschesProdukt, welche eine Methode enthält, die das Wallissche Produkt bis zum n-ten Faktor berechnet und zurückgibt. Diese Klasse darf keine Ein-/Ausgabefunktionen wie System.out.println() enthalten. Schreiben Sie eine Testklasse WallisschesProduktTest, in der Sie in einer for-Schleife für alle n von 1 bis 1000 das Produkt ausgeben. Vergleichen Sie die berechneten Ergebnisse mit dem konstanten Wert Math.PI (etwa in dem Sie zusätzlich die Differenz ihres berechneten Wertes zu Math.PI ausgeben).</text:span></text:p>
      <text:p text:style-name="P26"><text:a xlink:type="simple" xlink:href="http://www.home.hs-karlsruhe.de/~pach0003/informatik_1/aufgaben/doc/de/hska/java/aufgaben/kontrollstrukturen/WallisscheProdukt.html"><text:span text:style-name="T31">Lösung</text:span></text:a></text:p>
      <text:p text:style-name="P15">Berechnen Sie abundante und vollkommene Zahlen</text:p>
      <text:p text:style-name="P20">Schwierigkeit 2</text:p>
      <text:p text:style-name="P26"><text:span text:style-name="T5">Abundante Zahlen</text:span><text:span text:style-name="T6"> sind Zahlen deren Summe aller Teiler dieser Zahl außer der Zahl selbst </text:span><text:span text:style-name="T5">größer</text:span><text:span text:style-name="T6"> ist als die Zahl. Ist die Summe </text:span><text:span text:style-name="T5">gleich</text:span><text:span text:style-name="T6"> der Zahl, dann handelt es sich um eine </text:span><text:span text:style-name="T5">vollkommene Zahl</text:span><text:span text:style-name="T6"> (auch perfekte oder ideale Zahlen genannt).</text:span></text:p>
      <text:p text:style-name="P20">12 hat zum Beispiel die Teiler 1, 2, 3, 4 und 6. Deren Summe ist 16 &gt; 12. Deswegen ist 12 eine abundante Zahl. 6 ist eine vollkommene Zahl, da 1 + 2 + 3 = 6 gilt.</text:p>
      <text:p text:style-name="P26"><text:span text:style-name="T6">Schreiben Sie ein Java-Programm, das für eine Zahl überprüft, ob Sie abundant bzw. vollkommen ist oder nicht. Finden Sie alle vollkommenen und </text:span><text:span text:style-name="T5">ungeraden</text:span><text:span text:style-name="T6"> abundanten Zahlen von 1 bis 1000.</text:span></text:p>
      <text:p text:style-name="P26"><text:a xlink:type="simple" xlink:href="http://www.home.hs-karlsruhe.de/~pach0003/informatik_1/aufgaben/doc/de/hska/java/aufgaben/kontrollstrukturen/AbundanteZahl.html"><text:span text:style-name="T31">Lösung</text:span></text:a></text:p>
      <text:p text:style-name="P15">Berechnen Sie Harshad-Zahlen</text:p>
      <text:p text:style-name="P20">Schwierigkeit 3</text:p>
      <text:p text:style-name="P26"><text:soft-page-break/><text:span text:style-name="T6">Eine natürliche Zahl heißt </text:span><text:span text:style-name="T5">Harshad-Zahl</text:span><text:span text:style-name="T6">, wenn Sie durch ihre Quersumme teilbar ist.</text:span></text:p>
      <text:p text:style-name="P20">777 ist durch 7 + 7 + 7 = 21 teilbar und damit eine Harshad-Zahl.</text:p>
      <text:p text:style-name="P20">Schreiben Sie ein Java-Programm, das alle Harshad-Zahlen von 1 bis 100 berechnet und am Bildschirm ausgibt.</text:p>
      <text:p text:style-name="P26"><text:a xlink:type="simple" xlink:href="http://www.home.hs-karlsruhe.de/~pach0003/informatik_1/aufgaben/doc/de/hska/java/aufgaben/kontrollstrukturen/HarshadZahl.html"><text:span text:style-name="T31">Lösung</text:span></text:a></text:p>
      <text:p text:style-name="P15">Berechnen Sie Lychrel-Zahlen</text:p>
      <text:p text:style-name="P20">Schwierigkeit 1</text:p>
      <text:p text:style-name="P26"><text:span text:style-name="T6">Eine natürliche Zahl ist ein </text:span><text:span text:style-name="T5">Palindrom</text:span><text:span text:style-name="T6">, wenn die umgekehrte Reihenfolge ihrer Dezimalziffern identisch zur Zahl ist: 121 und 8813200023188 sind zum Beispiel Palindrome. Die Zahl, die sich durch Umkehrung der Dezimalziffern eine Zahl </text:span><text:span text:style-name="T3">n</text:span><text:span text:style-name="T6"> entsteht, kürzen wir ab als </text:span><text:span text:style-name="T3">u(n)</text:span><text:span text:style-name="T6">. Also gilt u(1236) = 6321.</text:span></text:p>
      <text:p text:style-name="P26"><text:span text:style-name="T6">Ausgehend von einer Zahl </text:span><text:span text:style-name="T3">z</text:span><text:span text:style-name="T6"> kann man wie folgt versuchen, schrittweise ein Palindrom zu erzeugen:</text:span></text:p>
      <text:p text:style-name="P8"><text:s text:c="2"/>p := z;</text:p>
      <text:p text:style-name="P8"><text:s text:c="2"/>do {</text:p>
      <text:p text:style-name="P8"><text:s text:c="4"/>p := p + u(z);</text:p>
      <text:p text:style-name="P8"><text:s text:c="2"/>while ( p != u(p) ); </text:p>
      <text:p text:style-name="P5">Beispiel: Wenn wir mit z = 57 anfangen. Dann ist p = 57 + 75 = 132 nach dem ersten Durchlauf. Nach dem zweiten Durchlauf gilt p = 132 + 231 = 353. Die Schleife bricht dann ab.</text:p>
      <text:p text:style-name="P5"/>
      <text:p text:style-name="P12"><text:span text:style-name="T6">Wenn für eine Zahl </text:span><text:span text:style-name="T3">z</text:span><text:span text:style-name="T6"> dieser Algorithmus </text:span><text:span text:style-name="T5">nie</text:span><text:span text:style-name="T6"> terminiert, also endlos weiterläuft, dann heißt </text:span><text:span text:style-name="T3">z</text:span><text:span text:style-name="T6"> </text:span><text:span text:style-name="T5">Lychrel-Zahl</text:span><text:span text:style-name="T6">. Es ist derzeit nicht bekannt, ob es solche Zahlen überhaupt gibt! Als kleinster Kandidat gilt 196.</text:span></text:p>
      <text:p text:style-name="P5">Schreiben Sie ein Java-Programm, das derartige Palindrome im Intervall von 1 bis 1000 findet. Beachten Sie, dass Sie die Iteration nach eine vorgegebenen Obergrenze (&lt; 2 000 000 000) abbrechen müssen, da sie sonst bei Lychrel-Zahlen nicht terminiert. Beachten Sie auch den gültigen Wertebereich von int bzw. long: die Zahlen werden immer grösser und es kann ein Überlauf auftreten.</text:p>
      <text:p text:style-name="P5">Bei maximal 1 000 000 000 Iterationen habe ich folgende (bereits <text:soft-page-break/>bekannte) Kandidaten für Lychrel-Zahlen gefunden: 196, 295, 394, 493, 592, 689, 691, 788, 790, 879, 887, 978, 986.</text:p>
      <text:p text:style-name="P5"/>
      <text:p text:style-name="P12"><text:span text:style-name="T6">Alternativ gibt es zu diesem Algorithmus auch einen </text:span><text:a xlink:type="simple" xlink:href="http://www.jasondoucette.com/worldrecords.html#Most"><text:span text:style-name="T31">Wettbewerb</text:span></text:a><text:span text:style-name="T6">, bei dem für alle n-stelligen Dezimalzahlen, die Zahl gefunden werden soll, bei dem am wenigsten Iterationen benötigt werden, um mit obigen Algorithmus ein Palindrom zu erzeugen. Diese Zahlen heißen verzögerte Palindromzahlen (delayed palindromic numbers). Rekordhalter für 19-stellige Dezimalzahlen ist derzeit 1 186 060 307 891 929 990.</text:span></text:p>
      <text:p text:style-name="P26"><text:a xlink:type="simple" xlink:href="http://www.home.hs-karlsruhe.de/~pach0003/informatik_1/aufgaben/doc/de/hska/java/aufgaben/kontrollstrukturen/LychrelZahl.html"><text:span text:style-name="T31">Lösung</text:span></text:a></text:p>
      <text:p text:style-name="P15">Berechnen Sie Primzahlzwillinge</text:p>
      <text:p text:style-name="P20">Schwierigkeit 2</text:p>
      <text:p text:style-name="P26"><text:span text:style-name="T6">Zwei Primzahlen p und q heissen </text:span><text:span text:style-name="T5">Primzahlzwilling</text:span><text:span text:style-name="T6"> (oder Primzahlpaar), wenn ihre Differenz 2 ist. 3 / 5, 5 / 7, 11 / 13 sind zum Beispiel die ersten drei Primzahlzwillinge.</text:span></text:p>
      <text:p text:style-name="P26"><text:span text:style-name="T6">Implementieren Sie ein Java-Programm, welches alle Primzahlzwillinge bis zu einer vorgegebenen Obergrenze berechnet und auf dem Bildschirm ausgibt. Verwenden Sie zur Berechnung aller Primzahlen von 2 bis zur Obergrenze dieses </text:span><text:a xlink:type="simple" xlink:href="http://www.home.hs-karlsruhe.de/~pach0003/informatik_1/doc/de/hska/info1/felder/Primzahlsieb.html"><text:span text:style-name="T31">Primzahlsieb</text:span></text:a></text:p>
      <text:p text:style-name="P26"><text:a xlink:type="simple" xlink:href="http://www.home.hs-karlsruhe.de/~pach0003/informatik_1/aufgaben/doc/de/hska/java/aufgaben/kontrollstrukturen/PrimzahlZwillinge.html"><text:span text:style-name="T31">Lösung</text:span></text:a></text:p>
      <text:p text:style-name="P15">Lösen logischer Rätsel</text:p>
      <text:p text:style-name="P20">Schwierigkeit 2</text:p>
      <text:p text:style-name="P20">Logische Rätsel lassen sich formal oft auflösen, indem man Sie aussagenlogisch formuliert.</text:p>
      <text:p text:style-name="P20">Im folgenden Rätsel von Raymond Smullyan geht es um einen Hutmacher, einen Schnapphase und eine (Hasel-)Maus. Unter diesen drei Verdächtigen gibt es einen Dieb. Die Ermittlungen haben folgendes ergeben:</text:p>
      <text:p text:style-name="P37">Genau einer von den drei ist der Dieb</text:p>
      <text:p text:style-name="P37">Unschuldige sagen immer die Wahrheit</text:p>
      <text:p text:style-name="P37"><text:soft-page-break/>Der Schnapphase sagt, dass der Hutmacher unschuldig ist</text:p>
      <text:p text:style-name="P37">Der Hutmacher sagt, dass die Haselmaus unschuldig ist</text:p>
      <text:p text:style-name="P12"><text:span text:style-name="T6">Dieser Sachverhalt kann mit drei booleschen Variablen </text:span><text:span text:style-name="T3">hutmacher</text:span><text:span text:style-name="T6">, </text:span><text:span text:style-name="T3">schnapphase</text:span><text:span text:style-name="T6"> und </text:span><text:span text:style-name="T3">maus</text:span><text:span text:style-name="T6"> codiert werden. Diese sollen genau dann </text:span><text:span text:style-name="T3">true</text:span><text:span text:style-name="T6"> sein , wenn die entsprechende Person der Dieb ist.</text:span></text:p>
      <text:p text:style-name="P5"/>
      <text:p text:style-name="P5">Wir verwenden die Java-Operatoren !, &amp;, ^, | (und =&gt; als Implikation). Die aus den Ermittlungen formalisierten Erkenntnisse sind:</text:p>
      <text:p text:style-name="P37">hutmacher ^ schnapphase ^ maus</text:p>
      <text:p text:style-name="P37">(hutmacher =&gt; ! (schnapphase | maus)) &amp; (schnapphase =&gt; ! (hutmacher | maus)) &amp; (maus =&gt; ! (hutmacher | schnapphase))</text:p>
      <text:p text:style-name="P37">schnapphase =&gt; ! hutmacher</text:p>
      <text:p text:style-name="P37">hutmacher =&gt; ! maus</text:p>
      <text:p text:style-name="P12"><text:span text:style-name="T6">Die Implikation </text:span><text:span text:style-name="T3">A =&gt; B</text:span><text:span text:style-name="T6"> kann durch </text:span><text:span text:style-name="T3">! A | B</text:span><text:span text:style-name="T6"> ersetzt werden.</text:span></text:p>
      <text:p text:style-name="P5"/>
      <text:p text:style-name="P12"><text:span text:style-name="T6">Implementieren Sie ein Java-Programm, mit dem derartig formalisierte Rätsel gelöst werden können. Das Rätsel ist gelöst, wenn man eine Belegung der booleschen Variablen gefunden hat, so dass jede der Formeln war ist. Dazu kann man einfach alle Kombinationen der Belegungen aufzählen und ausprobieren. Für die drei booleschen Variablen gibt es 2</text:span><text:span text:style-name="T8">3</text:span><text:span text:style-name="T10"> mögliche Kombinationen. Das Programm berechnet also die Wahrheitstafel für die Formel.</text:span></text:p>
      <text:p text:style-name="P10">Alle Kombinationen für n boolesche Variablen können Sie über fortgesetztes Inkrementieren einer int-Zahl z bekommen: die Folge der 0en und 1en in der Binärcodierung der Zahl gibt ihnen die booleschen Wahrheitswerte für die zugehörige boolesche Variable an.</text:p>
      <text:p text:style-name="P12"><text:span text:style-name="T10">Wenn das dritte Bit von z den Wahrheitswert für die boolesche Variable </text:span><text:span text:style-name="T19">schnapphase</text:span><text:span text:style-name="T10"> angeben soll, dann bekommen Sie zum Beispiel den booleschen Wert mit </text:span><text:span text:style-name="T19">schnapphase = (z / 4 % 2) == 1</text:span></text:p>
      <text:p text:style-name="P26"><text:a xlink:type="simple" xlink:href="http://www.home.hs-karlsruhe.de/~pach0003/informatik_1/aufgaben/doc/de/hska/java/aufgaben/kontrollstrukturen/Raetselloeser.html"><text:span text:style-name="T33">Lösung</text:span></text:a></text:p>
      <text:p text:style-name="P16">Berechnen Sie die Zahl Pi näherungsweise über die Kreisgleichung</text:p>
      <text:p text:style-name="P22">Schwierigkeit 3</text:p>
      <text:p text:style-name="P26"><text:span text:style-name="T10">Die Zahl Pi kann wie folgt näherungsweise im kartesischen Koordiantensystem über die Kreisgleichung x</text:span><text:span text:style-name="T8">2</text:span><text:span text:style-name="T10"> + y</text:span><text:span text:style-name="T8">2</text:span><text:span text:style-name="T10"> &lt;= r bestimmt werden.</text:span></text:p>
      <text:p text:style-name="P22"><text:soft-page-break/>Wir nehmen r = 1. Es werden n zufällige Koordinate (x,y) im Bereich (0,0) und (1,1) erzeugt. Über die Kreisgleichung kann bestimmt werden, wie viele davon sich im Einheitskreis befinden. Die Anzahl Punkte im Einheitskreis oder im Quadrat ist proportional zur Fläche. Das Vierfache des Verhältnis Flache Quadrat zu Fläche Einheitskreis nähert sich deswegen Pi an. Siehe dazu folgende Abbildung:</text:p>
      <text:p text:style-name="P22"/>
      <text:p text:style-name="P22">Programmieren Sie ein Java-Programm, das für ein n die Zahl Pi mit dieser Methode näherungsweise berechnet und auf dem Bildschirm ausgibt. Sie können Zufallszahlen zwischen 0 und 1 mit Math.random() erzeugen.</text:p>
      <text:p text:style-name="P26"><text:a xlink:type="simple" xlink:href="http://www.home.hs-karlsruhe.de/~pach0003/informatik_1/aufgaben/doc/de/hska/java/aufgaben/kontrollstrukturen/PiBerechnen.html"><text:span text:style-name="T33">Lösung</text:span></text:a></text:p>
      <text:p text:style-name="P16">Geben Sie für eine ganze Zahl alle Teiler aus</text:p>
      <text:p text:style-name="P22">Schwierigkeit 3</text:p>
      <text:p text:style-name="P22">Schreiben Sie ein Java-Programm, das zu einer ganzen Zahl alle Teiler auf dem Bildschirm ausgibt.</text:p>
      <text:p text:style-name="P26"><text:a xlink:type="simple" xlink:href="http://www.home.hs-karlsruhe.de/~pach0003/informatik_1/aufgaben/doc/de/hska/java/aufgaben/kontrollstrukturen/Teiler.html"><text:span text:style-name="T33">Lösung</text:span></text:a></text:p>
      <text:p text:style-name="P16">Prämienberechnung einer Hausratversicherung</text:p>
      <text:p text:style-name="P22">Schwierigkeit 3</text:p>
      <text:p text:style-name="P26"><text:span text:style-name="T10">Wir betrachten eine fiktive Hausratversicherung, bei der die Prämie wie folgt von der Anzahl Personen </text:span><text:span text:style-name="T19">personen</text:span><text:span text:style-name="T10"> und Quadratmeteranzahl </text:span><text:span text:style-name="T19">flaeche</text:span><text:span text:style-name="T10"> der Wohnung abhängt:</text:span></text:p>
      <table:table table:name="Tabelle2" table:style-name="Tabelle2">
        <table:table-column table:style-name="Tabelle2.A"/>
        <table:table-column table:style-name="Tabelle2.B"/>
        <table:table-row table:style-name="Tabelle2.1">
          <table:table-cell table:style-name="Tabelle2.A1" office:value-type="string">
            <text:p text:style-name="P10">personen</text:p>
          </table:table-cell>
          <table:table-cell table:style-name="Tabelle2.A1" office:value-type="string">
            <text:p text:style-name="P10">Prämie</text:p>
          </table:table-cell>
        </table:table-row>
        <table:table-row table:style-name="Tabelle2.1">
          <table:table-cell table:style-name="Tabelle2.A1" office:value-type="string">
            <text:p text:style-name="P10">1-2</text:p>
          </table:table-cell>
          <table:table-cell table:style-name="Tabelle2.A1" office:value-type="string">
            <text:p text:style-name="P10">10 + flaeche / 2</text:p>
          </table:table-cell>
        </table:table-row>
        <table:table-row table:style-name="Tabelle2.1">
          <table:table-cell table:style-name="Tabelle2.A1" office:value-type="string">
            <text:p text:style-name="P10">3</text:p>
          </table:table-cell>
          <table:table-cell table:style-name="Tabelle2.A1" office:value-type="string">
            <text:p text:style-name="P10">15 + flaeche</text:p>
          </table:table-cell>
        </table:table-row>
        <table:table-row table:style-name="Tabelle2.1">
          <table:table-cell table:style-name="Tabelle2.A1" office:value-type="string">
            <text:p text:style-name="P10">4</text:p>
          </table:table-cell>
          <table:table-cell table:style-name="Tabelle2.A1" office:value-type="string">
            <text:p text:style-name="P10">15 + 1,5 * flaeche</text:p>
          </table:table-cell>
        </table:table-row>
        <table:table-row table:style-name="Tabelle2.1">
          <table:table-cell table:style-name="Tabelle2.A1" office:value-type="string">
            <text:p text:style-name="P10">&gt;4</text:p>
          </table:table-cell>
          <table:table-cell table:style-name="Tabelle2.A1" office:value-type="string">
            <text:p text:style-name="P10">25 + 2 * flaeche</text:p>
          </table:table-cell>
        </table:table-row>
      </table:table>
      <text:p text:style-name="P22"><text:soft-page-break/>Welche Kontrollanweisung eignet sich für die Implementierung am besten?</text:p>
      <text:p text:style-name="P26"><text:a xlink:type="simple" xlink:href="http://www.home.hs-karlsruhe.de/~pach0003/informatik_1/aufgaben/doc/de/hska/java/aufgaben/kontrollstrukturen/Hausratversicherung.html"><text:span text:style-name="T33">Lösung</text:span></text:a></text:p>
      <text:p text:style-name="P16">Minimum in einer Folge von Eingaben finden</text:p>
      <text:p text:style-name="P22">Schwierigkeit 2</text:p>
      <text:p text:style-name="P26"><text:span text:style-name="T12">Gegeben</text:span><text:span text:style-name="T10"> sei eine Folge von ganzen positiver Zahlen. Die Anzahl der Zahlen ist im Voraus nicht bekannt. Diese Zahlen werden vom Benutzer online über die Konsole eingegeben.</text:span></text:p>
      <text:p text:style-name="P26"><text:span text:style-name="T12">Gesucht</text:span><text:span text:style-name="T10"> ist das Minimum der Zahlen. Das Programm wird durch Eingabe einer negativen Zahl beendet. Es soll dann das gefundene Minimum auf dem Bildschirm ausgeben.</text:span></text:p>
      <text:p text:style-name="P26"><text:span text:style-name="T10">Algorithmen zu Problemen, bei denen die Eingabemenge vorab nicht bekannt ist, werden </text:span><text:span text:style-name="T12">online-Algorithmen</text:span><text:span text:style-name="T10"> genannt.</text:span></text:p>
      <text:p text:style-name="P26"><text:span text:style-name="T10">Implementieren Sie eine main-Methode, die dieses Problem löst. Zur Eingabe von Zahlen können Sie die Klasse </text:span><text:a xlink:type="simple" xlink:href="http://www.home.hs-karlsruhe.de/~pach0003/informatik_1/aufgaben/Eingabe.java"><text:span text:style-name="T33">Eingabe.java</text:span></text:a><text:span text:style-name="T10"> verwenden. Sie enthält eine statische Methode readInt(), die eine neue Zahl von der Tastatur einließt und als int-Wert zurückgibt.</text:span></text:p>
      <text:p text:style-name="P26"><text:a xlink:type="simple" xlink:href="http://www.home.hs-karlsruhe.de/~pach0003/informatik_1/aufgaben/doc/de/hska/java/aufgaben/kontrollstrukturen/MinimumSuchen.html"><text:span text:style-name="T33">Lösung</text:span></text:a></text:p>
      <text:p text:style-name="P16">Grenzwert einer geometrischen Reihe bestimmen</text:p>
      <text:p text:style-name="P22">Schwierigkeit 3</text:p>
      <text:p text:style-name="P22">Wir betrachten folgende unendliche Reihe, welche die Summe der Kehrwerte aller 2er-Potenzen berechnet.</text:p>
      <text:p text:style-name="P22"/>
      <text:p text:style-name="P22">Diese Reihe konvergiert gegen einen konstanten Wert.</text:p>
      <text:p text:style-name="P22"><text:soft-page-break/>Implementieren Sie ein Java-Programm, welche diesen Grenzwert bestimmt. Implementieren Sie dazu eine Schleife, die solange die nächste 2er-Potenz zum bisherigen Teilergebnis hinzuaddiert, bis sich das Resultat nicht mehr ändert. Dies stell den - vermutlichen - Grenzwert der Reihe dar.</text:p>
      <text:p text:style-name="P26"><text:a xlink:type="simple" xlink:href="http://www.home.hs-karlsruhe.de/~pach0003/informatik_1/aufgaben/doc/de/hska/java/aufgaben/kontrollstrukturen/GeometrischeReihe.html"><text:span text:style-name="T33">Lösung</text:span></text:a></text:p>
      <text:p text:style-name="P16">Goldbachsche Vermutung überprüfen</text:p>
      <text:p text:style-name="P22">Schwierigkeit 2</text:p>
      <text:p text:style-name="P22">Im Jahr 1742 hat Christian Goldbach eine Vermutung aufgestellt, nach der jede ungerade Zahl größer als fünf als Summe dreier Primzahlen dargestellt werden kann.</text:p>
      <text:p text:style-name="P22"/>
      <text:p text:style-name="P22">Die nach ihm benannte Goldbachsche Vermutung lautet in einer stärkeren, heute gebräuchlichen Version:</text:p>
      <text:p text:style-name="P23">Jede gerade natürliche Zahl (größer als zwei) kann als Summe zweier Primzahlen repräsentiert werden.</text:p>
      <text:p text:style-name="P22">Beispiele sind: 4 = 2 + 2, 6 = 3 + 3, 8 = 3 + 5, …</text:p>
      <text:p text:style-name="P22">Die Summe muß nicht eindeutig sein: 5 + 5 = 3 + 7 = 10 .</text:p>
      <text:p text:style-name="P26"><text:span text:style-name="T10">Die Vermutung wurde bisher nicht bewiesen. Sie wurde für alle Zahlen bis 10</text:span><text:span text:style-name="T8">18</text:span><text:span text:style-name="T10"> (Stand 2007) bestätigt.</text:span></text:p>
      <text:p text:style-name="P26"><text:span text:style-name="T10">Implementieren Sie ein Programm, daß für alle geraden Zahlen bis zu einer Obergrenze, zwei Primzahlen findet, deren Summe gleich der Zahl ist. Verwenden Sie das Primzahlsieb zur Berechnung aller Primzahlen bis zu dieser Obergrenze (die Klasse Primzahlsieb.java ist in den </text:span><text:a xlink:type="simple" xlink:href="http://www.home.hs-karlsruhe.de/~pach0003/informatik_1/aufgaben/aufgaben.zip"><text:span text:style-name="T33">Lösungen zu den Aufgaben</text:span></text:a><text:span text:style-name="T10"> enthalten).</text:span></text:p>
      <text:p text:style-name="P26"><text:a xlink:type="simple" xlink:href="http://www.home.hs-karlsruhe.de/~pach0003/informatik_1/aufgaben/doc/de/hska/java/aufgaben/kontrollstrukturen/GoldbachscheVermutung.html"><text:span text:style-name="T33">Lösung</text:span></text:a></text:p>
      <text:p text:style-name="P16">Giuga-Zahlen berechnen</text:p>
      <text:p text:style-name="P22"><text:soft-page-break/>Schwierigkeit 2</text:p>
      <text:p text:style-name="P26"><text:span text:style-name="T10">Eine natürliche Zahl n ist eine </text:span><text:span text:style-name="T12">Giuga-Zahl</text:span><text:span text:style-name="T10">, wenn alle ihre Primteiler p den Wert n/p - 1 teilen.</text:span></text:p>
      <text:p text:style-name="P22">Implementieren Sie Java-Programm, die alle Giuga-Zahlen bis zu einer festen Obergrenze ausgibt.</text:p>
      <text:p text:style-name="P22"/>
      <text:p text:style-name="P22">Hinweis: Jede Primzahl ist eine Giuga-Zahl. Es ist derzeit (2008) nicht bekannt, ob die Umkehrung dieser Aussage gilt. Ihr Programm müsste also alle Primzahlen als Giuga-Zahlen identifizieren (und sonst keine).</text:p>
      <text:p text:style-name="P26"><text:a xlink:type="simple" xlink:href="http://www.home.hs-karlsruhe.de/~pach0003/informatik_1/aufgaben/doc/de/hska/java/aufgaben/kontrollstrukturen/GiugaZahl.html"><text:span text:style-name="T33">Lösung</text:span></text:a></text:p>
      <text:p text:style-name="P28"><text:a xlink:type="simple" xlink:href="http://www.home.hs-karlsruhe.de/~pach0003/informatik_1/aufgaben/doc/de/hska/java/aufgaben/kontrollstrukturen/GiugaZahl.html"><text:span text:style-name="T15">Objektorientierung:</text:span></text:a></text:p>
      <text:p text:style-name="P26"><text:a xlink:type="simple" xlink:href="http://www.home.hs-karlsruhe.de/~pach0003/informatik_1/aufgaben/doc/de/hska/java/aufgaben/kontrollstrukturen/GiugaZahl.html"><text:span text:style-name="T16">Entwurf und Implementierung von Polynomen</text:span></text:a></text:p>
      <text:p text:style-name="P19">Schwierigkeit 2</text:p>
      <text:p text:style-name="P19">Entwerfen Sie eine Klasse Polynom, die ein reelwertiges (double) Polynom repräsentiert. Die Koeffzienten des Polynoms sollten als Feld im Konstruktur übergeben werden. Zwei Polynome sollen addiert werden können. Der Grad eines Polynoms soll sich bestimmt lassen. Ebenso soll die erste Ableitung eines Polynoms berechnet werden können. Achten Sie bei den Tests darauf auch Randbedingungen wie Null-Polynom oder Polynome mit 0-Koeffzienten beim höchsten Exponenten zu berücksichtigen. Zu guter Letzt, soll der Funktionswert an einer Stelle des Polynoms berechnet und zurückgegeben werden können.</text:p>
      <text:p text:style-name="P26"><text:span text:style-name="T4">Wenn Sie auch </text:span><text:a xlink:type="simple" xlink:href="http://www.home.hs-karlsruhe.de/~pach0003/informatik_1/aufgaben/suchen.html#nullstellen"><text:span text:style-name="T32">diese Aufgabe zur Nullstellensuche</text:span></text:a><text:span text:style-name="T4"> gemacht haben oder noch machen wollen, dann bietet es sich an ein Polynom das Interface einer stetigen Funktion implementieren zu lassen.</text:span></text:p>
      <text:p text:style-name="P26"><text:a xlink:type="simple" xlink:href="http://www.home.hs-karlsruhe.de/~pach0003/informatik_1/aufgaben/doc/de/hska/java/aufgaben/objekte/Polynom.html"><text:span text:style-name="T29">Lösung</text:span></text:a></text:p>
      <text:p text:style-name="P14">Entwurf und Implementierung von Windgeschwindigkeiten</text:p>
      <text:p text:style-name="P19">Schwierigkeit 2</text:p>
      <text:p text:style-name="P19">Windgeschwindigkeiten werden oft in Kilometer pro Stunde oder Knoten (Seemeilen pro Stunde) angegeben. Eine weitere Masseinheit ist die Beaufortskala (ganzzahlige Werte von 0-12). Entwerfen Sie eine Java-Klasse, mit der eine Windgeschwindigkeit unter Angabe des Werts in Kilometer pro Stunde erzeugt werden kann. Für eine Windgeschwindigkeit sollen auch Knoten und Beaufort-Wert ermittelt werden können. Ebenso soll überprüft werden, ob es windstill ist oder ein Orkan.</text:p>
      <text:p text:style-name="P26"><text:span text:style-name="T4">Windgeschwindigkeiten von weniger als 2 km/h gelten als windstill. Ab 120 km/h spricht man von einem Orkan. Eine Seemeile sind 1,852 Kilometer. Der Beaufortwert ist definiert durch </text:span><text:span text:style-name="T2">v = 3,01 * B</text:span><text:span text:style-name="T21">3/2</text:span><text:span text:style-name="T13">, wobei </text:span><text:span text:style-name="T20">v</text:span><text:span text:style-name="T13"> </text:span><text:soft-page-break/><text:span text:style-name="T13">die Windgeschwindigkeit in Kilometer pro Stunde ist und </text:span><text:span text:style-name="T20">B</text:span><text:span text:style-name="T13"> kaufmännisch auf einen ganzzahligen Wert gerundet werden muss. Es gibt keinen Beaufortwert über 12.</text:span></text:p>
      <text:p text:style-name="P26"><text:span text:style-name="T13">Hinweis: Mit Math.pow(a,b) können Sie a</text:span><text:span text:style-name="T9">b</text:span><text:span text:style-name="T13"> berechnen.</text:span></text:p>
      <text:p text:style-name="P26"><text:a xlink:type="simple" xlink:href="http://www.home.hs-karlsruhe.de/~pach0003/informatik_1/aufgaben/doc/de/hska/java/aufgaben/objekte/Windgeschwindigkeit.html"><text:span text:style-name="T37">Lösung</text:span></text:a></text:p>
      <text:p text:style-name="P17">Rationale Zahlen entwerfen und implementieren</text:p>
      <text:p text:style-name="P24">Schwierigkeit 2</text:p>
      <text:p text:style-name="P26"><text:span text:style-name="T13">Rationale Zahlen sind Zahlen die sich als Bruch </text:span><text:span text:style-name="T20">p / q </text:span><text:span text:style-name="T13">einer ganzen Zahl </text:span><text:span text:style-name="T20">p</text:span><text:span text:style-name="T13"> und einer natürlichen Zahl </text:span><text:span text:style-name="T20">q</text:span><text:span text:style-name="T13"> darstellen lassen (mit </text:span><text:span text:style-name="T20">q != 0</text:span><text:span text:style-name="T13">).</text:span></text:p>
      <text:p text:style-name="P26"><text:span text:style-name="T13">Entwerfen und implementieren Sie eine Klasse RationaleZahl deren Objekte rationale Zahlen repräsentieren, die sich addieren und multiplizieren lassen. Zähler und Nenner der vollständig </text:span><text:span text:style-name="T12">gekürzten</text:span><text:span text:style-name="T10"> rationalen Zahl sollen zurückgegeben werden können. Ebenso soll der double-Wert der Zahl zurückgegeben werden können.</text:span></text:p>
      <text:p text:style-name="P22">Einen Bruch können Sie vollständig kürzen, in dem Sie Zähler und Nenner durch den grössten gemeinsamen Teiler des Zählers und Nenners dividieren.</text:p>
      <text:p text:style-name="P22">Achten Sie darauf, dass die Null eine eindeutige Darstellung hat. Ebenso darf nicht durch Null geteilt werden.</text:p>
      <text:p text:style-name="P22">Die Klasse sollte einen Konstruktor enthalten, der Zähler und Nenner als int-Werte übergeben bekommt.</text:p>
      <text:p text:style-name="P26"><text:a xlink:type="simple" xlink:href="http://www.home.hs-karlsruhe.de/~pach0003/informatik_1/aufgaben/doc/de/hska/java/aufgaben/objekte/RationaleZahl.html"><text:span text:style-name="T30">Lösung</text:span></text:a></text:p>
      <text:p text:style-name="P16">Entwerfen und Implementieren Sie chemische Elemente</text:p>
      <text:p text:style-name="P22">Schwierigkeit 2</text:p>
      <text:p text:style-name="P22"><text:soft-page-break/>Die chemischen Elemente des Periodensystems klassifizieren alle Atome mit der selben Anzahl von Protonen: die Kernladungszahl oder auch Ordnungszahl. Jedes chemische Element hat einen symbolischen Namen. Dieser besteht in der Regel aus den erste oder erste beiden Anfangsbuchstaben des Lateinischen Namens.</text:p>
      <text:p text:style-name="P22">Beispiele von chemischen Elementen sind:</text:p>
      <text:p text:style-name="P34">H (hydrogenium) bezeichnet Wasserstoff und hat die Kernladungszahl 1.</text:p>
      <text:p text:style-name="P34">O (oxygenium) bezeichnet Sauerstoff und hat die Kernladungszahl 8.</text:p>
      <text:p text:style-name="P33"><text:span text:style-name="T10">K ist Kalium, Kernladungszahl 19. Es ist ein </text:span><text:span text:style-name="T12">Alkalimetall</text:span><text:span text:style-name="T10">.</text:span></text:p>
      <text:p text:style-name="P33"><text:span text:style-name="T10">Zn ist Zink, Kernladungszahl 30. Es ist ein </text:span><text:span text:style-name="T12">Übergangsmetall</text:span><text:span text:style-name="T10">.</text:span></text:p>
      <text:p text:style-name="P33"><text:span text:style-name="T10">Ga ist Gallium, Kernladungszahl 31. Es ist ein </text:span><text:span text:style-name="T12">Metall</text:span><text:span text:style-name="T10">.</text:span></text:p>
      <text:p text:style-name="P22">Im Periodensystem werden die chemischen Elemente unter anderen wie folgt unterteilt:</text:p>
      <text:p text:style-name="P32"><text:span text:style-name="T12">Alkalimetalle</text:span><text:span text:style-name="T10"> sind alle chemischen Elemente mit Kernladungszahl 3, 11, 19, 37, 55 87</text:span></text:p>
      <text:p text:style-name="P32"><text:span text:style-name="T12">Übergangsmetalle</text:span><text:span text:style-name="T10"> sind alle chemischen Elemente mit Kernladungzahl zwischen (jeweils einschliesslich) 21 bis 31, 39 bis 48, 72 bis 80 und 104 bis 112.</text:span></text:p>
      <text:p text:style-name="P32"><text:span text:style-name="T12">Metalle</text:span><text:span text:style-name="T10"> sind alle chemischen Elemente mit Kernladungszahl 13, 49, 50, 81, 82, 83, 113, 114, 115, 116.</text:span></text:p>
      <text:p text:style-name="P22">Entwerfen und implementieren Sie eine Klasse ChemischesElement mit den nötigen Eigenschaften und Methoden, um die drei Metalleigenschaft abzufragen (jeweils eine Methode). Verwenden sie für letzteres kein if/else sondern:</text:p>
      <text:p text:style-name="P34">Einmal ein switch</text:p>
      <text:p text:style-name="P34">Einmal ein einziger Boolescher Ausdruck</text:p>
      <text:p text:style-name="P34">Einmal ein boolean-Feld bei dem der Index die Kernladungszahl entspricht und den zugehörigen Wert zurückliefert. Das Feld ist static und kann im static-Initializer initialisiert werden.</text:p>
      <text:p text:style-name="P22">Achten Sie darauf, die für eine Metaleigenschaft, die am besten passende der drei aufgeführten Implementierungsvarianten zu wählen. Wie unterscheiden sich die drei Implementierungsvarianten hinsichtlich Wartbarkeit und Ausführungsgeschwindigkeit?</text:p>
      <text:p text:style-name="P22">Die Klasse soll noch Konstanten für die oben fünf genannten chemischen Elemente besitzten.</text:p>
      <text:p text:style-name="P22"><text:soft-page-break/>Die Werte der Objekte soll unveränderlich sein: sobald ein ChemischesElement erzeugt wurde, darf der Zustand nicht mehr geändert werden können.</text:p>
      <text:p text:style-name="P26"><text:span text:style-name="T10">Beachten Sie auch die Erweiterung dieser Aufgabe zum </text:span><text:a xlink:type="simple" xlink:href="http://www.home.hs-karlsruhe.de/~pach0003/informatik_1/aufgaben/sonstige.html#periodensystem"><text:span text:style-name="T33">Einlesen der Elemente aus einer Textdatei</text:span></text:a><text:span text:style-name="T10"> und die Implementierung des abstrakten Datentyps Comparable zum </text:span><text:a xlink:type="simple" xlink:href="http://www.home.hs-karlsruhe.de/~pach0003/informatik_1/aufgaben/interfaces.html#chemische_elemente_vergleichen"><text:span text:style-name="T33">vergleichen zweier Chemischen Elemente</text:span></text:a></text:p>
      <text:p text:style-name="P26"><text:a xlink:type="simple" xlink:href="http://www.home.hs-karlsruhe.de/~pach0003/informatik_1/aufgaben/doc/de/hska/java/aufgaben/objekte/ChemischesElement.html"><text:span text:style-name="T33">Lösung</text:span></text:a></text:p>
      <text:p text:style-name="P30"><text:span text:style-name="T14">Felder:</text:span></text:p>
      <text:p text:style-name="P21"><text:span text:style-name="T44">Überprüfen eines Anagrams</text:span></text:p>
      <text:p text:style-name="P19">Schwierigkeit 2</text:p>
      <text:p text:style-name="P19">Ein Anagram ist ein Satz, der durch Umstellen aller Buchstaben eines anderen Satzes gebildet werden kann. Gross- und Kleinschreibung wird dabei ignoriert. Ebenso spielen Leerzeichen keine Rolle. Aus dem Wort "Desperation" läßt sich zum Beispiel der Satz "A Rope Ends It" bilden. Falls Sie an dieser Aufgabe verzweifeln, sollten Sie sich das allerdings nicht so zu Herzen nehmen.</text:p>
      <text:p text:style-name="P19">Schreiben Sie ein Java-Programm, mit dem zwei Zeichenketten daraufhin überprüft werden können, ob sie ein Anagram bilden.</text:p>
      <text:p text:style-name="P19">Hinweise:</text:p>
      <text:p text:style-name="P32"><text:span text:style-name="T4">Bei Objekten </text:span><text:span text:style-name="T2">s</text:span><text:span text:style-name="T4"> vom Typ String, können Sie mit </text:span><text:span text:style-name="T2">s.toLowerCase()</text:span><text:span text:style-name="T4"> den String s in eine neuen String umwandeln, bei dem alle Gross- durch Kleinbuchstaben ersetzt wurden. </text:span><text:span text:style-name="T2">satz.toCharArray()</text:span><text:span text:style-name="T4"> gibt ein char-Feld zurück mit allen Zeichen von </text:span><text:span text:style-name="T2">s</text:span><text:span text:style-name="T4">. Beachten Sie, daß in Java Werte vom Typ </text:span><text:span text:style-name="T2">char</text:span><text:span text:style-name="T4"> überall dort verwendet werden können wo ein </text:span><text:span text:style-name="T2">int</text:span><text:span text:style-name="T4">-Wert erlaubt ist.</text:span></text:p>
      <text:p text:style-name="P36">Sie können alternativ auch Zeichenketten s mit s.toCharArray() in char-Felder umwandeln.</text:p>
      <text:p text:style-name="P19"/>
      <text:p text:style-name="P26"><text:a xlink:type="simple" xlink:href="http://www.home.hs-karlsruhe.de/~pach0003/informatik_1/aufgaben/doc/de/hska/java/aufgaben/felder/Anagram.html"><text:span text:style-name="T32">Lösung</text:span></text:a></text:p>
      <text:p text:style-name="P14">Implementieren Sie Polynome</text:p>
      <text:p text:style-name="P26"><text:span text:style-name="T4">Diese Aufgabe finden Sie bei </text:span><text:a xlink:type="simple" xlink:href="http://www.home.hs-karlsruhe.de/~pach0003/informatik_1/aufgaben/objekt_orientierung.html#polynom"><text:span text:style-name="T32">Objekt-Orientierung</text:span></text:a><text:span text:style-name="T4">.</text:span></text:p>
      <text:p text:style-name="P14">Berechnen Sie die Quersumme einer Folge von Ziffern</text:p>
      <text:p text:style-name="P19">Schwierigkeit 3</text:p>
      <text:p text:style-name="P19"><text:soft-page-break/>Implementieren Sie eine Java-Methode, die für ein char-Feld bestehend aus den Ziffern '0' bis '9' die Quersumme berechnet und als long-Wert zurückgibt.</text:p>
      <text:p text:style-name="P26"><text:span text:style-name="T4">Hinweis: Mit char-Werten kann wie mit int-Werten gerechnet werden. Die Ziffern '0' bis '9' haben jeweils eine um Eins grösser werdende binäre Kodierungen im Unicode. Der folgende Ausdruck ist also zum Beispiel immer true: </text:span><text:span text:style-name="T2">'1' == '0' + 1</text:span><text:span text:style-name="T4">.</text:span></text:p>
      <text:p text:style-name="P26"><text:a xlink:type="simple" xlink:href="http://www.home.hs-karlsruhe.de/~pach0003/informatik_1/aufgaben/doc/de/hska/java/aufgaben/felder/Quersumme.html"><text:span text:style-name="T32">Lösung</text:span></text:a></text:p>
      <text:p text:style-name="P14">Berechnen Sie den kleinsten Abstand zweier benachbarter Zahlen</text:p>
      <text:p text:style-name="P19">Schwierigkeit 2</text:p>
      <text:p text:style-name="P19">Implementieren Sie eine Java-Methode, die für ein int-Feld den kleinsten Abstand zweier benachbarter Zahlen berechnet und den Index der ersten Zahl zurückgibt (vom ersten Vorkommen, falls es mehrere benachbarte Zahlen mit gleichem Abstand gibt).</text:p>
      <text:p text:style-name="P19">Hinweis: Verwenden Sie Math.abs() zum Berechnen des Betrags einer Zahl.</text:p>
      <text:p text:style-name="P26"><text:a xlink:type="simple" xlink:href="http://www.home.hs-karlsruhe.de/~pach0003/informatik_1/aufgaben/doc/de/hska/java/aufgaben/felder/KleinsterAbstand.html"><text:span text:style-name="T32">Lösung</text:span></text:a></text:p>
      <text:p text:style-name="P14">Passwort auf seine Qualität überprüfen</text:p>
      <text:p text:style-name="P19">Schwierigkeit 2</text:p>
      <text:p text:style-name="P19">Gute Passwörter sollten so aufgebaut sein, dass nicht leicht durch massives Ausprobieren aufgrund von Wörterbüchern und Zahlenfolgen erraten werden können.</text:p>
      <text:p text:style-name="P19">Ein gutes Passwort sollte zum Beispiel mindestens</text:p>
      <text:p text:style-name="P36">acht Zeichen,</text:p>
      <text:p text:style-name="P36">zwei Buchstaben,</text:p>
      <text:p text:style-name="P36">zwei Ziffern,</text:p>
      <text:p text:style-name="P36"><text:soft-page-break/>ein Gross- und ein Kleinbuchstabe,</text:p>
      <text:p text:style-name="P36">ein Sonderzeichen enthalten und</text:p>
      <text:p text:style-name="P36">mindestens eine Ziffer oder Sonderzeichen, soll sich innerhalb des Passwortes befinden.</text:p>
      <text:p text:style-name="P3">"AxB1&amp;a8c" erfüllt zum Beispiel diese Kriterien, "1passw0rt" aber nicht (kein Sonderzeichen und kein Grossbuchstabe).</text:p>
      <text:p text:style-name="P3"/>
      <text:p text:style-name="P3">Implementieren Sie eine Java-Klasse "PasswortChecker" mit einer Java-Methode, die überprüft, ob ein Passwort obige Kriterien erfüllt oder nicht. Das Passwort soll dabei als char-Feld gegeben sein.</text:p>
      <text:p text:style-name="P3">Ein Sonderzeichen soll einfach ein Zeichen sein, dass keine Ziffer und kein Unicode-Buchstabe ist. Verwenden Sie die Klasse Character, um einzelne Zeichen zu überprüfen.</text:p>
      <text:p text:style-name="P26"><text:a xlink:type="simple" xlink:href="http://www.home.hs-karlsruhe.de/~pach0003/informatik_1/aufgaben/doc/de/hska/java/aufgaben/felder/PasswortChecker.html"><text:span text:style-name="T32">Lösung</text:span></text:a></text:p>
      <text:p text:style-name="P14">Passwort aus einem Merksatz erzeugen</text:p>
      <text:p text:style-name="P19">Schwierigkeit 2</text:p>
      <text:p text:style-name="P19">Damit man sich Passwörter gut merken kann, ohne das diese sich leicht erraten lassen, kann man Passwörter aus Merksätzen bilden. Wir wollen nach folgenden Regeln Passwörter aus Sätzen bilden:</text:p>
      <text:p text:style-name="P19">Das Passwort wird als Folge der letzten Zeichen eines jeden Wortes im Satz gebildet. Bei Buchstaben des Unicode-Alphabets soll alternierend mal ein Gross- dann wieder ein Kleinbuchstabe verwendet werden. Der erste Buchstabe soll gross geschrieben werden. Wörter des Satzes sollen alle durch beliebig viele Leerzeichen abgetrennten Teilfolgen sein. Werden Satzzeichen direkt hinter ein Wort geschrieben, so gehören sie zu dem Wort.</text:p>
      <text:p text:style-name="P19">"Wenn es regnet, dann wird es nass ." besteht aus den Teilwörtern "Wenn" "es" "regnet," "dann" "wird" "es" "nass" "." und das dazugehörige Passwort ist "Ns,NdSs."</text:p>
      <text:p text:style-name="P19">Implementieren Sie eine Java-Klasse "PasswortGenerator" mit einer Java-Methode, die zu einem Satz gegeben als String ein Passwort nach obiger Methode zurückgibt (String).</text:p>
      <text:p text:style-name="P19"><text:soft-page-break/>Verwenden Sie split() von String, um die Teilwörter zu erzeugen. Beachten Sie auch die anderen Methoden von String.</text:p>
      <text:p text:style-name="P26"><text:a xlink:type="simple" xlink:href="http://www.home.hs-karlsruhe.de/~pach0003/informatik_1/aufgaben/doc/de/hska/java/aufgaben/felder/PasswortGenerator.html"><text:span text:style-name="T32">Lösung</text:span></text:a></text:p>
      <text:p text:style-name="P14">Ein Generator, um zufällige Namen zu erzeugen</text:p>
      <text:p text:style-name="P19">Schwierigkeit 1</text:p>
      <text:p text:style-name="P19">Entwerfen und Implementieren Sie eine Java-Klasse, mit deren Objekte fortwährend zufällige Namen bestehend aus Vor- und Nachnamen erzeugt werden können. Der Name soll in 50% aller Aufrufe einen weiblichen und einen männlichen Vornamen haben. In 10% aller Aufrufe soll der Vorname ein Doppelname, wie „Franz Josef“, sein. Ein Doppelname bestehend aus zwei identischen Namen darf dabei nicht erzeugt werden. In 15% aller Aufrufe soll der Nachname aus zwei mit Bindestrich zusammengesetzten einzelnen Nachnamen sein, etwa „Meier-Müller“. Ein aus zwei identischen Nachnamen zusammengesetzter Nachname darf dabei nicht erzeugt werden.</text:p>
      <text:p text:style-name="P19">Gehen Sie bei dieser Aufgabe wie folgt schrittweise vor.</text:p>
      <text:p text:style-name="P19">1. Schritt:</text:p>
      <text:p text:style-name="P19">Überlegen Sie sich einen ersten Entwurf, mit privaten Methoden, mit denen jeweils ein zufälliger männlicher, weiblicher Vorname und ein zufälliger Nachname erzeugt und zurückgegeben werden. Implementieren Sie diesen Entwurf und überprüfen Sie in einer main-Methode in dieser Klasse.</text:p>
      <text:p text:style-name="P19">2. Schritt:</text:p>
      <text:p text:style-name="P19">Erweitern Sie Ihren Entwurf, um eine öffentliche Methode, die nun Namen wie oben beschrieben erzeugen und zurückgeben soll. Streichen Sie die main-Methode aus dem ersten Schritt und geben Sie in einer main-Methode in einer zusätzlichen Klasse 1000 zufällig erzeugt Namen aus. Die Ausgabe sieht also etwa wie folgt aus</text:p>
      <text:p text:style-name="P19"><text:soft-page-break/></text:p>
      <text:p text:style-name="P6">Hadrian Steiner-Jakobi</text:p>
      <text:p text:style-name="P6">Udo Sommer</text:p>
      <text:p text:style-name="P6">Jo Hintz</text:p>
      <text:p text:style-name="P6">André Schultheiß</text:p>
      <text:p text:style-name="P6">Rupert Richter</text:p>
      <text:p text:style-name="P6">Ernst Wurm</text:p>
      <text:p text:style-name="P6">Ludwig Herrmann-Thomas</text:p>
      <text:p text:style-name="P6">Julian Adrienne Wolfram-Ossege</text:p>
      <text:p text:style-name="P19">3. Schritt:</text:p>
      <text:p text:style-name="P26"><text:span text:style-name="T4">Überlegen Sie sich, wie sie die Anforderung, dass 10% aller erzeugten Namen einen Doppelnamen und 15% aller Aufrufe einen zusammengesetzten Nachnamen enthalten sollen, mit einer JUnit Testklasse </text:span><text:span text:style-name="T5">statistisch</text:span><text:span text:style-name="T6"> möglichst genau überprüfen können und implementieren Sie jeweils eine entsprechende Testmethode dazu. Sehen Sie sich dazu die Methoden der Klasse String an.</text:span></text:p>
      <text:p text:style-name="P26"><text:span text:style-name="T6">Laden Sie sich als Basis für Ihre Implementierung die Klasse </text:span><text:a xlink:type="simple" xlink:href="http://www.home.hs-karlsruhe.de/~pach0003/informatik_1/aufgaben/ZufallsnamenGenerator.java"><text:span text:style-name="T31">ZufallsnamenGenerator.java</text:span></text:a><text:span text:style-name="T6"> (UTF-8) herunter. Sie enthält bereits eine umfangreiche Liste von Vor- und Nachnamen. Beachten Sie auch die zusätzlichen Implementierungshinweise in dieser Klasse.</text:span></text:p>
      <text:p text:style-name="P26"><text:a xlink:type="simple" xlink:href="http://www.home.hs-karlsruhe.de/~pach0003/informatik_1/aufgaben/doc/de/hska/java/aufgaben/felder/ZufallsnamenGenerator.html"><text:span text:style-name="T31">Lösung</text:span></text:a></text:p>
      <text:p text:style-name="P15">Implementieren Sie quadratische Matrizen</text:p>
      <text:p text:style-name="P20">Schwierigkeit 2</text:p>
      <text:p text:style-name="P20">Entwerfen und Implementieren Sie eine Java-Klasse, die quadratische Matrizen mit double-Werten repräsentieren. Matrizen sollen als zwei-dimensionale Felder mit Feldtyp double repräsentiert werden. Zwei Matrizen sollen addiert und multipliziert werden können.</text:p>
      <text:p text:style-name="P26"><text:span text:style-name="T6">Die Summe einer Matrix m</text:span><text:span text:style-name="T23">1</text:span><text:span text:style-name="T10"> und Matrix m</text:span><text:span text:style-name="T23">2</text:span><text:span text:style-name="T10"> ist die Summe der entsprechenden Werte m</text:span><text:span text:style-name="T23">1</text:span><text:span text:style-name="T10">[i][j] + m</text:span><text:span text:style-name="T23">2</text:span><text:span text:style-name="T10">[i][j].</text:span></text:p>
      <text:p text:style-name="P26"><text:span text:style-name="T10">Das Produkt einer matrix m</text:span><text:span text:style-name="T23">1</text:span><text:span text:style-name="T10"> und Matrix m</text:span><text:span text:style-name="T23">2</text:span><text:span text:style-name="T10"> mit Dimension n ist für den Wert an Position i,j die Summe m</text:span><text:span text:style-name="T23">1</text:span><text:span text:style-name="T10">[i][k] * m</text:span><text:span text:style-name="T23">2</text:span><text:span text:style-name="T10">[k][j] für alle 0 &lt; k &lt; n.</text:span></text:p>
      <text:p text:style-name="P26"><text:a xlink:type="simple" xlink:href="http://www.home.hs-karlsruhe.de/~pach0003/informatik_1/aufgaben/doc/de/hska/java/aufgaben/felder/Matrix.html"><text:span text:style-name="T33">Lösung</text:span></text:a></text:p>
      <text:p text:style-name="P16"><text:soft-page-break/>Implementieren Sie deterministische endliche Automaten</text:p>
      <text:p text:style-name="P22">Schwierigkeit 2</text:p>
      <text:p text:style-name="P22">Wir betrachten zur Vereinfachung Automaten, deren Zustände Zahlen von 1..n sind. 1 ist immer der Anfangszustand, n immer der Endzustand. Bei Zustandsübergänge wird immer genau ein char-Wert eingelesen. Folgende Abbildung zeigt ein Beispiel eines solchen Automatens:  </text:p>
      <text:p text:style-name="P22"/>
      <text:p text:style-name="P26"><text:span text:style-name="T10">Die Zustandsübergänge können mit einem zwei-dimensionalen Feld </text:span><text:span text:style-name="T19">uebergaenge</text:span><text:span text:style-name="T10"> repräsentiert werden, so das für einen Zustand </text:span><text:span text:style-name="T19">z</text:span><text:span text:style-name="T10"> und das nächste einzulesende Zeichen </text:span><text:span text:style-name="T19">c</text:span><text:span text:style-name="T10"> der Folgezustand </text:span><text:span text:style-name="T19">uebergaenge[z][c]</text:span><text:span text:style-name="T10"> ist. Falls kein Übergang existiert, dann soll 0 im Feld an entsprechender Stelle sein. Wir schränken uns bei den Zeichen auf dem ASCII-Zeichensatz ein. Obiger Automat kann dann wie folgt "erzeugt" werden:</text:span></text:p>
      <text:p text:style-name="P11">int [ ][ ] uebergaenge = new int[5][128];</text:p>
      <text:p text:style-name="P11">uebergaenge[1]['a'] = 3;</text:p>
      <text:p text:style-name="P11">uebergaenge[1]['b'] = 2;</text:p>
      <text:p text:style-name="P11">uebergaenge[2]['a'] = 4;</text:p>
      <text:p text:style-name="P11">uebergaenge[3]['b'] = 4;</text:p>
      <text:p text:style-name="P11">uebergaenge[4]['c'] = 3;</text:p>
      <text:p text:style-name="P22"/>
      <text:p text:style-name="P26"><text:span text:style-name="T10">Implementieren Sie eine Java-Klasse EndlicherAutomat mit einer Java-Methode </text:span><text:span text:style-name="T19">boolean akzeptiert(char [] eingabe)</text:span><text:span text:style-name="T10">, die genau dann true zurückgibt, wenn der Automat die Zeichenfolge aktzeptiert. Das Feld, welches den Automaten charakterisiert, soll im Konstruktor übergeben werden.</text:span></text:p>
      <text:p text:style-name="P26"><text:a xlink:type="simple" xlink:href="http://www.home.hs-karlsruhe.de/~pach0003/informatik_1/aufgaben/doc/de/hska/java/aufgaben/felder/EndlicherAutomat.html"><text:span text:style-name="T33">Lösung</text:span></text:a></text:p>
      <text:p text:style-name="P16">Prüfziffern von Euro-Geldscheinen berechnen</text:p>
      <text:p text:style-name="P22">Schwierigkeit 2</text:p>
      <text:p text:style-name="P10"/>
      <text:p text:style-name="P22"><text:soft-page-break/>Euro-Banknoten haben eine eindeutige Seriennummer, die aus einem führenden Buchstaben, 10 Ziffern und einer Prüfziffer bestehen. Beispiel: Z 6016220022 6 (Leerzeichen zur Übersicht hinzugefügt).</text:p>
      <text:p text:style-name="P22">Der führende Buchstabe codiert die nationale Zentralbank (NZB), die den Geldschein im Umlauf gebracht hat. Sie wird NZB-Nummer genannt.</text:p>
      <text:p text:style-name="P22">Die Prüfziffer berechnet sich wie folgt:</text:p>
      <text:p text:style-name="P34">Der Buchstabe wird durch seine Position im lateinischen Alphabet ersetzt (bei Z also 26)</text:p>
      <text:p text:style-name="P34">Es wird die Quersumme der Positionszahl und der 10 Ziffern berechnet (im Beispiel 2+6+6+0+6+1+2+2+0+0+2+2 = 29)</text:p>
      <text:p text:style-name="P34">Die Zahl wird mit Rest durch 9 geteilt (2)</text:p>
      <text:p text:style-name="P34">Der Rest wird von 8 subtrahiert. Das Resultat ist die Prüfziffer (6). Es sei denn es kam 0 dabei heraus, dann ist die Prüfziffer 9</text:p>
      <text:p text:style-name="P22"/>
      <text:p text:style-name="P22"/>
      <text:p text:style-name="P26"><text:span text:style-name="T10">Implementieren Sie eine Java-Funktion, die für eine Seriennummer (gegeben als String oder char-Feld </text:span><text:span text:style-name="T19">seriennummer</text:span><text:span text:style-name="T10">) die Prüfziffer berechnet und zurückgibt. Die Seriennummer sei im Feld in umgekehrter Reihenfolge gegeben: </text:span><text:span text:style-name="T19">seriennummer[0]</text:span><text:span text:style-name="T10"> ist also der Buchstabe, </text:span><text:span text:style-name="T19">seriennummer[11]</text:span><text:span text:style-name="T10"> die Prüfziffer. Der Buchstabe ist immer gross. Fehlerfälle brauchen nicht berücksichtigt werden.</text:span></text:p>
      <text:p text:style-name="P22">Auf der Vorderseite der Banknote (sehr klein gedruckt und im Bild versteckt) befindet sich noch eine weitere Nummer: der Plattencode. Sie besteht aus einem Buchstabe, gefolgt von drei Zahlen, einem Buchstaben und wieder einer Ziffer. Beispiel: T 003 G1.</text:p>
      <text:p text:style-name="P22">Der führende Buchstabe codiert die Druckerrei, welche den Geldschein gedruckt hat. Die drei Zahlen identifizieren die Druckplatte. Der Rest die Position der Geldnote auf der Druckfahne A1 (oben links) bis J6 (unten rechts).</text:p>
      <text:p text:style-name="P26"><text:a xlink:type="simple" xlink:href="http://www.home.hs-karlsruhe.de/~pach0003/informatik_1/aufgaben/doc/de/hska/java/aufgaben/felder/Euronote.html"><text:span text:style-name="T33">Lösung</text:span></text:a></text:p>
      <text:p text:style-name="P16">Klammerung überprüfen</text:p>
      <text:p text:style-name="P22"><text:soft-page-break/>Schwierigkeit 2</text:p>
      <text:p text:style-name="P22">Implementieren Sie eine Java-Funktion, die für eine Zeichenkette (oder char-Feld) überprüft, ob die dort enthaltenen runden Klammern den Regeln einer vollständigen Klammerung wie bei einem Ausdruck entsprechen. Das heißt: Für jede öffnende Klammer '(' muss eine nachfolgende schließende Klammer ')' existieren und die runden Klammern müssen korrekt verschachtelt sein. Zeichen ausser den runden Klammern sollen ignoriert werden.</text:p>
      <text:p text:style-name="P22">Folgendes sind korrekt geklammerte Zeichenketten: "()", "", "(()(a)( ()((c))))". Diese nicht: "(()", "a (()()) a)".</text:p>
      <text:p text:style-name="P26"><text:a xlink:type="simple" xlink:href="http://www.home.hs-karlsruhe.de/~pach0003/informatik_1/aufgaben/doc/de/hska/java/aufgaben/felder/Klammerung.html"><text:span text:style-name="T33">Lösung</text:span></text:a></text:p>
      <text:p text:style-name="P28"><text:a xlink:type="simple" xlink:href="http://www.home.hs-karlsruhe.de/~pach0003/informatik_1/aufgaben/doc/de/hska/java/aufgaben/felder/Klammerung.html"><text:span text:style-name="T15">Rekursionen:</text:span></text:a></text:p>
      <text:p text:style-name="P26"><text:a xlink:type="simple" xlink:href="http://www.home.hs-karlsruhe.de/~pach0003/informatik_1/aufgaben/doc/de/hska/java/aufgaben/felder/Klammerung.html"><text:span text:style-name="T16">Implementierung eines sehr einfachen Taschenrechners</text:span></text:a></text:p>
      <text:p text:style-name="P19">Schwierigkeit 1</text:p>
      <text:p text:style-name="P3"/>
      <text:p text:style-name="P19">Implementieren Sie einen Taschenrechner, der arithmetische Ausdrücke gegeben als Zeichenketten einliesst (als Parameter im Konstruktor) und mit einer Objektmethode den zugehörigen Wert ausrechnet und zurückgibt. Der Taschenrechner soll nur ganzzahlige int-Werte von 0 bis 9 mit sowie + oder - als Operatoren verstehen. Ausdrücke können geklammert werden. Leerzeichen sollen überlesen werden. Das Einlesen soll mit rekursivem Abstieg implementiert werden.</text:p>
      <text:p text:style-name="P19">Die Syntax sei wie folgt als EBNF definiert (ohne Definition der Leerzeichen)</text:p>
      <text:p text:style-name="P6">ausdruck = term, [ "+" | "-" , term ] ;</text:p>
      <text:p text:style-name="P6">term <text:s text:c="4"/>= "(", <text:s/>term, ")"</text:p>
      <text:p text:style-name="P6"><text:s text:c="12"/>| "0" | "1" | ... | "9" ;</text:p>
      <text:p text:style-name="P19"/>
      <text:p text:style-name="P19">Gültige Zeichenketten sind also: "1", "((2))", "2 + 3", "( (4) - 5 +7)".</text:p>
      <text:p text:style-name="P19">Sehen Sie sich die Methoden von String und Character an.</text:p>
      <text:p text:style-name="P26"><text:a xlink:type="simple" xlink:href="http://www.home.hs-karlsruhe.de/~pach0003/informatik_1/aufgaben/doc/de/hska/java/aufgaben/rekursion/Taschenrechner.html"><text:span text:style-name="T29">Lösung</text:span></text:a></text:p>
      <text:p text:style-name="P14">Euklidischer Algorithmus</text:p>
      <text:p text:style-name="P19">Schwierigkeit 2</text:p>
      <text:p text:style-name="P19">Implementieren Sie den Euklidischen Algorithmus rekursiv. Verwenden Sie ausser Rekursion nur if-else, Vergleiche und Subtraktion.</text:p>
      <text:p text:style-name="P19">Der Euklidische Algorithmus zur Berechnung des größten gemeinsamen Teilers zweier positiver ganzer Zahlen a und b (ggt(a,b)) ist wie folgt <text:soft-page-break/>rekursiv definiert:</text:p>
      <text:p text:style-name="P36">ggt(a,b) := a, falls a = b gilt</text:p>
      <text:p text:style-name="P36">ggt(a,b) := ggt(a - b, b), falls a &gt; b gilt</text:p>
      <text:p text:style-name="P36">ggt(a,b) := ggt(a, b - a), falls b &gt; a gilt</text:p>
      <text:p text:style-name="P19"/>
      <text:p text:style-name="P26"><text:a xlink:type="simple" xlink:href="http://www.home.hs-karlsruhe.de/~pach0003/informatik_1/aufgaben/doc/de/hska/java/aufgaben/rekursion/GroessteGemeinsameTeiler.html"><text:span text:style-name="T32">Lösung</text:span></text:a></text:p>
      <text:p text:style-name="P14">Palindrom erkennen</text:p>
      <text:p text:style-name="P19">Schwierigkeit 2</text:p>
      <text:p text:style-name="P26"><text:span text:style-name="T4">Implementieren Sie einen linear-rekursiven Algorithmus, der für ein char-Feld erkennt, ob es sich dabei um ein </text:span><text:span text:style-name="T5">Palindrom</text:span><text:span text:style-name="T6"> handelt oder nicht. Ein Palindrom ist ein Wort, welches vorwärts und rückwärts gelesen identisch ist. Beispiele: "ABBA", "lagerregal". Die Gross- und Kleinschreibung braucht nicht berücksichtigt zu werden: "Lagerregal" muss also nicht als Palindrom erkannt werden.</text:span></text:p>
      <text:p text:style-name="P26"><text:a xlink:type="simple" xlink:href="http://www.home.hs-karlsruhe.de/~pach0003/informatik_1/aufgaben/doc/de/hska/java/aufgaben/rekursion/Palindrom.html"><text:span text:style-name="T31">Lösung</text:span></text:a></text:p>
      <text:p text:style-name="P15">Rekursive Berechnung der Addition und Multiplikation</text:p>
      <text:p text:style-name="P20">Schwierigkeit 1</text:p>
      <text:p text:style-name="P20">Implementieren Sie jeweils einen rekursiven Algorithmus, der die Summe a+b und das Produkt a*b zweier natürlicher Zahlen rekursiv berechnet. Dabei sind als arithmetische Funktion lediglich das Addieren von 1 zu einer Zahl oder das Subtrahieren von 1 von einer Zahl erlaubt. Ausser if sind keine weiteren Kontrollanweisungen erlaubt.</text:p>
      <text:p text:style-name="P20">Der Zeitaufwand der Addition soll O(a+b) sein, der von der Multiplikation O(a*b).</text:p>
      <text:p text:style-name="P26"><text:a xlink:type="simple" xlink:href="http://www.home.hs-karlsruhe.de/~pach0003/informatik_1/aufgaben/doc/de/hska/java/aufgaben/rekursion/ArithmetikRekursiv.html"><text:span text:style-name="T31">Lösung</text:span></text:a></text:p>
      <text:p text:style-name="P15"><text:soft-page-break/>Primzahleigenschaft rekursiv überprüfen</text:p>
      <text:p text:style-name="P20">Schwierigkeit 2</text:p>
      <text:p text:style-name="P20">Die Primzahleigenschaft einer natürlichen Zahl z kann durch Ausprobieren aller potentiellen Teiler von 2 bis z-1 überprüft werden: ist keine dieser potentiellen Teiler ein echter Teiler von z, dann ist z eine Primzahl. Diesen Brute-Force-Primzahltest kann man mit einer for-Schleife implementieren. Es geht aber auch rekursiv.</text:p>
      <text:p text:style-name="P26"><text:span text:style-name="T6">Die Funktion </text:span><text:span text:style-name="T3">istPrimzahl(p)</text:span><text:span text:style-name="T6"> sei wie folgt mit Hilfe der rekursiven Funktion </text:span><text:span text:style-name="T3">istPrimzahl(p, z)</text:span><text:span text:style-name="T6"> definiert:</text:span></text:p>
      <text:p text:style-name="P37">istPrimzahl(p) := istPrimzahl(p, p-1)</text:p>
      <text:p text:style-name="P37">istPrimzahl(p, 1) := true</text:p>
      <text:p text:style-name="P37">istPrimzahl(p, z) := false, falls p durch z teilbar ist</text:p>
      <text:p text:style-name="P37">istPrimzahl(p, z) := istPrimzahl(p, z - 1), falls p nicht durch z teilbar ist</text:p>
      <text:p text:style-name="P20"/>
      <text:p text:style-name="P26"><text:span text:style-name="T6">Implementieren Sie eine rekursive Java-Methode, die </text:span><text:span text:style-name="T3">istPrimzahl()</text:span><text:span text:style-name="T6"> berechnet (ohne Iterationen).-</text:span></text:p>
      <text:p text:style-name="P26"><text:a xlink:type="simple" xlink:href="http://www.home.hs-karlsruhe.de/~pach0003/informatik_1/aufgaben/doc/de/hska/java/aufgaben/rekursion/Primzahl.html"><text:span text:style-name="T31">Lösung</text:span></text:a></text:p>
      <text:p text:style-name="P15">Rekursive Funktion implementieren</text:p>
      <text:p text:style-name="P20">Schwierigkeit 2</text:p>
      <text:p text:style-name="P20">Gegeben sei folgende rekursiv definierte Funktion f:</text:p>
      <text:p text:style-name="P37">f(n) := 1, für n = 1</text:p>
      <text:p text:style-name="P37">f(n) := f(n-1) + 2n - 1, für n &gt; 1</text:p>
      <text:p text:style-name="P26"><text:span text:style-name="T6">Implementieren Sie eine rekursive Java-Methode, die </text:span><text:span text:style-name="T3">f(n)</text:span><text:span text:style-name="T6"> berechnet (ohne Iterationen).</text:span></text:p>
      <text:p text:style-name="P20">Um welche Form von Rekursion handelt es sich?</text:p>
      <text:p text:style-name="P20">Was berechnet f(n)?</text:p>
      <text:p text:style-name="P20"><text:soft-page-break/>Geben Sie eine nicht-rekursive Implementierung von f an.</text:p>
      <text:p text:style-name="P26"><text:a xlink:type="simple" xlink:href="http://www.home.hs-karlsruhe.de/~pach0003/informatik_1/aufgaben/doc/de/hska/java/aufgaben/rekursion/RekursiveFunktion.html"><text:span text:style-name="T31">Lösung</text:span></text:a></text:p>
      <text:p text:style-name="P18"><text:span text:style-name="T7">Berechnen Sie die n-te Fibonacci-Zahl in O(log</text:span><text:span text:style-name="T25">2</text:span><text:span text:style-name="T17">n)</text:span></text:p>
      <text:p text:style-name="P22">Schwierigkeit 2</text:p>
      <text:p text:style-name="P26"><text:span text:style-name="T10">Sie sollten erst </text:span><text:a xlink:type="simple" xlink:href="http://www.home.hs-karlsruhe.de/~pach0003/informatik_1/aufgaben/suchen.html#potenz"><text:span text:style-name="T36">die n-te Potenz einer Zahl mit O(log2n) Zeitaufwand</text:span></text:a><text:span text:style-name="T10"> implementiert haben, um diese Aufgabe anzugehen. Die Lösungsidee ist hier die gleiche.</text:span></text:p>
      <text:p text:style-name="P22">Man kann die n-te Fibonacci-Zahl mit Hilfe der folgenden Gleichung berechnen (Abbildung aus deutscher Wikipedia):</text:p>
      <text:p text:style-name="P22"/>
      <text:p text:style-name="P22">Implementieren und testen Sie erst eine Klasse Matrix, mit der 2x2-Matrizen (int-Werte) repräsentiert und multipliziert werden können. Dazu brauchen Sie kein Feld verwenden: vier int-Attribute reichen aus.</text:p>
      <text:p text:style-name="P26"><text:span text:style-name="T10">Entwerfen und implementieren Sie dann einen rekursiven Algorithmus, mit dem die n-te Fibonacci-Zahl mit höchstens O(log</text:span><text:span text:style-name="T23">2</text:span><text:span text:style-name="T10">n) Zeitaufwand berechnet wird.</text:span></text:p>
      <text:p text:style-name="P26"><text:a xlink:type="simple" xlink:href="http://www.home.hs-karlsruhe.de/~pach0003/informatik_1/aufgaben/doc/de/hska/java/aufgaben/rekursion/Fibonacci.html"><text:span text:style-name="T33">Lösung</text:span></text:a></text:p>
      <text:p text:style-name="P28"><text:a xlink:type="simple" xlink:href="http://www.home.hs-karlsruhe.de/~pach0003/informatik_1/aufgaben/doc/de/hska/java/aufgaben/rekursion/Fibonacci.html"><text:span text:style-name="T15">Backtracking:</text:span></text:a></text:p>
      <text:p text:style-name="P26"><text:a xlink:type="simple" xlink:href="http://www.home.hs-karlsruhe.de/~pach0003/informatik_1/aufgaben/doc/de/hska/java/aufgaben/rekursion/Fibonacci.html"><text:span text:style-name="T11">Um diese Backtracking-Aufgaben besser lösen zu können, sollten Sie als Grundlage für Ihre Implementierung dieses </text:span></text:a><text:a xlink:type="simple" xlink:href="http://www.home.hs-karlsruhe.de/~pach0003/informatik_1/aufgaben/backtracking.txt"><text:span text:style-name="T33">allgemeine Schema eines Backtracking-Algorithmus</text:span></text:a><text:span text:style-name="T11"> verwenden.</text:span></text:p>
      <text:p text:style-name="P1">Implementieren Sie einen Backtracking-Algorithmus zum Lösen von Sudokus</text:p>
      <text:p text:style-name="P19">Schwierigkeit 1</text:p>
      <text:p text:style-name="P19">Sudoku ist ein mathematisches Zahlenrätsel das auf einem 9 x 9 Felder grossem "Spielbrett" basiert. Dieses Spielbrett ist in weitere neun 3 x 3 grosse Quadrate unterteilt. Ziel ist es mit rekursivem Backtracking ein teilweise mit Zahlen ausgefülltes Spielbrett so zu vervollständigen, dass in jeder Zeile, in jeder Spalte und in jedem der 3 x 3 grossen Quadrate die Zahlen von 1 bis 9 jeweils genau einmal auftreten. Mit Backtracking kann man systematisch alle Kombinationen von Zahlen ausprobieren.</text:p>
      <text:p text:style-name="P26"><text:span text:style-name="T4">Um möglichst schnell entscheiden zu können, ob eine Zahl in einer Zeile, Spalte oder 3x3 Quadrat gesetzt wird, sollten Sie sich überlegen, wie mit einer geeigneten Datenstruktur für eine Zeile z und Spalte s und eine zu setzende Zahl x sehr schnell entschieden werden kann, ob in der Zeile z, Spalte s oder zugehörigem 3x3 Quadrat schon die selbe Zahl vorhanden ist. Die Datenstruktur ähnelt derjenigen, die der </text:span><text:a xlink:type="simple" xlink:href="http://www.home.hs-karlsruhe.de/~pach0003/informatik_1/doc/de/hska/info1/backtracking/achtdamen/AchtDamenProblem.html"><text:span text:style-name="T29">Backtracking-Lösung des Acht-Damen-Problems</text:span></text:a><text:span text:style-name="T4"> zum Einsatz kommt.</text:span></text:p>
      <text:p text:style-name="P26"><text:a xlink:type="simple" xlink:href="http://www.home.hs-karlsruhe.de/~pach0003/informatik_1/aufgaben/doc/de/hska/java/aufgaben/backtracking/Sudoku.html#line.25"><text:span text:style-name="T32">Lösung</text:span></text:a></text:p>
      <text:p text:style-name="P14">Implementieren Sie einen Java-Programm, um Sudokus zu erstellen</text:p>
      <text:p text:style-name="P19">Schwierigkeit 2</text:p>
      <text:p text:style-name="P19">Um diese Aufgabe geeignet zu bewältigen, sollten Sie vorher einen Java-Backtracking-Algorithmus zum Lösen von Sudokus implementiert haben.</text:p>
      <text:p text:style-name="P26"><text:span text:style-name="T4">Neue Sudokus lassen sich durch Vorgabe von </text:span><text:span text:style-name="T2">n</text:span><text:span text:style-name="T4"> zufälligen Zahlen erstellen: Es wird immer eine neue zufällige Zahl auf ein zufälliges Feld gesetzt </text:span><text:soft-page-break/><text:span text:style-name="T4">(falls die Regeln es erlauben) bis </text:span><text:span text:style-name="T2">n</text:span><text:span text:style-name="T4"> Zahlen erfolgreich platziert sind. Wenn der Backtracking-Lösungsalgorithmus das so erstellte Sudoku lösen kann, ist man fertig. Wenn nicht, dann wiederholt man die ganze Prozedur.</text:span></text:p>
      <text:p text:style-name="P26"><text:span text:style-name="T4">Dieses Zufallsverfahren kann mit einer gewissen Wahrscheinlichkeit pro Durchlauf ein falsches Ergebnis erzeugen. Man nennt derartige Algorithmen </text:span><text:span text:style-name="T5">Monte-Carlo-Algorithmen</text:span><text:span text:style-name="T6">. Sie können theoretisch (mit sehr geringer Wahrscheinlichkeit) unendlich lang laufen, ohne zu terminieren.</text:span></text:p>
      <text:p text:style-name="P20">Sie können die Methode zum Erzeugen einer Sudoku-Lösung als Objektmethode zur vorhandenen Java-Klasse für den Backtracking-Algorithmus implementieren. Sie können dann bestehende Methoden, die die Gültigkeit eines Zuges überprüfen leicht wiederverwenden.</text:p>
      <text:p text:style-name="P26"><text:a xlink:type="simple" xlink:href="http://www.home.hs-karlsruhe.de/~pach0003/informatik_1/aufgaben/doc/de/hska/java/aufgaben/backtracking/Sudoku.html#erzeugeSudoku%28int%29"><text:span text:style-name="T31">Lösung</text:span></text:a></text:p>
      <text:p text:style-name="P15">Lösen Sie Solitär mit Backtracking</text:p>
      <text:p text:style-name="P5"/>
      <text:p text:style-name="P20">(Nur für einsame Programmierer)</text:p>
      <text:p text:style-name="P20">Schwierigkeit 1</text:p>
      <text:p text:style-name="P26"><text:span text:style-name="T6">Solitär ist ein in mehreren Varianten vorkommendes Geduldsspiel. Wir betrachten die sogenannte </text:span><text:span text:style-name="T5">Englische Variante</text:span><text:span text:style-name="T6">. Das Spielfeld hat die Form eines Kreuzes und besteht aus 32 Spielfeldern. Von diesen sind 31 Spielfelder zu Beginn belegt (unten mit X markiert). Das Feld in der Mitte ist zu Anfangs frei (unten mit O markiert).</text:span></text:p>
      <text:p text:style-name="P20">Die Regeln für das Spiel sind recht einfach: Ein gültiger Spielzug ist ein horizontaler oder vertikaler "Sprung" eines Spielsteins über einen anderen Spielstein in ein leeres Feld. Der übersprunge Stein wird weggenommen. Das Spiel ist erfolgreich gelöst, wenn sich am Ende der letzte Stein in der Mitte des Spielfeldes befindet. Am Anfang gibt es noch wenige Zugmöglichkeiten, in der Mitte des Spiels sehr viele und am Ende wieder weniger. Im folgenden ist links die Startsitutation, dann drei mögliche Spielzüge und die geforderte Endsituation gegeben.</text:p>
      <table:table table:name="Tabelle3" table:style-name="Tabelle3">
        <table:table-column table:style-name="Tabelle3.A"/>
        <table:table-column table:style-name="Tabelle3.B" table:number-columns-repeated="8"/>
        <table:table-column table:style-name="Tabelle3.J"/>
        <table:table-column table:style-name="Tabelle3.K" table:number-columns-repeated="2"/>
        <table:table-column table:style-name="Tabelle3.M"/>
        <table:table-column table:style-name="Tabelle3.K" table:number-columns-repeated="2"/>
        <table:table-column table:style-name="Tabelle3.M"/>
        <table:table-row table:style-name="Tabelle3.1">
          <table:table-cell table:style-name="Tabelle3.A1" office:value-type="string">
            <text:p text:style-name="P12"><text:span text:style-name="T6">XXX</text:span><text:soft-page-break/><text:span text:style-name="T6">XXXXXXXXXXXXXOXXXXXXXXXXXXXXXX</text:span></text:p>
          </table:table-cell>
          <table:table-cell table:style-name="Tabelle3.A1" office:value-type="string">
            <text:p text:style-name="P5">--&gt;--<text:soft-page-break/>&gt;--&gt;weitere Züge ... --&gt;</text:p>
          </table:table-cell>
          <table:table-cell table:style-name="Tabelle3.A1" office:value-type="string">
            <text:p text:style-name="P12"><text:span text:style-name="T6">XXX</text:span><text:soft-page-break/><text:span text:style-name="T6">XXXXXXXXXXXOOXXXXXXXXXXXXXXXXXXXXXXXXXXXXXXXOXXXXXXXOXXXXOXXXXXXXXXXXXXXXXXXXOXXXXXXXXOOXXOXXXXXOOOOOOOOOOOOOOOOXOOOO</text:span><text:soft-page-break/><text:span text:style-name="T6">OOOOOOOOOOOO</text:span></text:p>
          </table:table-cell>
          <table:table-cell table:style-name="Tabelle3.A1" office:value-type="string">
            <text:p text:style-name="P5"/>
          </table:table-cell>
          <table:table-cell table:style-name="Tabelle3.A1" office:value-type="string">
            <text:p text:style-name="P5"/>
          </table:table-cell>
          <table:table-cell table:style-name="Tabelle3.A1" office:value-type="string">
            <text:p text:style-name="P5"/>
          </table:table-cell>
          <table:table-cell table:style-name="Tabelle3.A1" office:value-type="string">
            <text:p text:style-name="P5"/>
          </table:table-cell>
          <table:table-cell table:style-name="Tabelle3.A1" office:value-type="string">
            <text:p text:style-name="P5"/>
          </table:table-cell>
          <table:table-cell table:style-name="Tabelle3.A1" office:value-type="string">
            <text:p text:style-name="P5"/>
          </table:table-cell>
          <table:table-cell table:style-name="Tabelle3.J1" office:value-type="string">
            <text:p text:style-name="P5"/>
          </table:table-cell>
          <table:table-cell table:style-name="Tabelle3.J1" office:value-type="string">
            <text:p text:style-name="P5"/>
          </table:table-cell>
          <table:table-cell table:style-name="Tabelle3.J1" office:value-type="string">
            <text:p text:style-name="P5"/>
          </table:table-cell>
          <table:table-cell table:style-name="Tabelle3.J1" office:value-type="string">
            <text:p text:style-name="P5"/>
          </table:table-cell>
          <table:table-cell table:style-name="Tabelle3.J1" office:value-type="string">
            <text:p text:style-name="P5"/>
          </table:table-cell>
          <table:table-cell table:style-name="Tabelle3.J1" office:value-type="string">
            <text:p text:style-name="P5"/>
          </table:table-cell>
          <table:table-cell table:style-name="Tabelle3.J1" office:value-type="string">
            <text:p text:style-name="P5"/>
          </table:table-cell>
        </table:table-row>
      </table:table>
      <text:p text:style-name="P20">Implementieren Sie einen Backtracking-Algorithmus in Java, welcher eine Lösung für dieses Spiel findet. Die Lösung kann als Folge der aus den Spielzügen resultierenden Spielfeldern gespeichert werden. Am besten implementiert man dazu eine eigene Java-Klasse für das Spielfeld. Das Spielfeld selbst kann mit einem 7x7 Feld repräsentiert werden. Mit Backtracking müssen alle Kombinationen möglicher Sprünge berechnet werden.</text:p>
      <text:p text:style-name="P20">Auf einen 2,2 Ghz Athlon 64 wurde eine Lösung nach etwa 200 ms gefunden. Dazu waren keine Heuristiken oder Optimierungen nötig: eine Lösung läßt sich mit Backtracking durch systematisches Ausprobieren aller mögliche Sprünge finden.</text:p>
      <text:p text:style-name="P26"><text:a xlink:type="simple" xlink:href="http://www.home.hs-karlsruhe.de/~pach0003/informatik_1/aufgaben/doc/de/hska/java/aufgaben/backtracking/Solitaer.html"><text:span text:style-name="T31">Lösung</text:span></text:a></text:p>
      <text:p text:style-name="P28"><text:a xlink:type="simple" xlink:href="http://www.home.hs-karlsruhe.de/~pach0003/informatik_1/aufgaben/doc/de/hska/java/aufgaben/backtracking/Solitaer.html"><text:span text:style-name="T15">Suchen:</text:span></text:a></text:p>
      <text:p text:style-name="P26"><text:a xlink:type="simple" xlink:href="http://www.home.hs-karlsruhe.de/~pach0003/informatik_1/aufgaben/doc/de/hska/java/aufgaben/backtracking/Solitaer.html"><text:span text:style-name="T16">Finden Sie Nullstellen einer stetigen Funktion.</text:span></text:a></text:p>
      <text:p text:style-name="P19">Schwierigkeit 2</text:p>
      <text:p text:style-name="P19">Wenn eine stetige, reelwertige Funktion f: R -&gt; R eine Nullstelle besitzt, dann gibt es mindestens zwei reele Zahlen a und b, so dass f(a)f(b) &lt; 0 ist. Das heisst, einer der Funktionswerte ist negativ (unterhalb der x-Achse), der andere ist positiv (oberhalb der x-Achse): da f stetig ist, muss die Funktionskurve von f die x-Achse schneiden.</text:p>
      <text:p text:style-name="P26"><text:span text:style-name="T4">Implementieren Sie ein Halbierungsverfahren, das für eine Funktion f eine Nullstelle auf einem Intervall [a,b] näherungsweise findet, falls dort eine Nullstelle existiert. Die Genauigkeit der Lösung sollte bei Ihrer Lösung mit angegeben werden. f soll einfach als Java-Funktion implementiert sein. Testen Sie Ihre Implementierung mit dem Polynom f(x) = 2x</text:span><text:span text:style-name="T9">3</text:span><text:span text:style-name="T13"> - 5x</text:span><text:span text:style-name="T9">2</text:span><text:span text:style-name="T13"> + 7x + 2. Es gilt f(1) = 2 - 5 + 7 = 6 und f(-1) = -2 - 5 - 7 = -14.</text:span></text:p>
      <text:p text:style-name="P26"><text:a xlink:type="simple" xlink:href="http://www.home.hs-karlsruhe.de/~pach0003/informatik_1/aufgaben/doc/de/hska/java/aufgaben/suchen/Nullstellensuche.html"><text:span text:style-name="T37">Lösung</text:span></text:a><text:span text:style-name="T13">. Damit der Algorithmus für alle mögliche Implementierungen von Funktionen verwendet werden kann, ist eine Funktion als abstrakter Datentyp gegeben.</text:span></text:p>
      <text:p text:style-name="P17">Finden Sie Nullstellen mit dem Newtonverfahren.</text:p>
      <text:p text:style-name="P24">Schwierigkeit 2</text:p>
      <text:p text:style-name="P24">Berechnen Sie die Nullstelle einer stetige, differenzierbaren Funktion f mit Hilfe des Newton-Verfahrens.</text:p>
      <text:p text:style-name="P26"><text:span text:style-name="T13">Beim Newton-Verfahren wird ausgehend vom einem Startwert x</text:span><text:span text:style-name="T24">0</text:span><text:span text:style-name="T13"> die Folge x</text:span><text:span text:style-name="T24">n+1</text:span><text:span text:style-name="T13"> := x</text:span><text:span text:style-name="T24">n</text:span><text:span text:style-name="T13"> - f(x</text:span><text:span text:style-name="T24">n</text:span><text:span text:style-name="T13">)/f</text:span><text:span text:style-name="T9">'</text:span><text:span text:style-name="T13">(x</text:span><text:span text:style-name="T24">n</text:span><text:span text:style-name="T13">) berechnet. Die Folge konvergiert (nicht immer) gegen eine Nullstelle.</text:span></text:p>
      <text:p text:style-name="P26"><text:span text:style-name="T13">Wenn Sie schon </text:span><text:a xlink:type="simple" xlink:href="http://www.home.hs-karlsruhe.de/~pach0003/informatik_1/aufgaben/objekt_orientierung.html#polynom"><text:span text:style-name="T37">Polynome</text:span></text:a><text:span text:style-name="T13"> implementiert haben, dann können Sie diese dazu verwenden. Wenn nicht, dann definieren Sie sich eine Klasse (oder besser ein Interface) mit zwei Methoden: eine zur Berechnung des </text:span><text:soft-page-break/><text:span text:style-name="T13">Funktionswerts f(x) und eine für den Wert der ersten Ableitung in x.</text:span></text:p>
      <text:p text:style-name="P26"><text:a xlink:type="simple" xlink:href="http://www.home.hs-karlsruhe.de/~pach0003/informatik_1/aufgaben/doc/de/hska/java/aufgaben/suchen/NewtonVerfahren.html"><text:span text:style-name="T37">Lösung</text:span></text:a><text:span text:style-name="T13">.</text:span></text:p>
      <text:p text:style-name="P18"><text:span text:style-name="T18">Berechnen Sie a</text:span><text:span text:style-name="T26">n</text:span><text:span text:style-name="T18"> mit einem Halbierungsverfahren</text:span></text:p>
      <text:p text:style-name="P24">Schwierigkeit 2</text:p>
      <text:p text:style-name="P26"><text:span text:style-name="T13">Berechnen Sie die Potenz a</text:span><text:span text:style-name="T9">n</text:span><text:span text:style-name="T13"> für einen double-Wert a und einem int-Wert n &gt;= 0 mit einem rekursiven Halbierungsverfahren. Der Zeitaufwand Ihrer Implementierung darf O(log</text:span><text:span text:style-name="T24">2</text:span><text:span text:style-name="T13">n) nicht überschreiten.</text:span></text:p>
      <text:p text:style-name="P24">Betrachten Sie folgendes Beispiel, um einen Idee für die Unterteilung zu bekommen:</text:p>
      <text:p text:style-name="P26"><text:span text:style-name="T13">a</text:span><text:span text:style-name="T9">7</text:span><text:span text:style-name="T13"> = a a</text:span><text:span text:style-name="T9">3</text:span><text:span text:style-name="T13"> a</text:span><text:span text:style-name="T9">3</text:span></text:p>
      <text:p text:style-name="P24"/>
      <text:p text:style-name="P26"><text:a xlink:type="simple" xlink:href="http://www.home.hs-karlsruhe.de/~pach0003/informatik_1/aufgaben/doc/de/hska/java/aufgaben/suchen/Potenzfunktion.html"><text:span text:style-name="T37">Lösung</text:span></text:a><text:span text:style-name="T13">.</text:span></text:p>
      <text:p text:style-name="P28"><text:a xlink:type="simple" xlink:href="http://www.home.hs-karlsruhe.de/~pach0003/informatik_1/aufgaben/doc/de/hska/java/aufgaben/backtracking/Solitaer.html"><text:span text:style-name="T15">Sortieren:</text:span></text:a></text:p>
      <text:p text:style-name="P26"><text:a xlink:type="simple" xlink:href="http://www.home.hs-karlsruhe.de/~pach0003/informatik_1/aufgaben/doc/de/hska/java/aufgaben/backtracking/Solitaer.html"><text:span text:style-name="T11">Bei diesen Aufgaben, sollen immer Zahlen (z.B. int) sortiert werden. Bei Verwendung generischer Typen und des Comparable-Interface, können Sie die Lösungen aber auch so implementieren, dass sie Objekte von allen Typen sortieren, die Comparable implementieren (String, Integer, ...).</text:span></text:a></text:p>
      <text:p text:style-name="P1">Mergesort ohne Rekursion</text:p>
      <text:p text:style-name="P19">Schwierigkeit 2 (vorausgesetzt das Verschmelzen ist schon implementiert)</text:p>
      <text:p text:style-name="P19">Implementieren Sie Mergesort ohne Rekursion.</text:p>
      <text:p text:style-name="P19">Das Verschmelzen zweier sortierter Teilfolgen ist dabei identisch zur rekursiven Lösung. Statt rekursiv zu unterteilen, müssen Sie umgekehrt vorgehen: Es werden zuerst alle Paare benachbarter Zahlen verschmolzen. Danach sind diese Paare aufsteigend sortiert. Dann werden jeweils zwei dieser benachbarten Zahlenpaar zu einer aufsteigenden Folge von vier Zahlen verschmolzen. Dies wird solange wiederholt, bis das ganze Feld sortiert ist. Die Schrittweite verdoppelt sich immer. Aus dieser lassen sich die linke und rechte Grenze für die Verschmelzungen errechnen.</text:p>
      <text:p text:style-name="P19">Diese Version von Mergesort wird auch Direktes Mischen genannt.</text:p>
      <text:p text:style-name="P26"><text:a xlink:type="simple" xlink:href="http://www.home.hs-karlsruhe.de/~pach0003/informatik_1/aufgaben/doc/de/hska/java/aufgaben/sortieren/Mergesort.html"><text:span text:style-name="T29">Lösung</text:span></text:a></text:p>
      <text:p text:style-name="P14">Natürliches Mischen</text:p>
      <text:p text:style-name="P19">Schwierigkeit 1</text:p>
      <text:p text:style-name="P19">Implementieren Sie Sortieren durch Natürliches Mischen in Java.</text:p>
      <text:p text:style-name="P19">Dies ist eine Verbesserte Variante des Direkten Mischens bzw. der nicht-rekursiven Version von Mergesort. Anstatt immer Paare von Folgen der Länge 1, dann 2, dann 4 usw. zu verschmelzen, werden bei dieser Variante benachbarte und bereits aufsteigend sortierte Folgen verschmolzen.</text:p>
      <text:p text:style-name="P19">Wir betrachten als Beispiel die Folge 7 4 6 3 1 2 8 5. In dieser Folge sind sortierte Teilfolgen enthalten. Wir markieren diese mit |: 7 | 4 6 | 3 |1 2 | 8 | 5 . Beim Natürlichen Mischen müssen diese Folgen gesucht und <text:soft-page-break/>benachbarte Folgen verschmolzen werden bis das Feld sortiert ist.</text:p>
      <text:p text:style-name="P6">7 | 4 6 | 3 |1 <text:s/>2 | 8 | 5</text:p>
      <text:p text:style-name="P6">4 6 7 | 3 | 1 2 | 8 | 5</text:p>
      <text:p text:style-name="P6">4 6 7 <text:s text:c="2"/>1 2 3 | 8 | 5</text:p>
      <text:p text:style-name="P6">4 6 7 1 2 3 5 8 <text:s text:c="2"/>&lt;-- nach erstem Durchlauf </text:p>
      <text:p text:style-name="P6"><text:s/></text:p>
      <text:p text:style-name="P6">4 6 7 | 1 2 3 | 5 8</text:p>
      <text:p text:style-name="P6">1 2 3 4 6 7 | 5 8 &lt;-- nach zweitem Durchlauf</text:p>
      <text:p text:style-name="P6"><text:s/></text:p>
      <text:p text:style-name="P6">1 2 3 4 5 6 7 8 <text:s text:c="2"/>&lt;-- nach drittem Durchlauf</text:p>
      <text:p text:style-name="P19">Welchen Zeitaufwand hat dieses Verfahren im besten und im schlimmsten Fall?</text:p>
      <text:p text:style-name="P26"><text:a xlink:type="simple" xlink:href="http://www.home.hs-karlsruhe.de/~pach0003/informatik_1/aufgaben/doc/de/hska/java/aufgaben/sortieren/NatuerlichesMischen.html"><text:span text:style-name="T32">Lösung</text:span></text:a></text:p>
      <text:p text:style-name="P14">Shellsort</text:p>
      <text:p text:style-name="P19">Schwierigkeit 1</text:p>
      <text:p text:style-name="P19">Shellsort basiert auf Sortieren durch direktes Einfügen. Es wurde 1959 von D. L. Shell publiziert. Bei Shellsort wird Sortieren durch direktes Einfügen mehrfach auf ein Feld angewendet, aber mit unterschiedlicher Schrittweite: Zuerst nur auf zum Beispiel jedes 4. Element, dann auf jedes 2. und erst zum Schluss auf jedes. Eine derartigen Durchlauf nennt man k-Sortierung (hier mit k= 4, 2, 1).</text:p>
      <text:p text:style-name="P19">Wir betrachten als Beispiel ein Feld mit 8 Zahlen. Beim ersten Durchlauf wird Sortieren durch Direktes Einfügen auf jedes 4. Element durchgeführt , also insgesamt 4 mal: Einmal mit Start beim 1. Element, dann beim 2., beim 3. und beim 4. Es werden also 4 Folgen mit je 2 Elementen sortiert. Diese 4 Folgen sind farblich hervorgehoben. Ziel ist es, Zahlen über weite Strecken auszutauschen, so dass insgesamt weniger Vertauscheoperationen stattfinden, im besten Fall - keine Vertauschungen - hat Sortieren durch direktes Einfügen O(n) Zeitaufwand. Shellsort versucht diesen besten Fall möglichst schnell herbeizuführen.</text:p>
      <table:table table:name="Tabelle4" table:style-name="Tabelle4">
        <table:table-column table:style-name="Tabelle4.A"/>
        <table:table-column table:style-name="Tabelle4.B" table:number-columns-repeated="8"/>
        <table:table-row table:style-name="Tabelle4.1">
          <table:table-cell table:style-name="Tabelle4.A1" office:value-type="string">
            <text:p text:style-name="P3">5</text:p>
          </table:table-cell>
          <table:table-cell table:style-name="Tabelle4.B1" office:value-type="string">
            <text:p text:style-name="P3">8</text:p>
          </table:table-cell>
          <table:table-cell table:style-name="Tabelle4.C1" office:value-type="string">
            <text:p text:style-name="P3">3</text:p>
          </table:table-cell>
          <table:table-cell table:style-name="Tabelle4.D1" office:value-type="string">
            <text:p text:style-name="P3">7</text:p>
          </table:table-cell>
          <table:table-cell table:style-name="Tabelle4.A1" office:value-type="string">
            <text:p text:style-name="P3">1</text:p>
          </table:table-cell>
          <table:table-cell table:style-name="Tabelle4.B1" office:value-type="string">
            <text:p text:style-name="P3">6</text:p>
          </table:table-cell>
          <table:table-cell table:style-name="Tabelle4.C1" office:value-type="string">
            <text:p text:style-name="P3">2</text:p>
          </table:table-cell>
          <table:table-cell table:style-name="Tabelle4.D1" office:value-type="string">
            <text:p text:style-name="P3">4</text:p>
          </table:table-cell>
          <table:table-cell table:style-name="Tabelle4.I1" office:value-type="string">
            <text:p text:style-name="P3">Ursprungsfolge</text:p>
          </table:table-cell>
        </table:table-row>
        <table:table-row table:style-name="Tabelle4.1">
          <table:table-cell table:style-name="Tabelle4.A1" office:value-type="string">
            <text:p text:style-name="P3">1</text:p>
          </table:table-cell>
          <table:table-cell table:style-name="Tabelle4.B1" office:value-type="string">
            <text:p text:style-name="P3">8</text:p>
          </table:table-cell>
          <table:table-cell table:style-name="Tabelle4.C1" office:value-type="string">
            <text:p text:style-name="P3">3</text:p>
          </table:table-cell>
          <table:table-cell table:style-name="Tabelle4.D1" office:value-type="string">
            <text:p text:style-name="P3">7</text:p>
          </table:table-cell>
          <table:table-cell table:style-name="Tabelle4.A1" office:value-type="string">
            <text:p text:style-name="P3">5</text:p>
          </table:table-cell>
          <table:table-cell table:style-name="Tabelle4.B1" office:value-type="string">
            <text:p text:style-name="P3">6</text:p>
          </table:table-cell>
          <table:table-cell table:style-name="Tabelle4.C1" office:value-type="string">
            <text:p text:style-name="P3">2</text:p>
          </table:table-cell>
          <table:table-cell table:style-name="Tabelle4.D1" office:value-type="string">
            <text:p text:style-name="P3">4</text:p>
          </table:table-cell>
          <table:table-cell table:style-name="Tabelle4.I1" office:value-type="string">
            <text:p text:style-name="P3">Sortieren <text:soft-page-break/>der "gelben" Teilfolge</text:p>
          </table:table-cell>
        </table:table-row>
        <table:table-row table:style-name="Tabelle4.1">
          <table:table-cell table:style-name="Tabelle4.A1" office:value-type="string">
            <text:p text:style-name="P3">1</text:p>
          </table:table-cell>
          <table:table-cell table:style-name="Tabelle4.B1" office:value-type="string">
            <text:p text:style-name="P3">6</text:p>
          </table:table-cell>
          <table:table-cell table:style-name="Tabelle4.C1" office:value-type="string">
            <text:p text:style-name="P3">3</text:p>
          </table:table-cell>
          <table:table-cell table:style-name="Tabelle4.D1" office:value-type="string">
            <text:p text:style-name="P3">7</text:p>
          </table:table-cell>
          <table:table-cell table:style-name="Tabelle4.A1" office:value-type="string">
            <text:p text:style-name="P3">5</text:p>
          </table:table-cell>
          <table:table-cell table:style-name="Tabelle4.B1" office:value-type="string">
            <text:p text:style-name="P3">8</text:p>
          </table:table-cell>
          <table:table-cell table:style-name="Tabelle4.C1" office:value-type="string">
            <text:p text:style-name="P3">2</text:p>
          </table:table-cell>
          <table:table-cell table:style-name="Tabelle4.D1" office:value-type="string">
            <text:p text:style-name="P3">4</text:p>
          </table:table-cell>
          <table:table-cell table:style-name="Tabelle4.I1" office:value-type="string">
            <text:p text:style-name="P3">Sortieren der "cyan" Teilfolge</text:p>
          </table:table-cell>
        </table:table-row>
        <table:table-row table:style-name="Tabelle4.1">
          <table:table-cell table:style-name="Tabelle4.A1" office:value-type="string">
            <text:p text:style-name="P3">1</text:p>
          </table:table-cell>
          <table:table-cell table:style-name="Tabelle4.B1" office:value-type="string">
            <text:p text:style-name="P3">6</text:p>
          </table:table-cell>
          <table:table-cell table:style-name="Tabelle4.C1" office:value-type="string">
            <text:p text:style-name="P3">2</text:p>
          </table:table-cell>
          <table:table-cell table:style-name="Tabelle4.D1" office:value-type="string">
            <text:p text:style-name="P3">7</text:p>
          </table:table-cell>
          <table:table-cell table:style-name="Tabelle4.A1" office:value-type="string">
            <text:p text:style-name="P3">5</text:p>
          </table:table-cell>
          <table:table-cell table:style-name="Tabelle4.B1" office:value-type="string">
            <text:p text:style-name="P3">8</text:p>
          </table:table-cell>
          <table:table-cell table:style-name="Tabelle4.C1" office:value-type="string">
            <text:p text:style-name="P3">3</text:p>
          </table:table-cell>
          <table:table-cell table:style-name="Tabelle4.D1" office:value-type="string">
            <text:p text:style-name="P3">4</text:p>
          </table:table-cell>
          <table:table-cell table:style-name="Tabelle4.I1" office:value-type="string">
            <text:p text:style-name="P3">Sortieren der "weissen" Teilfolge</text:p>
          </table:table-cell>
        </table:table-row>
        <table:table-row table:style-name="Tabelle4.1">
          <table:table-cell table:style-name="Tabelle4.A1" office:value-type="string">
            <text:p text:style-name="P3">1</text:p>
          </table:table-cell>
          <table:table-cell table:style-name="Tabelle4.B1" office:value-type="string">
            <text:p text:style-name="P3">6</text:p>
          </table:table-cell>
          <table:table-cell table:style-name="Tabelle4.C1" office:value-type="string">
            <text:p text:style-name="P3">2</text:p>
          </table:table-cell>
          <table:table-cell table:style-name="Tabelle4.D1" office:value-type="string">
            <text:p text:style-name="P3">4</text:p>
          </table:table-cell>
          <table:table-cell table:style-name="Tabelle4.A1" office:value-type="string">
            <text:p text:style-name="P3">5</text:p>
          </table:table-cell>
          <table:table-cell table:style-name="Tabelle4.B1" office:value-type="string">
            <text:p text:style-name="P3">8</text:p>
          </table:table-cell>
          <table:table-cell table:style-name="Tabelle4.C1" office:value-type="string">
            <text:p text:style-name="P3">3</text:p>
          </table:table-cell>
          <table:table-cell table:style-name="Tabelle4.D1" office:value-type="string">
            <text:p text:style-name="P3">7</text:p>
          </table:table-cell>
          <table:table-cell table:style-name="Tabelle4.I1" office:value-type="string">
            <text:p text:style-name="P3">Sortieren der "orangen" Teilfolge</text:p>
          </table:table-cell>
        </table:table-row>
      </table:table>
      <text:p text:style-name="P19">Wir haben hier bei allen Teilfolgen den schlimmsten Fall erwischt, da das kleinste Element nach vorne gewandert ist. Da im schlimmsten Fall die Vertauschoperationen überwiegen - in diesem Fall je eine - haben wir insgesamt 4 Schritte benötigt. Nun wird 2-sortiert.</text:p>
      <table:table table:name="Tabelle5" table:style-name="Tabelle5">
        <table:table-column table:style-name="Tabelle5.A"/>
        <table:table-column table:style-name="Tabelle5.B" table:number-columns-repeated="8"/>
        <table:table-row table:style-name="Tabelle5.1">
          <table:table-cell table:style-name="Tabelle5.A1" office:value-type="string">
            <text:p text:style-name="P3">1</text:p>
          </table:table-cell>
          <table:table-cell table:style-name="Tabelle5.B1" office:value-type="string">
            <text:p text:style-name="P3">6</text:p>
          </table:table-cell>
          <table:table-cell table:style-name="Tabelle5.A1" office:value-type="string">
            <text:p text:style-name="P3">2</text:p>
          </table:table-cell>
          <table:table-cell table:style-name="Tabelle5.B1" office:value-type="string">
            <text:p text:style-name="P3">4</text:p>
          </table:table-cell>
          <table:table-cell table:style-name="Tabelle5.A1" office:value-type="string">
            <text:p text:style-name="P3">5</text:p>
          </table:table-cell>
          <table:table-cell table:style-name="Tabelle5.B1" office:value-type="string">
            <text:p text:style-name="P3">8</text:p>
          </table:table-cell>
          <table:table-cell table:style-name="Tabelle5.A1" office:value-type="string">
            <text:p text:style-name="P3">3</text:p>
          </table:table-cell>
          <table:table-cell table:style-name="Tabelle5.B1" office:value-type="string">
            <text:p text:style-name="P3">7</text:p>
          </table:table-cell>
          <table:table-cell table:style-name="Tabelle5.I1" office:value-type="string">
            <text:p text:style-name="P3">Folge nach 1. Durchlauf</text:p>
          </table:table-cell>
        </table:table-row>
        <table:table-row table:style-name="Tabelle5.1">
          <table:table-cell table:style-name="Tabelle5.A1" office:value-type="string">
            <text:p text:style-name="P3">1</text:p>
          </table:table-cell>
          <table:table-cell table:style-name="Tabelle5.B1" office:value-type="string">
            <text:p text:style-name="P3">6</text:p>
          </table:table-cell>
          <table:table-cell table:style-name="Tabelle5.A1" office:value-type="string">
            <text:p text:style-name="P3">2</text:p>
          </table:table-cell>
          <table:table-cell table:style-name="Tabelle5.B1" office:value-type="string">
            <text:p text:style-name="P3">4</text:p>
          </table:table-cell>
          <table:table-cell table:style-name="Tabelle5.A1" office:value-type="string">
            <text:p text:style-name="P3">3</text:p>
          </table:table-cell>
          <table:table-cell table:style-name="Tabelle5.B1" office:value-type="string">
            <text:p text:style-name="P3">8</text:p>
          </table:table-cell>
          <table:table-cell table:style-name="Tabelle5.A1" office:value-type="string">
            <text:p text:style-name="P3">5</text:p>
          </table:table-cell>
          <table:table-cell table:style-name="Tabelle5.B1" office:value-type="string">
            <text:p text:style-name="P3">7</text:p>
          </table:table-cell>
          <table:table-cell table:style-name="Tabelle5.I1" office:value-type="string">
            <text:p text:style-name="P3">Es "rutscht" <text:soft-page-break/>lediglich die 3 durch, die restlichen Durchläufe brechen sofort ab.</text:p>
          </table:table-cell>
        </table:table-row>
        <table:table-row table:style-name="Tabelle5.1">
          <table:table-cell table:style-name="Tabelle5.A1" office:value-type="string">
            <text:p text:style-name="P3">1</text:p>
          </table:table-cell>
          <table:table-cell table:style-name="Tabelle5.B1" office:value-type="string">
            <text:p text:style-name="P3">4</text:p>
          </table:table-cell>
          <table:table-cell table:style-name="Tabelle5.A1" office:value-type="string">
            <text:p text:style-name="P3">2</text:p>
          </table:table-cell>
          <table:table-cell table:style-name="Tabelle5.B1" office:value-type="string">
            <text:p text:style-name="P3">6</text:p>
          </table:table-cell>
          <table:table-cell table:style-name="Tabelle5.A1" office:value-type="string">
            <text:p text:style-name="P3">3</text:p>
          </table:table-cell>
          <table:table-cell table:style-name="Tabelle5.B1" office:value-type="string">
            <text:p text:style-name="P3">7</text:p>
          </table:table-cell>
          <table:table-cell table:style-name="Tabelle5.A1" office:value-type="string">
            <text:p text:style-name="P3">5</text:p>
          </table:table-cell>
          <table:table-cell table:style-name="Tabelle5.B1" office:value-type="string">
            <text:p text:style-name="P3">8</text:p>
          </table:table-cell>
          <table:table-cell table:style-name="Tabelle5.I1" office:value-type="string">
            <text:p text:style-name="P3">Es gibt nur zwei Vertauschungen</text:p>
          </table:table-cell>
        </table:table-row>
      </table:table>
      <text:p text:style-name="P19">Wir haben hier nicht mehr den schlimmsten Fall. Die Durchläufe haben je 4 Vergleiche oder Vertauschungen benötigt. Nun der letzte Durchlauf (normales Sortieren durch direktes Einfügen). Wir führen jeden Schleifendurchlauf vor und zählen dabei die gemachten Vergleiche. Der bereits sortierte Teil ist weiss.</text:p>
      <table:table table:name="Tabelle6" table:style-name="Tabelle6">
        <table:table-column table:style-name="Tabelle6.A"/>
        <table:table-column table:style-name="Tabelle6.B" table:number-columns-repeated="8"/>
        <table:table-row table:style-name="Tabelle6.1">
          <table:table-cell table:style-name="Tabelle6.A1" office:value-type="string">
            <text:p text:style-name="P3">1</text:p>
          </table:table-cell>
          <table:table-cell table:style-name="Tabelle6.B1" office:value-type="string">
            <text:p text:style-name="P3">4</text:p>
          </table:table-cell>
          <table:table-cell table:style-name="Tabelle6.B1" office:value-type="string">
            <text:p text:style-name="P3">2</text:p>
          </table:table-cell>
          <table:table-cell table:style-name="Tabelle6.B1" office:value-type="string">
            <text:p text:style-name="P3">6</text:p>
          </table:table-cell>
          <table:table-cell table:style-name="Tabelle6.B1" office:value-type="string">
            <text:p text:style-name="P3">3</text:p>
          </table:table-cell>
          <table:table-cell table:style-name="Tabelle6.B1" office:value-type="string">
            <text:p text:style-name="P3">7</text:p>
          </table:table-cell>
          <table:table-cell table:style-name="Tabelle6.B1" office:value-type="string">
            <text:p text:style-name="P3">5</text:p>
          </table:table-cell>
          <table:table-cell table:style-name="Tabelle6.B1" office:value-type="string">
            <text:p text:style-name="P3">8</text:p>
          </table:table-cell>
          <table:table-cell table:style-name="Tabelle6.B1" office:value-type="string">
            <text:p text:style-name="P3">Start</text:p>
          </table:table-cell>
        </table:table-row>
        <table:table-row table:style-name="Tabelle6.1">
          <table:table-cell table:style-name="Tabelle6.A1" office:value-type="string">
            <text:p text:style-name="P3">1</text:p>
          </table:table-cell>
          <table:table-cell table:style-name="Tabelle6.A1" office:value-type="string">
            <text:p text:style-name="P3">4</text:p>
          </table:table-cell>
          <table:table-cell table:style-name="Tabelle6.B1" office:value-type="string">
            <text:p text:style-name="P3">2</text:p>
          </table:table-cell>
          <table:table-cell table:style-name="Tabelle6.B1" office:value-type="string">
            <text:p text:style-name="P3">6</text:p>
          </table:table-cell>
          <table:table-cell table:style-name="Tabelle6.B1" office:value-type="string">
            <text:p text:style-name="P3">3</text:p>
          </table:table-cell>
          <table:table-cell table:style-name="Tabelle6.B1" office:value-type="string">
            <text:p text:style-name="P3">7</text:p>
          </table:table-cell>
          <table:table-cell table:style-name="Tabelle6.B1" office:value-type="string">
            <text:p text:style-name="P3">5</text:p>
          </table:table-cell>
          <table:table-cell table:style-name="Tabelle6.B1" office:value-type="string">
            <text:p text:style-name="P3">8</text:p>
          </table:table-cell>
          <table:table-cell table:style-name="Tabelle6.B1" office:value-type="string">
            <text:p text:style-name="P3">Ein Vergleich</text:p>
          </table:table-cell>
        </table:table-row>
        <table:table-row table:style-name="Tabelle6.1">
          <table:table-cell table:style-name="Tabelle6.A1" office:value-type="string">
            <text:p text:style-name="P3">1</text:p>
          </table:table-cell>
          <table:table-cell table:style-name="Tabelle6.A1" office:value-type="string">
            <text:p text:style-name="P3">2</text:p>
          </table:table-cell>
          <table:table-cell table:style-name="Tabelle6.A1" office:value-type="string">
            <text:p text:style-name="P3">4</text:p>
          </table:table-cell>
          <table:table-cell table:style-name="Tabelle6.B1" office:value-type="string">
            <text:p text:style-name="P3">6</text:p>
          </table:table-cell>
          <table:table-cell table:style-name="Tabelle6.B1" office:value-type="string">
            <text:p text:style-name="P3">3</text:p>
          </table:table-cell>
          <table:table-cell table:style-name="Tabelle6.B1" office:value-type="string">
            <text:p text:style-name="P3">7</text:p>
          </table:table-cell>
          <table:table-cell table:style-name="Tabelle6.B1" office:value-type="string">
            <text:p text:style-name="P3">5</text:p>
          </table:table-cell>
          <table:table-cell table:style-name="Tabelle6.B1" office:value-type="string">
            <text:p text:style-name="P3">8</text:p>
          </table:table-cell>
          <table:table-cell table:style-name="Tabelle6.B1" office:value-type="string">
            <text:p text:style-name="P3">Ein Vergleich und einmal Tausc<text:soft-page-break/>hen (Ein Schritt)</text:p>
          </table:table-cell>
        </table:table-row>
        <table:table-row table:style-name="Tabelle6.1">
          <table:table-cell table:style-name="Tabelle6.A1" office:value-type="string">
            <text:p text:style-name="P3">1</text:p>
          </table:table-cell>
          <table:table-cell table:style-name="Tabelle6.A1" office:value-type="string">
            <text:p text:style-name="P3">2</text:p>
          </table:table-cell>
          <table:table-cell table:style-name="Tabelle6.A1" office:value-type="string">
            <text:p text:style-name="P3">4</text:p>
          </table:table-cell>
          <table:table-cell table:style-name="Tabelle6.A1" office:value-type="string">
            <text:p text:style-name="P3">6</text:p>
          </table:table-cell>
          <table:table-cell table:style-name="Tabelle6.B1" office:value-type="string">
            <text:p text:style-name="P3">3</text:p>
          </table:table-cell>
          <table:table-cell table:style-name="Tabelle6.B1" office:value-type="string">
            <text:p text:style-name="P3">7</text:p>
          </table:table-cell>
          <table:table-cell table:style-name="Tabelle6.B1" office:value-type="string">
            <text:p text:style-name="P3">5</text:p>
          </table:table-cell>
          <table:table-cell table:style-name="Tabelle6.B1" office:value-type="string">
            <text:p text:style-name="P3">8</text:p>
          </table:table-cell>
          <table:table-cell table:style-name="Tabelle6.B1" office:value-type="string">
            <text:p text:style-name="P3">Ein Vergleich</text:p>
          </table:table-cell>
        </table:table-row>
        <table:table-row table:style-name="Tabelle6.1">
          <table:table-cell table:style-name="Tabelle6.A1" office:value-type="string">
            <text:p text:style-name="P3">1</text:p>
          </table:table-cell>
          <table:table-cell table:style-name="Tabelle6.A1" office:value-type="string">
            <text:p text:style-name="P3">2</text:p>
          </table:table-cell>
          <table:table-cell table:style-name="Tabelle6.A1" office:value-type="string">
            <text:p text:style-name="P3">3</text:p>
          </table:table-cell>
          <table:table-cell table:style-name="Tabelle6.A1" office:value-type="string">
            <text:p text:style-name="P3">4</text:p>
          </table:table-cell>
          <table:table-cell table:style-name="Tabelle6.A1" office:value-type="string">
            <text:p text:style-name="P3">6</text:p>
          </table:table-cell>
          <table:table-cell table:style-name="Tabelle6.B1" office:value-type="string">
            <text:p text:style-name="P3">7</text:p>
          </table:table-cell>
          <table:table-cell table:style-name="Tabelle6.B1" office:value-type="string">
            <text:p text:style-name="P3">5</text:p>
          </table:table-cell>
          <table:table-cell table:style-name="Tabelle6.B1" office:value-type="string">
            <text:p text:style-name="P3">8</text:p>
          </table:table-cell>
          <table:table-cell table:style-name="Tabelle6.B1" office:value-type="string">
            <text:p text:style-name="P3">Zwei Schritte</text:p>
          </table:table-cell>
        </table:table-row>
        <table:table-row table:style-name="Tabelle6.1">
          <table:table-cell table:style-name="Tabelle6.A1" office:value-type="string">
            <text:p text:style-name="P3">1</text:p>
          </table:table-cell>
          <table:table-cell table:style-name="Tabelle6.A1" office:value-type="string">
            <text:p text:style-name="P3">2</text:p>
          </table:table-cell>
          <table:table-cell table:style-name="Tabelle6.A1" office:value-type="string">
            <text:p text:style-name="P3">3</text:p>
          </table:table-cell>
          <table:table-cell table:style-name="Tabelle6.A1" office:value-type="string">
            <text:p text:style-name="P3">4</text:p>
          </table:table-cell>
          <table:table-cell table:style-name="Tabelle6.A1" office:value-type="string">
            <text:p text:style-name="P3">6</text:p>
          </table:table-cell>
          <table:table-cell table:style-name="Tabelle6.A1" office:value-type="string">
            <text:p text:style-name="P3">7</text:p>
          </table:table-cell>
          <table:table-cell table:style-name="Tabelle6.B1" office:value-type="string">
            <text:p text:style-name="P3">5</text:p>
          </table:table-cell>
          <table:table-cell table:style-name="Tabelle6.B1" office:value-type="string">
            <text:p text:style-name="P3">8</text:p>
          </table:table-cell>
          <table:table-cell table:style-name="Tabelle6.B1" office:value-type="string">
            <text:p text:style-name="P3">Ein Schritt</text:p>
          </table:table-cell>
        </table:table-row>
        <table:table-row table:style-name="Tabelle6.1">
          <table:table-cell table:style-name="Tabelle6.A1" office:value-type="string">
            <text:p text:style-name="P3">1</text:p>
          </table:table-cell>
          <table:table-cell table:style-name="Tabelle6.A1" office:value-type="string">
            <text:p text:style-name="P3">2</text:p>
          </table:table-cell>
          <table:table-cell table:style-name="Tabelle6.A1" office:value-type="string">
            <text:p text:style-name="P3">3</text:p>
          </table:table-cell>
          <table:table-cell table:style-name="Tabelle6.A1" office:value-type="string">
            <text:p text:style-name="P3">4</text:p>
          </table:table-cell>
          <table:table-cell table:style-name="Tabelle6.A1" office:value-type="string">
            <text:p text:style-name="P3">5</text:p>
          </table:table-cell>
          <table:table-cell table:style-name="Tabelle6.A1" office:value-type="string">
            <text:p text:style-name="P3">6</text:p>
          </table:table-cell>
          <table:table-cell table:style-name="Tabelle6.A1" office:value-type="string">
            <text:p text:style-name="P3">7</text:p>
          </table:table-cell>
          <table:table-cell table:style-name="Tabelle6.B1" office:value-type="string">
            <text:p text:style-name="P3">8</text:p>
          </table:table-cell>
          <table:table-cell table:style-name="Tabelle6.B1" office:value-type="string">
            <text:p text:style-name="P3">Zwei Schritte</text:p>
          </table:table-cell>
        </table:table-row>
        <table:table-row table:style-name="Tabelle6.1">
          <table:table-cell table:style-name="Tabelle6.A1" office:value-type="string">
            <text:p text:style-name="P3">1</text:p>
          </table:table-cell>
          <table:table-cell table:style-name="Tabelle6.A1" office:value-type="string">
            <text:p text:style-name="P3">2</text:p>
          </table:table-cell>
          <table:table-cell table:style-name="Tabelle6.A1" office:value-type="string">
            <text:p text:style-name="P3">3</text:p>
          </table:table-cell>
          <table:table-cell table:style-name="Tabelle6.A1" office:value-type="string">
            <text:p text:style-name="P3">4</text:p>
          </table:table-cell>
          <table:table-cell table:style-name="Tabelle6.A1" office:value-type="string">
            <text:p text:style-name="P3">5</text:p>
          </table:table-cell>
          <table:table-cell table:style-name="Tabelle6.A1" office:value-type="string">
            <text:p text:style-name="P3">6</text:p>
          </table:table-cell>
          <table:table-cell table:style-name="Tabelle6.A1" office:value-type="string">
            <text:p text:style-name="P3">7</text:p>
          </table:table-cell>
          <table:table-cell table:style-name="Tabelle6.A1" office:value-type="string">
            <text:p text:style-name="P3">8</text:p>
          </table:table-cell>
          <table:table-cell table:style-name="Tabelle6.B1" office:value-type="string">
            <text:p text:style-name="P3">Ein Schritt</text:p>
          </table:table-cell>
        </table:table-row>
      </table:table>
      <text:p text:style-name="P19">Wie wir am letzten Durchlauf sehen, haben wir nicht mehr den schlechtesten Fall, sondern einen sehr guten: höchsten zwei Schritte wurden im jeden Durchlauf benötigt. Im schlimmsten Fall hätten es auch bis zu 7 sein können. Insgesamt 9 Schritte.</text:p>
      <text:p text:style-name="P19">Trotz der mehrfachen Durchläufe, kann man von Shellsort zeigen, dass es besser ist als einmal und sofortiges Sortieren durch direktes Einfügen mit Schrittweite 1. Der Zeitaufwand der Java-Implementierung hängt von der Wahl der Schrittweite in Abhängigkeit von n ab.</text:p>
      <text:p text:style-name="P26"><text:span text:style-name="T4">Wie Sie vielleicht schon geahnt haben: Implementieren Sie Shellsort in Java. Und zwar für die Schrittweite 1, 3, 7, 15, 31, 63, ..., 2</text:span><text:span text:style-name="T9">k - 1</text:span><text:span text:style-name="T13"> mit k = log</text:span><text:span text:style-name="T24">2</text:span><text:span text:style-name="T13">(n) (in umgekehrter Reihenfolge). Für diese Folge hat Shellsort einen Zeitaufwand von O(n</text:span><text:span text:style-name="T9">1,5</text:span><text:span text:style-name="T13">) im schlimmsten Fall. Sie können den Algorithmus auch von der konkreten Implementierung der Folge unabhängig machen, in dem Sie die Berechnung der Folge in ein seperates Objekt verbergen (dann am besten als Java-Interface).</text:span></text:p>
      <text:p text:style-name="P26"><text:a xlink:type="simple" xlink:href="http://www.home.hs-karlsruhe.de/~pach0003/informatik_1/aufgaben/doc/de/hska/java/aufgaben/sortieren/Shellsort.html"><text:span text:style-name="T37">Lösung</text:span></text:a></text:p>
      <text:p text:style-name="P28"><text:a xlink:type="simple" xlink:href="http://www.home.hs-karlsruhe.de/~pach0003/informatik_1/aufgaben/doc/de/hska/java/aufgaben/sortieren/Shellsort.html"><text:span text:style-name="T15">Java Interfaces:</text:span></text:a></text:p>
      <text:p text:style-name="P26"><text:a xlink:type="simple" xlink:href="http://www.home.hs-karlsruhe.de/~pach0003/informatik_1/aufgaben/doc/de/hska/java/aufgaben/sortieren/Shellsort.html"><text:span text:style-name="T16">Entwerfen und Implementieren Sie einen abstrakten Datentyp Queue</text:span></text:a></text:p>
      <text:p text:style-name="P19">Schwierigkeit 1</text:p>
      <text:p text:style-name="P19">Eine Queue oder auch Warteschlange genannt ist eine öfter in der Informatik vorkommende Datenstruktur. Es lassen sich Werte (int) zu einer Queue hinzufügen und wieder entfernen. Es werden immer die zuerst hinzugefügten Werte entfernt. Dieses Verwaltungsprinzip nennt man deswegen auch first-in-first-out (FIFO). Eine Warteschlange kann zum Beispiel bei der Prozessumschaltung in einem Betriebssystem verwendet werden: der zuerst hinzugefügte - wartende - Prozess, bekommt als nächstes wieder Prozessorzeit zugeordnet: vor allen nach ihm hinzugefügten Prozessen.</text:p>
      <text:p text:style-name="P19">Entwerfen Sie ein Interface Queue, mit denen Werte hinzugefügt und wieder weggenommen werden können. Ebenso soll eine Methode existieren, die überprüft, ob die Queue leer ist oder nicht.</text:p>
      <text:p text:style-name="P19">Implementieren Sie diese Queue mit einem Feld. Wenn mehr Werte als das Feld fassen kann hinzugefügt werden, dann soll das Feld dieser Queue-Implementierung automatisch vergrössert werden: es kann zum Beispiel durch ein doppelt so grosses Feld ersetzt werden.</text:p>
      <text:p text:style-name="P19">Testen Sie Ihre Implementierung ausgiebig. Insbesondere mit anfangs kleinen Felder und mehreren Hinzufüge- und Wegnahme-Operationen.</text:p>
      <text:p text:style-name="P26"><text:a xlink:type="simple" xlink:href="http://www.home.hs-karlsruhe.de/~pach0003/informatik_1/aufgaben/doc/de/hska/java/aufgaben/interfaces/ArrayQueue.html"><text:span text:style-name="T32">Lösung</text:span></text:a></text:p>
      <text:p text:style-name="P14">Vergleichen von chemischen Elementen mit den abstrakten Datentypen Comparable und Comparator</text:p>
      <text:p text:style-name="P26"><text:span text:style-name="T4">Für diese Aufgabe sollten sie vorher </text:span><text:a xlink:type="simple" xlink:href="http://www.home.hs-karlsruhe.de/~pach0003/informatik_1/aufgaben/objekt_orientierung.html#chemisches_element"><text:span text:style-name="T32">chemische Elemente</text:span></text:a><text:span text:style-name="T4"> entworfen und implementiert haben.</text:span></text:p>
      <text:p text:style-name="P19"><text:soft-page-break/>Schwierigkeit 2</text:p>
      <text:p text:style-name="P26"><text:span text:style-name="T4">Das Java Collection Framework kennt zwei abstrakte Datentypen, um festzustellen ob ein Objekt grösser, gleich oder kleiner als ein anderes ist: </text:span><text:span text:style-name="T5">Comparable</text:span><text:span text:style-name="T6"> und </text:span><text:span text:style-name="T5">Comparator</text:span><text:span text:style-name="T6">. Comparable wird immer von der Klasse des Objekts selbst implementiert. Es stellt somit eine kanonische Ordnung dieser Elemente dar. Darüberhinaus könnte ein Objekt allerdings auch noch nach anderen Kriterien geordnet werden. In diesem Fall wird jeweils eine neue Klasse programmiert, die Comparator implementiert.</text:span></text:p>
      <text:p text:style-name="P26"><text:a xlink:type="simple" xlink:href="http://java.sun.com/javase/6/docs/api/java/lang/Comparable.html"><text:span text:style-name="T31">Comparable</text:span></text:a><text:span text:style-name="T6"> definiert eine Methode </text:span><text:span text:style-name="T3">int compareTo(Object o)</text:span><text:span text:style-name="T6">: Sie gibt 0 zurück, wenn das Objekt o dem Objekt gleicht, bei dem die Methode aufgerufen wurde; ein negativer Wert, wenn o kleiner ist; ein positiver Wert, wenn o grösser ist. Darüberhinaus müssen noch weitere Eigenschaften gelten. Lesen Sie sich bitte dazu den Javadoc-Kommentar von Comparable genau durch. String zum Beispiel implementiert Comparable.</text:span></text:p>
      <text:p text:style-name="P26"><text:a xlink:type="simple" xlink:href="http://java.sun.com/javase/6/docs/api/java/util/Comparator.html"><text:span text:style-name="T31">Comparator</text:span></text:a><text:span text:style-name="T6"> definiert eine Methode </text:span><text:span text:style-name="T3">int compareTo(Object o1, Object o2)</text:span><text:span text:style-name="T6">. Sie hat praktisch das gleiche Verhalten wie bei Comparable - der erste Parameter stellt lediglich das erste zu vergleichende Objekt dar.</text:span></text:p>
      <text:p text:style-name="P26"><text:span text:style-name="T6">Zum Beispiel könnten die "normale" Ordnung bei Personen die lexikographische Ordnung von Nach- gefolgt von Vorname sein. "Christian Pape" ist dann kleiner als "Max Zorn" (da "P" &lt; "Z"). Eine Softwareanwendung könnte Personen aber vielleicht auch nach Geburtstagen chronologisch ordnen wollen. Dazu müsste dann eine separate Klasse </text:span><text:span text:style-name="T3">PersonGeburtstagsComparator</text:span><text:span text:style-name="T6"> implementiert werden.</text:span></text:p>
      <text:p text:style-name="P26"><text:span text:style-name="T6">Chemische Elemente werden bei Strukturformeln (H</text:span><text:span text:style-name="T23">2</text:span><text:span text:style-name="T10">O, NaCl) aufsteigend nach ihrer Elektronegativität sortiert. Implementieren Sie diese Ordnung jeweils als Comparable beim chemischen Element und einmal als Comparator.</text:span></text:p>
      <text:p text:style-name="P26"><text:span text:style-name="T10">Testen Sie Ihre Implementierung auch mit </text:span><text:span text:style-name="T19">Arrays.sort()</text:span><text:span text:style-name="T10">, um eine Feld von chemischen Elementen zu sortieren.</text:span></text:p>
      <text:p text:style-name="P22">Eine andere Anordnung chemische Elemente ist das Hill-System:</text:p>
      <text:p text:style-name="P34">Bei Kohlenstoffverbindungen werden zuerst C dann (falls vorhanden) H <text:soft-page-break/>und die nachfolgenden Elemente lexikographisch sortiert hingeschrieben.</text:p>
      <text:p text:style-name="P34">Wenn kein Kohlenstoff vorkommt, werden alle Elemente (auch H) lexikographisch angeordnet.</text:p>
      <text:p text:style-name="P22">Also ClNa statt NaCl.</text:p>
      <text:p text:style-name="P22">Achten Sie darauf, dass Gross- und Kleinschreibung ignoriert wird. Sehen Sie sich dazu Methoden von String genauer an. Kann diese Ordnung als Comparable oder Comparator zweier chemischen Elemente implementiert werden, um zum Beispiel ein Feld mit chemischen Elementen entsprechend zu sortieren?</text:p>
      <text:p text:style-name="P26"><text:a xlink:type="simple" xlink:href="http://www.home.hs-karlsruhe.de/~pach0003/informatik_1/aufgaben/doc/de/hska/java/aufgaben/interfaces/ChemischesElementComparator.html"><text:span text:style-name="T33">Lösung Comparator</text:span></text:a><text:span text:style-name="T10"> und </text:span><text:a xlink:type="simple" xlink:href="http://www.home.hs-karlsruhe.de/~pach0003/informatik_1/aufgaben/doc/de/hska/java/aufgaben/objekte/ChemischesElement.html#compareTo(java.lang.Object)"><text:span text:style-name="T33">Lösung Comparable</text:span></text:a></text:p>
      <text:p text:style-name="P16">Implementieren Sie einen abstrakten Datentyp für komplexe Zahlen</text:p>
      <text:p text:style-name="P22">Schwierigkeit 2</text:p>
      <text:p text:style-name="P26"><text:span text:style-name="T10">Eine komplexe Zahl ist durch einen Realteil a und Imaginärteil b gegeben. Komplexe Zahlen werden meist in der Form </text:span><text:span text:style-name="T19">a + i*b</text:span><text:span text:style-name="T10"> angegeben. </text:span><text:span text:style-name="T19">i</text:span><text:span text:style-name="T10"> ist eine imaginäre Zahl mit </text:span><text:span text:style-name="T19">i</text:span><text:span text:style-name="T22">2</text:span><text:span text:style-name="T19"> := -1</text:span><text:span text:style-name="T10">.</text:span></text:p>
      <text:p text:style-name="P26"><text:span text:style-name="T10">Mit komplexen Zahlen lassen sich für alle reelwertigen Polynome Nullstellen finden. Zum Beispiel ist </text:span><text:span text:style-name="T19">i (= 0 + i*1)</text:span><text:span text:style-name="T10"> und </text:span><text:span text:style-name="T19">-i</text:span><text:span text:style-name="T10"> Nullstelle von </text:span><text:span text:style-name="T19">x</text:span><text:span text:style-name="T22">2</text:span><text:span text:style-name="T19">+1</text:span><text:span text:style-name="T10">.</text:span></text:p>
      <text:p text:style-name="P26"><text:span text:style-name="T10">Das Symbol + verhält sich wie eine normale Addition: es ist streng genommen aber nur ein Trennsymbol, kein Operator. Zwei komplexe Zahlen </text:span><text:span text:style-name="T19">a</text:span><text:span text:style-name="T27">1</text:span><text:span text:style-name="T19"> + ib</text:span><text:span text:style-name="T27">1</text:span><text:span text:style-name="T10"> und </text:span><text:span text:style-name="T19">a</text:span><text:span text:style-name="T27">2</text:span><text:span text:style-name="T19"> + ib</text:span><text:span text:style-name="T27">2</text:span><text:span text:style-name="T10"> werden wie folgt addiert und multipliziert:</text:span></text:p>
      <text:p text:style-name="P32"><text:span text:style-name="T19">(a</text:span><text:span text:style-name="T27">1</text:span><text:span text:style-name="T19"> + ib</text:span><text:span text:style-name="T27">1</text:span><text:span text:style-name="T19">) + (a</text:span><text:span text:style-name="T27">2</text:span><text:span text:style-name="T19"> + ib</text:span><text:span text:style-name="T27">2</text:span><text:span text:style-name="T19">) := a</text:span><text:span text:style-name="T27">1</text:span><text:span text:style-name="T19"> + a</text:span><text:span text:style-name="T27">2</text:span><text:span text:style-name="T19"> + i(b</text:span><text:span text:style-name="T27">1</text:span><text:span text:style-name="T19"> + b</text:span><text:span text:style-name="T27">2</text:span><text:span text:style-name="T19">)</text:span></text:p>
      <text:p text:style-name="P32"><text:span text:style-name="T19">(a</text:span><text:span text:style-name="T27">1</text:span><text:span text:style-name="T19"> + ib</text:span><text:span text:style-name="T27">1</text:span><text:span text:style-name="T19">) * (a</text:span><text:span text:style-name="T27">2</text:span><text:span text:style-name="T19"> + ib</text:span><text:span text:style-name="T27">2</text:span><text:span text:style-name="T19">) := a</text:span><text:span text:style-name="T27">1</text:span><text:span text:style-name="T19">a</text:span><text:span text:style-name="T27">2</text:span><text:span text:style-name="T19"> - b</text:span><text:span text:style-name="T27">1</text:span><text:span text:style-name="T19">b</text:span><text:span text:style-name="T27">2</text:span><text:span text:style-name="T19"> + i (a</text:span><text:span text:style-name="T27">1</text:span><text:span text:style-name="T19">b</text:span><text:span text:style-name="T27">2</text:span><text:span text:style-name="T19"> + b</text:span><text:span text:style-name="T27">1</text:span><text:span text:style-name="T19">a</text:span><text:span text:style-name="T27">2</text:span><text:span text:style-name="T19">)</text:span></text:p>
      <text:p text:style-name="P22"/>
      <text:p text:style-name="P26"><text:span text:style-name="T10">Implementieren Sie </text:span><text:a xlink:type="simple" xlink:href="http://www.home.hs-karlsruhe.de/~pach0003/informatik_1/aufgaben/KomplexeZahl.java"><text:span text:style-name="T33">diesen abstrakten Datentyp für komplexe Zahlen (UTF-8)</text:span></text:a><text:span text:style-name="T10">:</text:span></text:p>
      <text:p text:style-name="P11">public interface KomplexeZahl {</text:p>
      <text:p text:style-name="P11"/>
      <text:p text:style-name="P11"><text:tab/>public double getRealteil();</text:p>
      <text:p text:style-name="P11"><text:soft-page-break/><text:tab/></text:p>
      <text:p text:style-name="P11"><text:tab/>public double getImaginaerteil();</text:p>
      <text:p text:style-name="P11"/>
      <text:p text:style-name="P11"><text:tab/>public KomplexeZahl addieren(KomplexeZahl zahl);</text:p>
      <text:p text:style-name="P11"/>
      <text:p text:style-name="P11"><text:tab/>public KomplexeZahl multiplizieren(KomplexeZahl zahl);</text:p>
      <text:p text:style-name="P11">}</text:p>
      <text:p text:style-name="P22">Lesen Sie sich vorher genau die Javadoc der Datei durch.</text:p>
      <text:p text:style-name="P26"><text:a xlink:type="simple" xlink:href="http://www.home.hs-karlsruhe.de/~pach0003/informatik_1/aufgaben/doc/de/hska/java/aufgaben/interfaces/KomplexeZahlKartesisch.html"><text:span text:style-name="T33">Lösung</text:span></text:a></text:p>
      <text:p text:style-name="P16">Implementieren Sie einen abstrakten Datentyp für kartesische Koordinaten</text:p>
      <text:p text:style-name="P22">Schwierigkeit 3</text:p>
      <text:p text:style-name="P26"><text:span text:style-name="T10">Implementieren Sie diesen abstrakten Datentyp </text:span><text:a xlink:type="simple" xlink:href="http://www.home.hs-karlsruhe.de/~pach0003/informatik_1/aufgaben/Punkt.java"><text:span text:style-name="T33">eines Punktes</text:span></text:a><text:span text:style-name="T10"> (x, y) im zwei-dimensionalen Raum mit kartesischen Koordinaten. Ihre Implementierung muß einen Konstruktor besitzen, mit dem ein Punkt (x, y) erzeugt werden kann.</text:span></text:p>
      <text:p text:style-name="P26"><text:span text:style-name="T10">Der euklidische Abstand zweier Punkte (x1, y1) und (x2, y2) ist definiert als die Quadrtwurzel von (x1 − x2)</text:span><text:span text:style-name="T8">2</text:span><text:span text:style-name="T10"> + (y1 − y2)</text:span><text:span text:style-name="T8">2</text:span><text:span text:style-name="T10">.</text:span></text:p>
      <text:p text:style-name="P22">Hinweis: Math.sqrt(double) berechnet die Quadratwurzel eines double-Wertes.</text:p>
      <text:p text:style-name="P26"><text:a xlink:type="simple" xlink:href="http://www.home.hs-karlsruhe.de/~pach0003/informatik_1/aufgaben/doc/de/hska/java/aufgaben/interfaces/PunktKartesisch.html"><text:span text:style-name="T33">Lösung</text:span></text:a></text:p>
      <text:p text:style-name="P16">Implementieren Sie einen abstrakten Datentyp für beliebig große Dezimalzahlen</text:p>
      <text:p text:style-name="P26"><text:span text:style-name="T10">Geben sei ein abstrakter Datentyp </text:span><text:a xlink:type="simple" xlink:href="http://www.home.hs-karlsruhe.de/~pach0003/informatik_1/aufgaben/Dezimalzahl.java"><text:span text:style-name="T33">Dezimalzahl.java</text:span></text:a><text:span text:style-name="T10"> mit dem beliebig große Dezimalzahlen repräsentiert werden können (nur ganze positive Zahlen). Dieser hat unter anderem Methoden zum Addieren und Multiplizieren.</text:span></text:p>
      <text:p text:style-name="P22">Implementieren Sie diesen abstrakten Datentyp mit Hilfe eines Feldes. Nehmen Sie zur Vereinfachung eine feste Feldlänge etwa 1000 an.</text:p>
      <text:p text:style-name="P26"><text:soft-page-break/><text:a xlink:type="simple" xlink:href="http://www.home.hs-karlsruhe.de/~pach0003/informatik_1/aufgaben/doc/de/hska/java/aufgaben/interfaces/DezimalzahlArray.html"><text:span text:style-name="T33">Lösung</text:span></text:a></text:p>
      <text:p text:style-name="P31"><text:span text:style-name="T42">Sonstiges:</text:span></text:p>
      <text:p text:style-name="P21"><text:span text:style-name="T44">Implementieren Sie das Periodensystem chemischer Elemente mit Laden der Daten aus einer Textdatei</text:span></text:p>
      <text:p text:style-name="P19">Schwierigkeit 2</text:p>
      <text:p text:style-name="P26"><text:span text:style-name="T4">Sie sollte zuvor die Aufgabe zu </text:span><text:a xlink:type="simple" xlink:href="http://www.home.hs-karlsruhe.de/~pach0003/informatik_1/aufgaben/objekt_orientierung.html#chemisches_element"><text:span text:style-name="T32">Chemischen Elementen</text:span></text:a><text:span text:style-name="T4"> gelöst haben, um die Java-Klasse hier wiederzuverwenden</text:span></text:p>
      <text:p text:style-name="P19">Die chemischen Elemente sind im Periodensystem in einer Matrix angeordnet: In den Zeilen (Perioden von 1 bis 7) sind alle Elemente mit der gleichen Anzahl Schalen in der Elektronenhülle besitzen. Die Spalten ordnen die Elemente nach Gruppen (1 bis 18). Alle Elemente einer Gruppe haben ähnliche chemische Eigenschaften.</text:p>
      <text:p text:style-name="P26"><text:span text:style-name="T4">Entwerfen Sie eine Java-Klasse </text:span><text:span text:style-name="T2">Periodensystem</text:span><text:span text:style-name="T4"> das eine Methode enthält, die zu einer Periode und Gruppe das entsprechende chemische Element zurückgibt. Bei den Lanthanoiden und Actinoide soll nur das erste Elemente dieser Gruppe zurückgegeben werden (die Textdatei s.u. enthält nur das erste Element).</text:span></text:p>
      <text:p text:style-name="P26"><text:span text:style-name="T4">Das Periodensystem existiert nur einmal in der Realität. Deswegen soll es von Ihre Klasse nur ein Objekt geben. Die Klasse implementiert also eine Menge bestehend aus einem Element, im Englischen </text:span><text:span text:style-name="T5">Singleton</text:span><text:span text:style-name="T6"> genannt. Jeder Konstruktor Ihrer Klasse muss private sein. Das einzelne Objekt soll mit einer statischen Methode zurückgegeben werden.</text:span></text:p>
      <text:p text:style-name="P26"><text:span text:style-name="T6">Die Daten des Periodensystems sollen von einer Textdatei eingelesen werden. Die </text:span><text:a xlink:type="simple" xlink:href="http://www.home.hs-karlsruhe.de/~pach0003/informatik_1/aufgaben/periodensystem.csv"><text:span text:style-name="T31">Datei "periodensystem.csv"</text:span></text:a><text:span text:style-name="T6"> muss im Wurzelverzeichnis des Projektordners sein (nicht in einem Paket der Klassen) - ansonsten wird es nicht gefunden. Die Daten stammen aus der englischsprachigen Wikipedia. Die Datei ist in UTF-8 Format (nur ASCII Zeichen). Falls Ihre JVM auf einem System läuft, dass eine nicht zu UTF-8 kompatibles Textformat verwendet, müssen Sie die Datei gegebenenfalls vorher konvertieren oder die Zeichensatzcodierung des Texteditors Ihrer Entwicklungsumgebung umstellen.</text:span></text:p>
      <text:p text:style-name="P20"><text:soft-page-break/>Benutzten Sie FileReader und BufferedReader, um die Textdaten zeilenweise einzulesen. Verwenden Sie try-catch-finally, um Ein- und Ausgabefehler zu fangen. Achten Sie darauf, dass die Datei auch im Fehlerfall immer geschlossen wird.</text:p>
      <text:p text:style-name="P20">Die Daten der Datei sind zeilenweise angegeben, die Werte pro Element sind durch Komma separiert (CSV, comma separeted values). Sie konnen split() von String verwenden, um an die einzelnen Werte zu gelangen.</text:p>
      <text:p text:style-name="P26"><text:a xlink:type="simple" xlink:href="http://www.home.hs-karlsruhe.de/~pach0003/informatik_1/aufgaben/doc/de/hska/java/aufgaben/sonstiges/Periodensystem.html"><text:span text:style-name="T31">Lösung</text:span></text:a></text:p>
      <text:p text:style-name="P15">Wandeln Sie Hexadezimalziffern auf unterschiedliche Weise in ihren Dezimalwert um und vergleichen Sie die Ausführungszeiten</text:p>
      <text:p text:style-name="P20">Schwierigkeit 2</text:p>
      <text:p text:style-name="P20">Ziel dieser Aufgabe ist es, die Ausführungsgeschwindigkeit einfacher Java-Berechnungen mit Hilfe von if-else, switch und einer Wertetabelle zu vergleichen.</text:p>
      <text:p text:style-name="P20"/>
      <text:p text:style-name="P26"><text:span text:style-name="T6">Gegeben sei ein Interface </text:span><text:span text:style-name="T3">HexadezimalZiffer</text:span><text:span text:style-name="T6">, welches eine Hexadezimalziffer abstrahiert. Das Interface hat zwei Methoden:</text:span></text:p>
      <text:p text:style-name="P32"><text:span text:style-name="T3">public void setZiffer(char ziffer)</text:span><text:span text:style-name="T6">: setzt die Ziffer auf den neuen Wert </text:span><text:span text:style-name="T3">ziffer</text:span><text:span text:style-name="T6">, dieser muss '0'-'9', 'a'-'f' oder 'A'-'F' sein.</text:span></text:p>
      <text:p text:style-name="P32"><text:span text:style-name="T3">public int getDezimalWert()</text:span><text:span text:style-name="T6">: gibt den zugehörigen Dezimalwert der Hexadezimalziffer zurück, also ein Wert von 0 bis 15. Gross-/Kleinschreibung von 'A'-'F' soll ignoriert werden. Falls die Ziffer keine korrekte Hexadezimalziffer ist, soll -1 zurückgegeben werden.</text:span></text:p>
      <text:p text:style-name="P20"/>
      <text:p text:style-name="P20">Implementieren Sie drei verschiedene Varianten dieses Java-Interfaces: die Methoden getDezimalWert() soll</text:p>
      <text:p text:style-name="P37">mit if-else berechnet werden,</text:p>
      <text:p text:style-name="P37"><text:soft-page-break/>mit einem switch und</text:p>
      <text:p text:style-name="P37">mit einer Wertetabelle (ein int Feld, dass die Ziffer (char-Wert können wie int-Werte verwendet werden) als Index bekommt und den zugehörigen Dezimalwert als Feldelement enthält).</text:p>
      <text:p text:style-name="P20"/>
      <text:p text:style-name="P20">Die getDezimalWert()-Methode sollte für eine Ziffer immer wieder den Wert neu berechnen. Die Wertetabelle sollte statisch sein. Da in Java nur 16 Bit für Unicodes verwendet werden, brauch die Tabelle nur 65536 Werte enthalten: alle bis auf die gültigen Ziffer sind -1. Dieses Feld kann im static-Initializer der Klasse einmal berechnet werden. Versuchen Sie alle drei Implementierung möglichst effzient zu programmieren, aber ohne das die Lesbarkeit leidet.</text:p>
      <text:p text:style-name="P20">Implementieren Sie eine Java-Klasse, mit der Sie die durchschnittliche Ausführungszeit der drei Implementierungen von getDezimalWert() messen. Verwenden Sie dazu System.nanoTime(). Achten Sie darauf, die Methoden möglichst oft mit unterschiedlichen Ziffern aufzurufen, um einen guten Durchschnittswert zu bekommen. Vergleichen Sie die Ergebnisse. Welche Implementierung ist schneller und warum?</text:p>
      <text:p text:style-name="P20">Sie könnten Vererbung und abstrakte Klassen verwenden, um den Implementierungsaufwand gering zu halten. Zum Beispiel sind alle Testfälle gleich und können in einer JUnit-Testklasse gehalten werden und über Vererbung an die drei Varianten weitergegeben werden.</text:p>
      <text:p text:style-name="P26"><text:a xlink:type="simple" xlink:href="http://www.home.hs-karlsruhe.de/~pach0003/informatik_1/aufgaben/doc/de/hska/java/aufgaben/sonstiges/HexadezimalZifferZeitmessung.html"><text:span text:style-name="T31">Lösung</text:span></text:a></text:p>
      <text:p text:style-name="P28"><text:a xlink:type="simple" xlink:href="http://www.home.hs-karlsruhe.de/~pach0003/informatik_1/aufgaben/doc/de/hska/java/aufgaben/sonstiges/HexadezimalZifferZeitmessung.html"><text:span text:style-name="T60">Schildkrötengrafik:</text:span></text:a></text:p>
      <text:p text:style-name="P26"><text:a xlink:type="simple" xlink:href="http://www.home.hs-karlsruhe.de/~pach0003/informatik_1/aufgaben/doc/de/hska/java/aufgaben/sonstiges/HexadezimalZifferZeitmessung.html"><text:span text:style-name="T16">Schildkrötengrafik</text:span></text:a></text:p>
      <text:p text:style-name="P19">Bei Schildkrötengrafik (turtle graphics) wird ein Zeichenstift (die Schildkröte) programmgesteuert über eine Zeichenfläche bewegt. Die Schildkröte schaut in eine bestimmte Richtung und hat unter anderem folgendes Verhalten:</text:p>
      <text:p text:style-name="P36">Um einen Winkel gegen den Uhrzeigersinn drehen.</text:p>
      <text:p text:style-name="P36">Eine vorgegebenen Strecke zu laufen. Dabei wird eine Gerade gezeichnet.</text:p>
      <text:p text:style-name="P36">Zu einer Koordinate laufen ohne zu zeichnen.</text:p>
      <text:p text:style-name="P36">Zu einer Koordinate laufen und dabei eine Gerade zeichnen.</text:p>
      <text:p text:style-name="P3">Die initiale Richtung einer Schildkröte ist Osten (rechts).</text:p>
      <text:p text:style-name="P3"/>
      <text:p text:style-name="P3">Das folgende Programm steuert eine Schildkröte so, dass es ein Dreick zeichnet.</text:p>
      <text:p text:style-name="P6">SchildkroetenGrafik schildkroetenGrafik = new SchildkroetenGrafik("X", 640, 480);</text:p>
      <text:p text:style-name="P6">Schildkroete schildkroete = schildkroetenGrafik.createSchildkroete();</text:p>
      <text:p text:style-name="P6"/>
      <text:p text:style-name="P6">schildkroete.positionieren(300, 100);</text:p>
      <text:p text:style-name="P6">schildkroete.laufen(100);</text:p>
      <text:p text:style-name="P6">schildkroete.drehen(-135);</text:p>
      <text:p text:style-name="P6">schildkroete.laufen(80);</text:p>
      <text:p text:style-name="P6">schildkroete.geheZu(300, 100);</text:p>
      <text:p text:style-name="P6"/>
      <text:p text:style-name="P6">schildkroete.warten(); // wartet bis das Fenster geschlossen wird</text:p>
      <text:p text:style-name="P19">Die folgenden Aufgaben werden schrittweise schwieriger. Auf eine Einstufung habe ich verzichtet.</text:p>
      <text:p text:style-name="P26"><text:span text:style-name="T4">Laden Sie sich zum Lösen der Aufgaben die </text:span><text:a xlink:type="simple" xlink:href="http://www.home.hs-karlsruhe.de/~pach0003/informatik_1/aufgaben/turtle.zip"><text:span text:style-name="T32">Klassen für die Schildkrötengrafik</text:span></text:a><text:span text:style-name="T4"> herunter (UTF-8).</text:span></text:p>
      <text:p text:style-name="P14">Das Haus vom Nikolaus zeichnen</text:p>
      <text:p text:style-name="P19"/>
      <text:p text:style-name="P26"><text:a xlink:type="simple" xlink:href="http://www.home.hs-karlsruhe.de/~pach0003/informatik_1/aufgaben/doc/de/hska/java/aufgaben/schildkroete/ZeichneDasHausVomNikolaus.html"><text:span text:style-name="T29">Lösung</text:span></text:a></text:p>
      <text:p text:style-name="P14"><text:soft-page-break/>Quadrat zeichnen</text:p>
      <text:p text:style-name="P19">Zeichnen Sie ein Quadrat. Verwenden Sie eine Schleife.</text:p>
      <text:p text:style-name="P19"/>
      <text:p text:style-name="P26"><text:a xlink:type="simple" xlink:href="http://www.home.hs-karlsruhe.de/~pach0003/informatik_1/aufgaben/doc/de/hska/java/aufgaben/schildkroete/ZeichneQuadrat.html"><text:span text:style-name="T32">Lösung</text:span></text:a></text:p>
      <text:p text:style-name="P14">Kreis zeichnen</text:p>
      <text:p text:style-name="P19">Zeichnen Sie mit der Schildkröte einen Kreis. Drehen Sie dabei die Schildkröte immer um ein Grad und gehen einen Schritt nach vorn.</text:p>
      <text:p text:style-name="P19"/>
      <text:p text:style-name="P26"><text:a xlink:type="simple" xlink:href="http://www.home.hs-karlsruhe.de/~pach0003/informatik_1/aufgaben/doc/de/hska/java/aufgaben/schildkroete/ZeichneKreis.html"><text:span text:style-name="T32">Lösung</text:span></text:a></text:p>
      <text:p text:style-name="P14">n-Eck zeichnen</text:p>
      <text:p text:style-name="P19">Zeichnen Sie mit der Schildkröte ein n-Eck. Schreiben Sie dazu eine Methode, bei der n als Parameter übergeben wird. Zeichnen Sie ein 3-, 6-, und ein 9-Eck nebeneinander.</text:p>
      <text:p text:style-name="P19"/>
      <text:p text:style-name="P26"><text:a xlink:type="simple" xlink:href="http://www.home.hs-karlsruhe.de/~pach0003/informatik_1/aufgaben/doc/de/hska/java/aufgaben/schildkroete/ZeichneNEck.html"><text:span text:style-name="T32">Lösung</text:span></text:a></text:p>
      <text:p text:style-name="P14">Kochkurve zeichnen</text:p>
      <text:p text:style-name="P19">Die Kochkurve ist rekursiv definiert. Ausgehend von einer Strecke, wird diese Strecke in vier weiteren Strecken unterteilt. Jede der neuen Strecken hat 1/3 der Länge der ursprünglichen Strecke. Siehe folgende Abbildung:</text:p>
      <text:p text:style-name="P19"/>
      <text:p text:style-name="P19">Wenn diese Regel unendlich oft angewendet wird, entsteht folgende eindimensionale Kurve mit unendlicher Länge:</text:p>
      <text:p text:style-name="P19"/>
      <text:p text:style-name="P19"><text:soft-page-break/>Implementieren Sie eine rekursive Methode, um mit einer Schildkröte die Kochkurve zu zeichnen. Falls die Kantenlänge kleiner als ein Bildpunkt ist, kann die Rekursion abgebrochen werden.</text:p>
      <text:p text:style-name="P19">Nebenbemerkung: Eine Kurve ist in der Mathematik geschlossen. Die Startkonfiguration der Kochkurve ist ein Quadrat. Wird die Regel auf alle Kanten des Quadrats angewendet, dann entsteht eine unendlich lange eindimensionale Kurve.</text:p>
      <text:p text:style-name="P26"><text:a xlink:type="simple" xlink:href="http://www.home.hs-karlsruhe.de/~pach0003/informatik_1/aufgaben/doc/de/hska/java/aufgaben/schildkroete/ZeichneKochkurve.html"><text:span text:style-name="T32">Lösung</text:span></text:a></text:p>
      <text:p text:style-name="P14">Drachenkurve zeichnen</text:p>
      <text:p text:style-name="P19">Auch die Drachenkurve ist rekursiv definiert. Die Drachenkurve 0-ter Ordnung besteht aus einer Strecke. Die Drachenkurve 1-ter Ordnung aus einer Strecke, einer Rechtsdrehung um 90 Grad (der Drehwinkel), und wieder einer Strecke. Die Streckenlänge ist konstant. Die Drachenkurve n-ter Ordnung erhält man wie folgt:</text:p>
      <text:p text:style-name="P36">Zeichne eine Drachenkurve (n-1)-ter Ordnung mit 90 Grad Rechtsdrehung</text:p>
      <text:p text:style-name="P36">Drehe um den Drehwinkel herum</text:p>
      <text:p text:style-name="P33"><text:span text:style-name="T4">Zeichne eine Drachenkurve (n-1)-ter Ordnung mit 90 Grad </text:span><text:span text:style-name="T5">Linksdrehung</text:span><text:span text:style-name="T6">.</text:span></text:p>
      <text:p text:style-name="P20"/>
      <text:p text:style-name="P20">Die Drachenkurve zwölfter Ordnung:</text:p>
      <text:p text:style-name="P20"/>
      <text:p text:style-name="P20">Implementieren Sie eine rekursive Methode, um mit einer Schildkröte die Drachenkurve zu zeichnen. Die gewünschte Ordnung soll dabei als Parameter angegeben werden. Ebenso die Drehrichtung (1, -1). Die Rekursion bricht bei Ordnung 0 ab und zeichnet eine Strecke mit einer festen Längen (z.B. 5).</text:p>
      <text:p text:style-name="P26"><text:a xlink:type="simple" xlink:href="http://www.home.hs-karlsruhe.de/~pach0003/informatik_1/aufgaben/doc/de/hska/java/aufgaben/schildkroete/ZeichneDrachenkurve.html"><text:span text:style-name="T31">Lösu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Roman" svg:font-family="Times-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uido Rau</meta:initial-creator>
    <meta:creation-date>2009-06-03T21:51:04</meta:creation-date>
    <meta:document-statistic meta:table-count="6" meta:image-count="0" meta:object-count="0" meta:page-count="60" meta:paragraph-count="848" meta:word-count="10609" meta:character-count="71088"/>
    <dc:date>2009-06-03T22:15:08</dc:date>
    <dc:creator>Guido Rau</dc:creator>
    <meta:editing-duration>PT00H08M54S</meta:editing-duration>
    <meta:editing-cycles>1</meta:editing-cycles>
    <meta:generator>OpenOffice.org/3.0$Unix OpenOffice.org_project/300m15$Build-9379</meta:generator>
    <meta:user-defined meta:name="Info 1"/>
    <meta:user-defined meta:name="Info 2"/>
    <meta:user-defined meta:name="Info 3"/>
    <meta:user-defined meta:name="Info 4"/>
  </office:meta>
</office:document-meta>
</file>